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1.535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64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1.455cm"/>
    </style:style>
    <style:style style:name="co11" style:family="table-column">
      <style:table-column-properties fo:break-before="auto" style:column-width="1.2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0.741cm"/>
    </style:style>
    <style:style style:name="co14" style:family="table-column">
      <style:table-column-properties fo:break-before="auto" style:column-width="0.873cm"/>
    </style:style>
    <style:style style:name="co15" style:family="table-column">
      <style:table-column-properties fo:break-before="auto" style:column-width="1.032cm"/>
    </style:style>
    <style:style style:name="co16" style:family="table-column">
      <style:table-column-properties fo:break-before="auto" style:column-width="0.926cm"/>
    </style:style>
    <style:style style:name="co17" style:family="table-column">
      <style:table-column-properties fo:break-before="auto" style:column-width="0.847cm"/>
    </style:style>
    <style:style style:name="co18" style:family="table-column">
      <style:table-column-properties fo:break-before="auto" style:column-width="0.979cm"/>
    </style:style>
    <style:style style:name="co19" style:family="table-column">
      <style:table-column-properties fo:break-before="auto" style:column-width="1.138cm"/>
    </style:style>
    <style:style style:name="co20" style:family="table-column">
      <style:table-column-properties fo:break-before="auto" style:column-width="0.582cm"/>
    </style:style>
    <style:style style:name="co21" style:family="table-column">
      <style:table-column-properties fo:break-before="auto" style:column-width="1.508cm"/>
    </style:style>
    <style:style style:name="co22" style:family="table-column">
      <style:table-column-properties fo:break-before="auto" style:column-width="1.879cm"/>
    </style:style>
    <style:style style:name="co23" style:family="table-column">
      <style:table-column-properties fo:break-before="auto" style:column-width="17.81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2.99cm"/>
    </style:style>
    <style:style style:name="co26" style:family="table-column">
      <style:table-column-properties fo:break-before="auto" style:column-width="2.858cm"/>
    </style:style>
    <style:style style:name="co27" style:family="table-column">
      <style:table-column-properties fo:break-before="auto" style:column-width="2.778cm"/>
    </style:style>
    <style:style style:name="co28" style:family="table-column">
      <style:table-column-properties fo:break-before="auto" style:column-width="3.784cm"/>
    </style:style>
    <style:style style:name="co29" style:family="table-column">
      <style:table-column-properties fo:break-before="auto" style:column-width="1.931cm"/>
    </style:style>
    <style:style style:name="co30" style:family="table-column">
      <style:table-column-properties fo:break-before="auto" style:column-width="2.672cm"/>
    </style:style>
    <style:style style:name="co31" style:family="table-column">
      <style:table-column-properties fo:break-before="auto" style:column-width="3.678cm"/>
    </style:style>
    <style:style style:name="co32" style:family="table-column">
      <style:table-column-properties fo:break-before="auto" style:column-width="11.01cm"/>
    </style:style>
    <style:style style:name="co33" style:family="table-column">
      <style:table-column-properties fo:break-before="auto" style:column-width="2.937cm"/>
    </style:style>
    <style:style style:name="co34" style:family="table-column">
      <style:table-column-properties fo:break-before="auto" style:column-width="3.016cm"/>
    </style:style>
    <style:style style:name="co35" style:family="table-column">
      <style:table-column-properties fo:break-before="auto" style:column-width="3.228cm"/>
    </style:style>
    <style:style style:name="co36" style:family="table-column">
      <style:table-column-properties fo:break-before="auto" style:column-width="1.429cm"/>
    </style:style>
    <style:style style:name="co37" style:family="table-column">
      <style:table-column-properties fo:break-before="auto" style:column-width="1.111cm"/>
    </style:style>
    <style:style style:name="co38" style:family="table-column">
      <style:table-column-properties fo:break-before="auto" style:column-width="1.376cm"/>
    </style:style>
    <style:style style:name="co39" style:family="table-column">
      <style:table-column-properties fo:break-before="auto" style:column-width="0.794cm"/>
    </style:style>
    <style:style style:name="co40" style:family="table-column">
      <style:table-column-properties fo:break-before="auto" style:column-width="1.667cm"/>
    </style:style>
    <style:style style:name="co41" style:family="table-column">
      <style:table-column-properties fo:break-before="auto" style:column-width="11.749cm"/>
    </style:style>
    <style:style style:name="co42" style:family="table-column">
      <style:table-column-properties fo:break-before="auto" style:column-width="2.328cm"/>
    </style:style>
    <style:style style:name="co43" style:family="table-column">
      <style:table-column-properties fo:break-before="auto" style:column-width="1.244cm"/>
    </style:style>
    <style:style style:name="co44" style:family="table-column">
      <style:table-column-properties fo:break-before="auto" style:column-width="1.058cm"/>
    </style:style>
    <style:style style:name="co45" style:family="table-column">
      <style:table-column-properties fo:break-before="auto" style:column-width="3.096cm"/>
    </style:style>
    <style:style style:name="co46" style:family="table-column">
      <style:table-column-properties fo:break-before="auto" style:column-width="2.963cm"/>
    </style:style>
    <style:style style:name="co47" style:family="table-column">
      <style:table-column-properties fo:break-before="auto" style:column-width="1.588cm"/>
    </style:style>
    <style:style style:name="co48" style:family="table-column">
      <style:table-column-properties fo:break-before="auto" style:column-width="3.704cm"/>
    </style:style>
    <style:style style:name="co49" style:family="table-column">
      <style:table-column-properties fo:break-before="auto" style:column-width="10.081cm"/>
    </style:style>
    <style:style style:name="co50" style:family="table-column">
      <style:table-column-properties fo:break-before="auto" style:column-width="3.916cm"/>
    </style:style>
    <style:style style:name="co51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35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84cm" fo:break-before="auto" style:use-optimal-row-height="false"/>
    </style:style>
    <style:style style:name="ro9" style:family="table-row">
      <style:table-row-properties style:row-height="1.632cm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MasterPage3">
      <style:table-properties table:display="true" style:writing-mode="lr-tb"/>
    </style:style>
    <style:style style:name="ta4" style:family="table" style:master-page-name="MasterPage4">
      <style:table-properties table:display="true" style:writing-mode="lr-tb"/>
    </style:style>
    <style:style style:name="ta5" style:family="table" style:master-page-name="MasterPage5">
      <style:table-properties table:display="true" style:writing-mode="lr-tb"/>
    </style:style>
    <style:style style:name="ta6" style:family="table" style:master-page-name="MasterPage6">
      <style:table-properties table:display="true" style:writing-mode="lr-tb"/>
    </style:style>
    <style:style style:name="ta7" style:family="table" style:master-page-name="MasterPage7">
      <style:table-properties table:display="true" style:writing-mode="lr-tb"/>
    </style:style>
    <style:style style:name="ta8" style:family="table" style:master-page-name="MasterPage8">
      <style:table-properties table:display="true" style:writing-mode="lr-tb"/>
    </style:style>
    <style:style style:name="ta9" style:family="table" style:master-page-name="MasterPage9">
      <style:table-properties table:display="true" style:writing-mode="lr-tb"/>
    </style:style>
    <style:style style:name="ta10" style:family="table" style:master-page-name="MasterPage10">
      <style:table-properties table:display="true" style:writing-mode="lr-tb"/>
    </style:style>
    <style:style style:name="ta11" style:family="table" style:master-page-name="MasterPage1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7" style:family="table-cell" style:parent-style-name="Default">
      <style:table-cell-properties fo:background-color="#cccccc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" style:family="table-cell" style:parent-style-name="Default">
      <style:table-cell-properties fo:border-bottom="none" fo:background-color="#cccccc" fo:border-left="none" fo:border-right="none" fo:border-top="0.74pt solid #000000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fo:background-color="#fff5ce" style:text-align-source="fix" style:repeat-content="fals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8" style:family="table-cell" style:parent-style-name="Default">
      <style:table-cell-properties fo:background-color="#fff5c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1" style:family="table-cell" style:parent-style-name="Default">
      <style:table-cell-properties fo:border-bottom="none" fo:background-color="#fff5ce" fo:border-left="none" fo:border-right="none" fo:border-top="0.74pt solid #000000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6" style:family="table-cell" style:parent-style-name="Default">
      <style:table-cell-properties fo:background-color="#dee6ef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9" style:family="table-cell" style:parent-style-name="Default">
      <style:table-cell-properties fo:background-color="#dee6ef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2" style:family="table-cell" style:parent-style-name="Default">
      <style:table-cell-properties fo:border-bottom="none" fo:background-color="#dee6ef" fo:border-left="none" fo:border-right="none" fo:border-top="0.74pt solid #000000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7" style:family="table-cell" style:parent-style-name="Default">
      <style:map style:condition="is-true-formula(ISEVEN(ROW()))" style:apply-style-name="" style:base-cell-address="items_equipment.A1"/>
    </style:style>
    <style:style style:name="ce14" style:family="table-cell" style:parent-style-name="Default">
      <style:table-cell-properties fo:background-color="#ffbfbf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items_equipment.A1"/>
    </style:style>
    <style:style style:name="ce29" style:family="table-cell" style:parent-style-name="Default">
      <style:map style:condition="is-true-formula(ISEVEN(ROW(())))" style:apply-style-name="" style:base-cell-address="items_equipment.W1"/>
    </style:style>
    <style:style style:name="ce30" style:family="table-cell" style:parent-style-name="Default">
      <style:table-cell-properties fo:background-color="#ffbfbf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())))" style:apply-style-name="" style:base-cell-address="items_equipment.W1"/>
    </style:style>
    <style:style style:name="ce13" style:family="table-cell" style:parent-style-name="Default">
      <style:table-cell-properties fo:background-color="#cccccc" fo:wrap-option="wrap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5" style:family="table-cell" style:parent-style-name="Default">
      <style:table-cell-properties fo:background-color="transparent" fo:wrap-option="wrap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6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7" style:family="table-cell" style:parent-style-name="Default" style:data-style-name="N4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8" style:family="table-cell" style:parent-style-name="Default">
      <style:table-cell-properties fo:background-color="#cccccc"/>
      <style:paragraph-properties style:writing-mode="page"/>
      <style:text-properties style:font-name="Liberation Serif" fo:font-size="10pt" fo:font-style="normal" fo:font-weight="normal" style:font-name-asian="Liberation Serif" style:font-size-asian="10pt" style:font-name-complex="Liberation Serif" style:font-size-complex="10pt"/>
    </style:style>
    <style:style style:name="ce19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0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auto-grow-height="false" draw:auto-grow-width="false" fo:wrap-option="no-wrap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/>
    </style:style>
    <style:style style:name="T1" style:family="text">
      <style:text-properties style:font-name="Liberation Sans1" fo:font-size="10pt" fo:language="en" fo:country="GB" style:text-underline-style="none" style:font-family-asian="'Microsoft YaHei'" style:font-size-asian="10pt" style:font-family-complex="'Lucida Sans'" style:font-size-complex="10pt"/>
    </style:style>
    <style:style style:name="T2" style:family="text">
      <style:text-properties fo:color="#0000ff" loext:opacity="100%" style:font-name="Liberation Sans1" fo:font-size="10pt" fo:language="en" fo:country="GB" style:text-underline-style="none" style:font-family-asian="'Microsoft YaHei'" style:font-size-asian="10pt" style:font-family-complex="'Lucida Sans'" style:font-size-complex="10pt"/>
    </style:style>
    <style:style style:name="T3" style:family="text">
      <style:text-properties fo:color="#ff0000" loext:opacity="100%" style:font-name="Liberation Sans1" fo:font-size="10pt" fo:language="en" fo:country="GB" style:text-underline-style="none" style:font-family-asian="'Microsoft YaHei'" style:font-size-asian="10pt" style:font-family-complex="'Lucida Sans'" style:font-size-complex="10pt"/>
    </style:style>
    <style:style style:name="T4" style:family="text">
      <style:text-properties fo:color="#008000" loext:opacity="100%" style:font-name="Liberation Sans1" fo:font-size="10pt" fo:language="en" fo:country="GB" style:text-underline-style="none" style:font-family-asian="'Microsoft YaHei'" style:font-size-asian="10pt" style:font-family-complex="'Lucida Sans'" style:font-size-complex="10pt"/>
    </style:style>
    <style:style style:name="T5" style:family="text">
      <style:text-properties fo:color="#800000" loext:opacity="100%" style:font-name="Liberation Sans1" fo:font-size="10pt" fo:language="en" fo:country="GB" style:text-underline-style="none" style:font-family-asian="'Microsoft YaHei'" style:font-size-asian="10pt" style:font-family-complex="'Lucida Sans'" style:font-size-complex="10pt"/>
    </style:style>
    <style:style style:name="T6" style:family="text">
      <style:text-properties style:font-name="F" fo:font-size="10pt" style:text-underline-style="none" style:text-underline-color="font-color"/>
    </style:style>
  </office:automatic-styles>
  <office:body>
    <office:spreadsheet>
      <table:table table:name="overlook" table:style-name="ta1">
        <table:shapes>
          <draw:frame draw:z-index="0" draw:name="Object_ch1" draw:style-name="gr1" svg:width="6.315cm" svg:height="3.816cm" svg:x="0.251cm" svg:y="1.569cm">
            <draw:object draw:notify-on-update-of-ranges="overlook.A2:overlook.C2 overlook.A3:overlook.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3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 table:number-columns-spanned="4" table:number-rows-spanned="1">
            <text:p><text:span text:style-name="T6">Items</text:span></text:p>
          </table:table-cell>
          <table:covered-table-cell table:number-columns-repeated="3"/>
          <table:table-cell table:style-name="ce5" office:value-type="string" calcext:value-type="string" table:number-columns-spanned="1" table:number-rows-spanned="2">
            <text:p><text:span text:style-name="T6">Enemies</text:span></text:p>
          </table:table-cell>
          <table:table-cell table:style-name="ce6" office:value-type="string" calcext:value-type="string" table:number-columns-spanned="1" table:number-rows-spanned="2">
            <text:p>Skill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span text:style-name="T6">Equipment</text:span></text:p>
          </table:table-cell>
          <table:table-cell table:style-name="ce7" office:value-type="string" calcext:value-type="string">
            <text:p><text:span text:style-name="T6">Consumable</text:span></text:p>
          </table:table-cell>
          <table:table-cell table:style-name="ce7" office:value-type="string" calcext:value-type="string">
            <text:p><text:span text:style-name="T6">Misc</text:span></text:p>
          </table:table-cell>
          <table:table-cell table:style-name="ce7" office:value-type="string" calcext:value-type="string">
            <text:p><text:span text:style-name="T6">Total items</text:span></text:p>
          </table:table-cell>
          <table:covered-table-cell table:style-name="ce8"/>
          <table:covered-table-cell table:style-name="ce9"/>
          <table:table-cell table:number-columns-repeated="1018"/>
        </table:table-row>
        <table:table-row table:style-name="ro1">
          <table:table-cell table:style-name="ce10" table:formula="of:=COUNTA([$items_equipment.$A$1:$items_equipment.$A$1048576])-1" office:value-type="float" office:value="81" calcext:value-type="float">
            <text:p>81</text:p>
          </table:table-cell>
          <table:table-cell table:style-name="ce10" table:formula="of:=COUNTA([$items_consumable.$A$1:$items_consumable.$A$1048576])-1" office:value-type="float" office:value="3" calcext:value-type="float">
            <text:p>3</text:p>
          </table:table-cell>
          <table:table-cell table:style-name="ce10" table:formula="of:=COUNTA([$items_misc.$A$1:$items_misc.$A$1048576])-1" office:value-type="float" office:value="4" calcext:value-type="float">
            <text:p>4</text:p>
          </table:table-cell>
          <table:table-cell table:style-name="ce10" table:formula="of:=SUM([.A3:.C3])" office:value-type="float" office:value="88" calcext:value-type="float">
            <text:p>88</text:p>
          </table:table-cell>
          <table:table-cell table:style-name="ce11" table:formula="of:=COUNTA([$enemies.$A$1:$enemies.$A$1048576])-1" office:value-type="float" office:value="20" calcext:value-type="float">
            <text:p>20</text:p>
          </table:table-cell>
          <table:table-cell table:style-name="ce12" table:formula="of:=COUNTA([$skills.$A$1:$skills.$A$1048576])-1"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tems_equipment" table:style-name="ta2">
        <table:table-header-columns>
          <table:table-column table:style-name="co3" table:default-cell-style-name="ce27"/>
        </table:table-header-columns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15" table:default-cell-style-name="ce27"/>
        <table:table-column table:style-name="co20" table:default-cell-style-name="ce29"/>
        <table:table-column table:style-name="co21" table:default-cell-style-name="ce27"/>
        <table:table-column table:style-name="co11" table:default-cell-style-name="Default"/>
        <table:table-column table:style-name="co22" table:default-cell-style-name="ce27"/>
        <table:table-column table:style-name="co23" table:default-cell-style-name="ce29"/>
        <table:table-column table:style-name="co1" table:number-columns-repeated="999" table:default-cell-style-name="ce29"/>
        <table:table-column table:style-name="co2" table:default-cell-style-name="ce29"/>
        <table:table-header-rows>
          <table:table-row table:style-name="ro5">
            <table:table-cell office:value-type="string" calcext:value-type="string">
              <text:p><text:span text:style-name="T6">premade_id</text:span></text:p>
            </table:table-cell>
            <table:table-cell office:value-type="string" calcext:value-type="string">
              <text:p><text:span text:style-name="T6">name</text:span></text:p>
            </table:table-cell>
            <table:table-cell office:value-type="string" calcext:value-type="string">
              <text:p><text:span text:style-name="T6">hp_max</text:span></text:p>
            </table:table-cell>
            <table:table-cell office:value-type="string" calcext:value-type="string">
              <text:p><text:span text:style-name="T6">mp_max</text:span></text:p>
            </table:table-cell>
            <table:table-cell office:value-type="string" calcext:value-type="string">
              <text:p><text:span text:style-name="T6">rhp_max</text:span></text:p>
            </table:table-cell>
            <table:table-cell office:value-type="string" calcext:value-type="string">
              <text:p><text:span text:style-name="T6">rmp_max</text:span></text:p>
            </table:table-cell>
            <table:table-cell office:value-type="string" calcext:value-type="string">
              <text:p><text:span text:style-name="T6">armor</text:span></text:p>
            </table:table-cell>
            <table:table-cell office:value-type="string" calcext:value-type="string">
              <text:p><text:span text:style-name="T6">marmor</text:span></text:p>
            </table:table-cell>
            <table:table-cell office:value-type="string" calcext:value-type="string">
              <text:p><text:span text:style-name="T6">rarmor</text:span></text:p>
            </table:table-cell>
            <table:table-cell office:value-type="string" calcext:value-type="string">
              <text:p><text:span text:style-name="T6">rmarmor</text:span></text:p>
            </table:table-cell>
            <table:table-cell office:value-type="string" calcext:value-type="string">
              <text:p><text:span text:style-name="T6">grit</text:span></text:p>
            </table:table-cell>
            <table:table-cell office:value-type="string" calcext:value-type="string">
              <text:p><text:span text:style-name="T6">flow</text:span></text:p>
            </table:table-cell>
            <table:table-cell office:value-type="string" calcext:value-type="string">
              <text:p><text:span text:style-name="T6">mind</text:span></text:p>
            </table:table-cell>
            <table:table-cell office:value-type="string" calcext:value-type="string">
              <text:p><text:span text:style-name="T6">soul</text:span></text:p>
            </table:table-cell>
            <table:table-cell office:value-type="string" calcext:value-type="string">
              <text:p><text:span text:style-name="T6">rgrit</text:span></text:p>
            </table:table-cell>
            <table:table-cell office:value-type="string" calcext:value-type="string">
              <text:p><text:span text:style-name="T6">rflow</text:span></text:p>
            </table:table-cell>
            <table:table-cell office:value-type="string" calcext:value-type="string">
              <text:p><text:span text:style-name="T6">rmind</text:span></text:p>
            </table:table-cell>
            <table:table-cell office:value-type="string" calcext:value-type="string">
              <text:p><text:span text:style-name="T6">rsoul</text:span></text:p>
            </table:table-cell>
            <table:table-cell office:value-type="string" calcext:value-type="string">
              <text:p><text:span text:style-name="T6">lvl</text:span></text:p>
            </table:table-cell>
            <table:table-cell office:value-type="string" calcext:value-type="string">
              <text:p><text:span text:style-name="T6">slot</text:span></text:p>
            </table:table-cell>
            <table:table-cell office:value-type="string" calcext:value-type="string">
              <text:p><text:span text:style-name="T6">legacy</text:span></text:p>
            </table:table-cell>
            <table:table-cell table:style-name="ce13" office:value-type="string" calcext:value-type="string">
              <text:p><text:span text:style-name="T6">DROPPED</text:span></text:p>
              <text:p>BY X </text:p>
              <text:p>MOBS</text:p>
            </table:table-cell>
            <table:table-cell office:value-type="string" calcext:value-type="string">
              <text:p><text:span text:style-name="T6">description</text:span></text:p>
            </table:table-cell>
            <table:table-cell table:number-columns-repeated="1001"/>
          </table:table-row>
        </table:table-header-rows>
        <table:table-row table:style-name="ro6">
          <table:table-cell table:style-name="ce14" office:value-type="string" calcext:value-type="string">
            <text:p><text:span text:style-name="T6">red t-shirt</text:span></text:p>
          </table:table-cell>
          <table:table-cell table:style-name="ce14" office:value-type="string" calcext:value-type="string">
            <text:p><text:span text:style-name="T6">Red t-shirt</text:span>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6">body</text:span>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formula="of:=COUNTIF([loot.A$1:loot.A$1048576];[.A2]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6">A casual t-shirt, more for fashion than function</text:span></text:p>
          </table:table-cell>
          <table:table-cell table:style-name="ce30"/>
          <table:table-cell table:number-columns-repeated="1000"/>
        </table:table-row>
        <table:table-row table:style-name="ro6">
          <table:table-cell table:style-name="ce14" office:value-type="string" calcext:value-type="string">
            <text:p><text:span text:style-name="T6">brown wizard robe</text:span></text:p>
          </table:table-cell>
          <table:table-cell table:style-name="ce14" office:value-type="string" calcext:value-type="string">
            <text:p><text:span text:style-name="T6">Brown robe</text:span>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6">body</text:span>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formula="of:=COUNTIF([loot.A$1:loot.A$1048576];[.A3]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6">A flowing robe, perfect for those seeking to channel magical energy</text:span></text:p>
          </table:table-cell>
          <table:table-cell table:style-name="ce30"/>
          <table:table-cell table:number-columns-repeated="1000"/>
        </table:table-row>
        <table:table-row table:style-name="ro6">
          <table:table-cell table:style-name="ce14" office:value-type="string" calcext:value-type="string">
            <text:p><text:span text:style-name="T6">black raincoat</text:span></text:p>
          </table:table-cell>
          <table:table-cell table:style-name="ce14" office:value-type="string" calcext:value-type="string">
            <text:p><text:span text:style-name="T6">Black raincoat</text:span>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6">body</text:span>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formula="of:=COUNTIF([loot.A$1:loot.A$1048576];[.A4]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6">A waterproof coat for braving harsh weather conditions</text:span></text:p>
          </table:table-cell>
          <table:table-cell table:style-name="ce30"/>
          <table:table-cell table:number-columns-repeated="1000"/>
        </table:table-row>
        <table:table-row table:style-name="ro6">
          <table:table-cell table:style-name="ce14" office:value-type="string" calcext:value-type="string">
            <text:p><text:span text:style-name="T6">red cap</text:span></text:p>
          </table:table-cell>
          <table:table-cell table:style-name="ce14" office:value-type="string" calcext:value-type="string">
            <text:p><text:span text:style-name="T6">Red cap</text:span>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6">head</text:span>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formula="of:=COUNTIF([loot.A$1:loot.A$1048576];[.A5]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6">A stylish red cap that adds a dash of flair to your attire</text:span></text:p>
          </table:table-cell>
          <table:table-cell table:style-name="ce30"/>
          <table:table-cell table:number-columns-repeated="1000"/>
        </table:table-row>
        <table:table-row table:style-name="ro6">
          <table:table-cell table:style-name="ce14" office:value-type="string" calcext:value-type="string">
            <text:p><text:span text:style-name="T6">brown wizard hat</text:span></text:p>
          </table:table-cell>
          <table:table-cell table:style-name="ce14" office:value-type="string" calcext:value-type="string">
            <text:p><text:span text:style-name="T6">Brown pointy hat</text:span>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6">head</text:span>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formula="of:=COUNTIF([loot.A$1:loot.A$1048576];[.A6]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6">A pointy hat favored by novice spellcasters</text:span></text:p>
          </table:table-cell>
          <table:table-cell table:style-name="ce30"/>
          <table:table-cell table:number-columns-repeated="1000"/>
        </table:table-row>
        <table:table-row table:style-name="ro6">
          <table:table-cell table:style-name="ce14" office:value-type="string" calcext:value-type="string">
            <text:p><text:span text:style-name="T6">plague doctor mask</text:span></text:p>
          </table:table-cell>
          <table:table-cell table:style-name="ce14" office:value-type="string" calcext:value-type="string">
            <text:p><text:span text:style-name="T6">Plague doctor mask</text:span>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6">head</text:span>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formula="of:=COUNTIF([loot.A$1:loot.A$1048576];[.A7]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6">A mysterious mask with eerie overtones, often worn by healers</text:span></text:p>
          </table:table-cell>
          <table:table-cell table:style-name="ce30"/>
          <table:table-cell table:number-columns-repeated="1000"/>
        </table:table-row>
        <table:table-row table:style-name="ro6">
          <table:table-cell table:style-name="ce14" office:value-type="string" calcext:value-type="string">
            <text:p><text:span text:style-name="T6">red scarf</text:span></text:p>
          </table:table-cell>
          <table:table-cell table:style-name="ce14" office:value-type="string" calcext:value-type="string">
            <text:p><text:span text:style-name="T6">Red scarf</text:span>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6">trinket</text:span>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formula="of:=COUNTIF([loot.A$1:loot.A$1048576];[.A8]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6">A scarf made of red silk</text:span></text:p>
          </table:table-cell>
          <table:table-cell table:style-name="ce30"/>
          <table:table-cell table:number-columns-repeated="1000"/>
        </table:table-row>
        <table:table-row table:style-name="ro6">
          <table:table-cell table:style-name="ce14" office:value-type="string" calcext:value-type="string">
            <text:p><text:span text:style-name="T6">notebook</text:span></text:p>
          </table:table-cell>
          <table:table-cell table:style-name="ce14" office:value-type="string" calcext:value-type="string">
            <text:p><text:span text:style-name="T6">Notebook</text:span>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6">trinket</text:span>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formula="of:=COUNTIF([loot.A$1:loot.A$1048576];[.A9]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6">A bound notebook for jotting down spells or thoughts</text:span></text:p>
          </table:table-cell>
          <table:table-cell table:style-name="ce30"/>
          <table:table-cell table:number-columns-repeated="1000"/>
        </table:table-row>
        <table:table-row table:style-name="ro6">
          <table:table-cell table:style-name="ce14" office:value-type="string" calcext:value-type="string">
            <text:p><text:span text:style-name="T6">prayer beads</text:span></text:p>
          </table:table-cell>
          <table:table-cell table:style-name="ce14" office:value-type="string" calcext:value-type="string">
            <text:p><text:span text:style-name="T6">Prayer beads</text:span>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number-columns-repeated="9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6">trinket</text:span>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formula="of:=COUNTIF([loot.A$1:loot.A$1048576];[.A10]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6">A string of beads for meditation and spiritual focus</text:span></text:p>
          </table:table-cell>
          <table:table-cell table:style-name="ce30"/>
          <table:table-cell table:number-columns-repeated="1000"/>
        </table:table-row>
        <table:table-row table:style-name="ro6">
          <table:table-cell table:style-name="ce14" office:value-type="string" calcext:value-type="string">
            <text:p><text:span text:style-name="T6">field dagger</text:span></text:p>
          </table:table-cell>
          <table:table-cell table:style-name="ce14" office:value-type="string" calcext:value-type="string">
            <text:p><text:span text:style-name="T6">Field dagger</text:span></text:p>
          </table:table-cell>
          <table:table-cell table:number-columns-repeated="9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6">weapon</text:span>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formula="of:=COUNTIF([loot.A$1:loot.A$1048576];[.A11]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6">A lightweight dagger, perfect for quick, precise strikes</text:span></text:p>
          </table:table-cell>
          <table:table-cell table:style-name="ce30"/>
          <table:table-cell table:number-columns-repeated="1000"/>
        </table:table-row>
        <table:table-row table:style-name="ro6">
          <table:table-cell table:style-name="ce14" office:value-type="string" calcext:value-type="string">
            <text:p><text:span text:style-name="T6">curved stick</text:span></text:p>
          </table:table-cell>
          <table:table-cell table:style-name="ce14" office:value-type="string" calcext:value-type="string">
            <text:p><text:span text:style-name="T6">Curved stick</text:span>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6">weapon</text:span>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formula="of:=COUNTIF([loot.A$1:loot.A$1048576];[.A12]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6">A simple stick with a curved end, useful for training or basic combat</text:span></text:p>
          </table:table-cell>
          <table:table-cell table:style-name="ce30"/>
          <table:table-cell table:number-columns-repeated="1000"/>
        </table:table-row>
        <table:table-row table:style-name="ro6">
          <table:table-cell table:style-name="ce14" office:value-type="string" calcext:value-type="string">
            <text:p><text:span text:style-name="T6">wooden mallet</text:span></text:p>
          </table:table-cell>
          <table:table-cell table:style-name="ce14" office:value-type="string" calcext:value-type="string">
            <text:p><text:span text:style-name="T6">Wooden mallet</text:span>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6">weapon</text:span>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formula="of:=COUNTIF([loot.A$1:loot.A$1048576];[.A13]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6">BONK!</text:span></text:p>
          </table:table-cell>
          <table:table-cell table:style-name="ce30"/>
          <table:table-cell table:number-columns-repeated="1000"/>
        </table:table-row>
        <table:table-row table:style-name="ro6">
          <table:table-cell table:style-name="ce14" office:value-type="string" calcext:value-type="string">
            <text:p><text:span text:style-name="T6">bronze chainmail</text:span></text:p>
          </table:table-cell>
          <table:table-cell table:style-name="ce14" office:value-type="string" calcext:value-type="string">
            <text:p><text:span text:style-name="T6">Bronze chainmail</text:span>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6">body</text:span>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formula="of:=COUNTIF([loot.A$1:loot.A$1048576];[.A14]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6">A robust chainmail offering solid defense against attacks</text:span></text:p>
          </table:table-cell>
          <table:table-cell table:style-name="ce30"/>
          <table:table-cell table:number-columns-repeated="1000"/>
        </table:table-row>
        <table:table-row table:style-name="ro6">
          <table:table-cell table:style-name="ce14" office:value-type="string" calcext:value-type="string">
            <text:p><text:span text:style-name="T6">bronze koif</text:span></text:p>
          </table:table-cell>
          <table:table-cell table:style-name="ce14" office:value-type="string" calcext:value-type="string">
            <text:p><text:span text:style-name="T6">Bronze koif</text:span>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6">head</text:span>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formula="of:=COUNTIF([loot.A$1:loot.A$1048576];[.A15]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6">A durable koif that offers basic protection for the head</text:span></text:p>
          </table:table-cell>
          <table:table-cell table:style-name="ce30"/>
          <table:table-cell table:number-columns-repeated="1000"/>
        </table:table-row>
        <table:table-row table:style-name="ro6">
          <table:table-cell table:style-name="ce14" office:value-type="string" calcext:value-type="string">
            <text:p><text:span text:style-name="T6">event_1</text:span></text:p>
          </table:table-cell>
          <table:table-cell table:style-name="ce14" office:value-type="string" calcext:value-type="string">
            <text:p><text:span text:style-name="T6">Old coin</text:span>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6">relic</text:span>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formula="of:=COUNTIF([loot.A$1:loot.A$1048576];[.A16]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6">Holding this tarnished coin fills you with an unsettling sense of both luck and dread.#END#«And he who sailed never reached the harbor, for the harbor was yet to come in a future patch.»#END#    - kuro february 3rd 2025</text:span></text:p>
          </table:table-cell>
          <table:table-cell table:style-name="ce30"/>
          <table:table-cell table:number-columns-repeated="1000"/>
        </table:table-row>
        <table:table-row table:style-name="ro6">
          <table:table-cell table:style-name="ce14" office:value-type="string" calcext:value-type="string">
            <text:p><text:span text:style-name="T6">single earing</text:span></text:p>
          </table:table-cell>
          <table:table-cell table:style-name="ce14" office:value-type="string" calcext:value-type="string">
            <text:p><text:span text:style-name="T6">Single earing</text:span>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6">trinket</text:span>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formula="of:=COUNTIF([loot.A$1:loot.A$1048576];[.A17]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6">A single earing, kinda quirky to only wear one</text:span></text:p>
          </table:table-cell>
          <table:table-cell table:style-name="ce30"/>
          <table:table-cell table:number-columns-repeated="1000"/>
        </table:table-row>
        <table:table-row table:style-name="ro6">
          <table:table-cell table:style-name="ce14" office:value-type="string" calcext:value-type="string">
            <text:p><text:span text:style-name="T6">axe</text:span></text:p>
          </table:table-cell>
          <table:table-cell table:style-name="ce14" office:value-type="string" calcext:value-type="string">
            <text:p><text:span text:style-name="T6">Axe</text:span>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6">weapon</text:span>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formula="of:=COUNTIF([loot.A$1:loot.A$1048576];[.A18]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6">A heavy axe, ideal for chopping wood or foes</text:span></text:p>
          </table:table-cell>
          <table:table-cell table:style-name="ce30"/>
          <table:table-cell table:number-columns-repeated="1000"/>
        </table:table-row>
        <table:table-row table:style-name="ro6">
          <table:table-cell office:value-type="string" calcext:value-type="string">
            <text:p><text:span text:style-name="T6">grit body 1</text:span></text:p>
          </table:table-cell>
          <table:table-cell office:value-type="string" calcext:value-type="string">
            <text:p><text:span text:style-name="T6">Leather tunic</text:span>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19])" office:value-type="float" office:value="5" calcext:value-type="float">
            <text:p>5</text:p>
          </table:table-cell>
          <table:table-cell office:value-type="string" calcext:value-type="string">
            <text:p><text:span text:style-name="T6">A tunic made of cow hide, you count 6 spots!</text:span>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<text:span text:style-name="T6">flow body 1</text:span></text:p>
          </table:table-cell>
          <table:table-cell office:value-type="string" calcext:value-type="string">
            <text:p><text:span text:style-name="T6">Ragged shirt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20])" office:value-type="float" office:value="5" calcext:value-type="float">
            <text:p>5</text:p>
          </table:table-cell>
          <table:table-cell office:value-type="string" calcext:value-type="string">
            <text:p><text:span text:style-name="T6">It has enough holes to fit 6 extra arms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mind body 1</text:span></text:p>
          </table:table-cell>
          <table:table-cell office:value-type="string" calcext:value-type="string">
            <text:p><text:span text:style-name="T6">Robe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21])" office:value-type="float" office:value="5" calcext:value-type="float">
            <text:p>5</text:p>
          </table:table-cell>
          <table:table-cell office:value-type="string" calcext:value-type="string">
            <text:p><text:span text:style-name="T6">A long thick robe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soul body 1</text:span></text:p>
          </table:table-cell>
          <table:table-cell office:value-type="string" calcext:value-type="string">
            <text:p><text:span text:style-name="T6">Brown monk robe</text:span>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22])" office:value-type="float" office:value="5" calcext:value-type="float">
            <text:p>5</text:p>
          </table:table-cell>
          <table:table-cell office:value-type="string" calcext:value-type="string">
            <text:p><text:span text:style-name="T6">Kinda orangy-brownish color?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grit head 1</text:span></text:p>
          </table:table-cell>
          <table:table-cell office:value-type="string" calcext:value-type="string">
            <text:p><text:span text:style-name="T6">Leather hat</text:span>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23])" office:value-type="float" office:value="5" calcext:value-type="float">
            <text:p>5</text:p>
          </table:table-cell>
          <table:table-cell office:value-type="string" calcext:value-type="string">
            <text:p><text:span text:style-name="T6">A hat made of cow hide.. moo!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flow head 1</text:span></text:p>
          </table:table-cell>
          <table:table-cell office:value-type="string" calcext:value-type="string">
            <text:p><text:span text:style-name="T6">Ragged hood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24])" office:value-type="float" office:value="5" calcext:value-type="float">
            <text:p>5</text:p>
          </table:table-cell>
          <table:table-cell office:value-type="string" calcext:value-type="string">
            <text:p><text:span text:style-name="T6">A ragged hood, its so beat up it looks like a mesh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mind head 1</text:span></text:p>
          </table:table-cell>
          <table:table-cell office:value-type="string" calcext:value-type="string">
            <text:p><text:span text:style-name="T6">Pointy hat</text:span>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25])" office:value-type="float" office:value="5" calcext:value-type="float">
            <text:p>5</text:p>
          </table:table-cell>
          <table:table-cell office:value-type="string" calcext:value-type="string">
            <text:p><text:span text:style-name="T6">A oversized pointed hat, a little crooked at the tip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soul head 1</text:span></text:p>
          </table:table-cell>
          <table:table-cell office:value-type="string" calcext:value-type="string">
            <text:p><text:span text:style-name="T6">Bald cap</text:span>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26])" office:value-type="float" office:value="5" calcext:value-type="float">
            <text:p>5</text:p>
          </table:table-cell>
          <table:table-cell office:value-type="string" calcext:value-type="string">
            <text:p><text:span text:style-name="T6">Baldy!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flow trinket 1</text:span></text:p>
          </table:table-cell>
          <table:table-cell office:value-type="string" calcext:value-type="string">
            <text:p><text:span text:style-name="T6">Pocket knife</text:span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27])" office:value-type="float" office:value="5" calcext:value-type="float">
            <text:p>5</text:p>
          </table:table-cell>
          <table:table-cell office:value-type="string" calcext:value-type="string">
            <text:p><text:span text:style-name="T6">A campers favoret tool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mind trinket 1</text:span></text:p>
          </table:table-cell>
          <table:table-cell office:value-type="string" calcext:value-type="string">
            <text:p><text:span text:style-name="T6">Piece of paper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28])" office:value-type="float" office:value="5" calcext:value-type="float">
            <text:p>5</text:p>
          </table:table-cell>
          <table:table-cell office:value-type="string" calcext:value-type="string">
            <text:p><text:span text:style-name="T6">Now you can write down your spells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soul trinket 1</text:span></text:p>
          </table:table-cell>
          <table:table-cell office:value-type="string" calcext:value-type="string">
            <text:p><text:span text:style-name="T6">Tiny bell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29])" office:value-type="float" office:value="5" calcext:value-type="float">
            <text:p>5</text:p>
          </table:table-cell>
          <table:table-cell office:value-type="string" calcext:value-type="string">
            <text:p><text:span text:style-name="T6">Doesn't sound quite right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flow weapon 1</text:span></text:p>
          </table:table-cell>
          <table:table-cell office:value-type="string" calcext:value-type="string">
            <text:p><text:span text:style-name="T6">Dirk</text:span>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30])" office:value-type="float" office:value="5" calcext:value-type="float">
            <text:p>5</text:p>
          </table:table-cell>
          <table:table-cell office:value-type="string" calcext:value-type="string">
            <text:p><text:span text:style-name="T6">All stabby no slashy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mind weapon 1</text:span></text:p>
          </table:table-cell>
          <table:table-cell office:value-type="string" calcext:value-type="string">
            <text:p><text:span text:style-name="T6">Stick</text:span>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31])" office:value-type="float" office:value="5" calcext:value-type="float">
            <text:p>5</text:p>
          </table:table-cell>
          <table:table-cell office:value-type="string" calcext:value-type="string">
            <text:p><text:span text:style-name="T6">Nothing more magical than finding a cool stick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soul weapon 1</text:span></text:p>
          </table:table-cell>
          <table:table-cell office:value-type="string" calcext:value-type="string">
            <text:p><text:span text:style-name="T6">Prayer beads</text:span>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32])" office:value-type="float" office:value="5" calcext:value-type="float">
            <text:p>5</text:p>
          </table:table-cell>
          <table:table-cell office:value-type="string" calcext:value-type="string">
            <text:p><text:span text:style-name="T6">Wooden beads on a thin thread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grit trinket 1</text:span></text:p>
          </table:table-cell>
          <table:table-cell office:value-type="string" calcext:value-type="string">
            <text:p><text:span text:style-name="T6">Wood shield</text:span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33])" office:value-type="float" office:value="5" calcext:value-type="float">
            <text:p>5</text:p>
          </table:table-cell>
          <table:table-cell office:value-type="string" calcext:value-type="string">
            <text:p><text:span text:style-name="T6">A plank with a handle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grit weapon 1</text:span></text:p>
          </table:table-cell>
          <table:table-cell office:value-type="string" calcext:value-type="string">
            <text:p><text:span text:style-name="T6">Pitchfork</text:span>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34])" office:value-type="float" office:value="5" calcext:value-type="float">
            <text:p>5</text:p>
          </table:table-cell>
          <table:table-cell office:value-type="string" calcext:value-type="string">
            <text:p><text:span text:style-name="T6">Landlubber trident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grit body 3</text:span></text:p>
          </table:table-cell>
          <table:table-cell office:value-type="string" calcext:value-type="string">
            <text:p><text:span text:style-name="T6">Hard leather tunic</text:span>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35])" office:value-type="float" office:value="5" calcext:value-type="float">
            <text:p>5</text:p>
          </table:table-cell>
          <table:table-cell office:value-type="string" calcext:value-type="string">
            <text:p><text:span text:style-name="T6">A thick tunic with fastened straps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flow body 3</text:span></text:p>
          </table:table-cell>
          <table:table-cell office:value-type="string" calcext:value-type="string">
            <text:p><text:span text:style-name="T6">Cloth shirt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36])" office:value-type="float" office:value="5" calcext:value-type="float">
            <text:p>5</text:p>
          </table:table-cell>
          <table:table-cell office:value-type="string" calcext:value-type="string">
            <text:p><text:span text:style-name="T6">A simple shirt dark shirt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mind body 3</text:span></text:p>
          </table:table-cell>
          <table:table-cell office:value-type="string" calcext:value-type="string">
            <text:p><text:span text:style-name="T6">Fine robe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37])" office:value-type="float" office:value="5" calcext:value-type="float">
            <text:p>5</text:p>
          </table:table-cell>
          <table:table-cell office:value-type="string" calcext:value-type="string">
            <text:p><text:span text:style-name="T6">A light blue tinted robe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soul body 3</text:span></text:p>
          </table:table-cell>
          <table:table-cell office:value-type="string" calcext:value-type="string">
            <text:p><text:span text:style-name="T6">Fine silk robe</text:span>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38])" office:value-type="float" office:value="5" calcext:value-type="float">
            <text:p>5</text:p>
          </table:table-cell>
          <table:table-cell office:value-type="string" calcext:value-type="string">
            <text:p><text:span text:style-name="T6">A robe made of the finest silk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grit head 3</text:span></text:p>
          </table:table-cell>
          <table:table-cell office:value-type="string" calcext:value-type="string">
            <text:p><text:span text:style-name="T6">Hard leather helmet</text:span>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39])" office:value-type="float" office:value="5" calcext:value-type="float">
            <text:p>5</text:p>
          </table:table-cell>
          <table:table-cell office:value-type="string" calcext:value-type="string">
            <text:p><text:span text:style-name="T6">The leather covers the face, kinky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flow head 3</text:span></text:p>
          </table:table-cell>
          <table:table-cell office:value-type="string" calcext:value-type="string">
            <text:p><text:span text:style-name="T6">Cloth hood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40])" office:value-type="float" office:value="5" calcext:value-type="float">
            <text:p>5</text:p>
          </table:table-cell>
          <table:table-cell office:value-type="string" calcext:value-type="string">
            <text:p><text:span text:style-name="T6">A cloth hood dyed a dark gray color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mind head 3</text:span></text:p>
          </table:table-cell>
          <table:table-cell office:value-type="string" calcext:value-type="string">
            <text:p><text:span text:style-name="T6">Fine pointy hat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41])" office:value-type="float" office:value="5" calcext:value-type="float">
            <text:p>5</text:p>
          </table:table-cell>
          <table:table-cell office:value-type="string" calcext:value-type="string">
            <text:p><text:span text:style-name="T6">A light blue tinted pointed hat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soul head 3</text:span></text:p>
          </table:table-cell>
          <table:table-cell office:value-type="string" calcext:value-type="string">
            <text:p><text:span text:style-name="T6">Fine silk hood</text:span>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42])" office:value-type="float" office:value="5" calcext:value-type="float">
            <text:p>5</text:p>
          </table:table-cell>
          <table:table-cell office:value-type="string" calcext:value-type="string">
            <text:p><text:span text:style-name="T6">A hood made of the finest silk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flow trinket 3</text:span></text:p>
          </table:table-cell>
          <table:table-cell office:value-type="string" calcext:value-type="string">
            <text:p><text:span text:style-name="T6">Dagger</text:span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43])" office:value-type="float" office:value="5" calcext:value-type="float">
            <text:p>5</text:p>
          </table:table-cell>
          <table:table-cell office:value-type="string" calcext:value-type="string">
            <text:p><text:span text:style-name="T6">A small knife perfect for offhand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mind trinket 3</text:span></text:p>
          </table:table-cell>
          <table:table-cell office:value-type="string" calcext:value-type="string">
            <text:p><text:span text:style-name="T6">Notebook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44])" office:value-type="float" office:value="5" calcext:value-type="float">
            <text:p>5</text:p>
          </table:table-cell>
          <table:table-cell office:value-type="string" calcext:value-type="string">
            <text:p><text:span text:style-name="T6">Now you can write down lots of spells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soul trinket 3</text:span></text:p>
          </table:table-cell>
          <table:table-cell office:value-type="string" calcext:value-type="string">
            <text:p><text:span text:style-name="T6">Sigil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45])" office:value-type="float" office:value="5" calcext:value-type="float">
            <text:p>5</text:p>
          </table:table-cell>
          <table:table-cell office:value-type="string" calcext:value-type="string">
            <text:p><text:span text:style-name="T6">May your faith protect you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flow weapon 3</text:span></text:p>
          </table:table-cell>
          <table:table-cell office:value-type="string" calcext:value-type="string">
            <text:p><text:span text:style-name="T6">Knife</text:span>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46])" office:value-type="float" office:value="5" calcext:value-type="float">
            <text:p>5</text:p>
          </table:table-cell>
          <table:table-cell office:value-type="string" calcext:value-type="string">
            <text:p><text:span text:style-name="T6">Both stabby and slashy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mind weapon 3</text:span></text:p>
          </table:table-cell>
          <table:table-cell office:value-type="string" calcext:value-type="string">
            <text:p><text:span text:style-name="T6">Simple wand</text:span>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47])" office:value-type="float" office:value="5" calcext:value-type="float">
            <text:p>5</text:p>
          </table:table-cell>
          <table:table-cell office:value-type="string" calcext:value-type="string">
            <text:p><text:span text:style-name="T6">A polished stick with some engraving and a leather handle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soul weapon 3</text:span></text:p>
          </table:table-cell>
          <table:table-cell office:value-type="string" calcext:value-type="string">
            <text:p><text:span text:style-name="T6">Holy emblem</text:span>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48])" office:value-type="float" office:value="5" calcext:value-type="float">
            <text:p>5</text:p>
          </table:table-cell>
          <table:table-cell office:value-type="string" calcext:value-type="string">
            <text:p><text:span text:style-name="T6">The emblem of a long forgotten god, whether they exist or not.. only god knows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grit trinket 3</text:span></text:p>
          </table:table-cell>
          <table:table-cell office:value-type="string" calcext:value-type="string">
            <text:p><text:span text:style-name="T6">Shield</text:span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49])" office:value-type="float" office:value="5" calcext:value-type="float">
            <text:p>5</text:p>
          </table:table-cell>
          <table:table-cell office:value-type="string" calcext:value-type="string">
            <text:p><text:span text:style-name="T6">A wood shild with a iron rim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grit weapon 3</text:span></text:p>
          </table:table-cell>
          <table:table-cell office:value-type="string" calcext:value-type="string">
            <text:p><text:span text:style-name="T6">Spear</text:span>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50])" office:value-type="float" office:value="5" calcext:value-type="float">
            <text:p>5</text:p>
          </table:table-cell>
          <table:table-cell office:value-type="string" calcext:value-type="string">
            <text:p><text:span text:style-name="T6">A long stick with a triangular steel tip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grit body 6</text:span></text:p>
          </table:table-cell>
          <table:table-cell office:value-type="string" calcext:value-type="string">
            <text:p><text:span text:style-name="T6">Iron chainmail</text:span>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51])" office:value-type="float" office:value="5" calcext:value-type="float">
            <text:p>5</text:p>
          </table:table-cell>
          <table:table-cell office:value-type="string" calcext:value-type="string">
            <text:p><text:span text:style-name="T6">A long shirt made of small iron rings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flow body 6</text:span></text:p>
          </table:table-cell>
          <table:table-cell office:value-type="string" calcext:value-type="string">
            <text:p><text:span text:style-name="T6">Fine cloth cloak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52])" office:value-type="float" office:value="5" calcext:value-type="float">
            <text:p>5</text:p>
          </table:table-cell>
          <table:table-cell office:value-type="string" calcext:value-type="string">
            <text:p><text:span text:style-name="T6">A long black cloak of excellent quality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mind body 6</text:span></text:p>
          </table:table-cell>
          <table:table-cell office:value-type="string" calcext:value-type="string">
            <text:p><text:span text:style-name="T6">Apprentice robe</text:span>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53])" office:value-type="float" office:value="5" calcext:value-type="float">
            <text:p>5</text:p>
          </table:table-cell>
          <table:table-cell office:value-type="string" calcext:value-type="string">
            <text:p><text:span text:style-name="T6">A blue robe with golden threads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soul body 6</text:span></text:p>
          </table:table-cell>
          <table:table-cell office:value-type="string" calcext:value-type="string">
            <text:p><text:span text:style-name="T6">White robe</text:span>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54])" office:value-type="float" office:value="5" calcext:value-type="float">
            <text:p>5</text:p>
          </table:table-cell>
          <table:table-cell office:value-type="string" calcext:value-type="string">
            <text:p><text:span text:style-name="T6">A blindingly white robe of silk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grit head 6</text:span></text:p>
          </table:table-cell>
          <table:table-cell office:value-type="string" calcext:value-type="string">
            <text:p><text:span text:style-name="T6">Iron cap</text:span>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55])" office:value-type="float" office:value="5" calcext:value-type="float">
            <text:p>5</text:p>
          </table:table-cell>
          <table:table-cell office:value-type="string" calcext:value-type="string">
            <text:p><text:span text:style-name="T6">A polished iron cap, it distorts your face when you use it like a mirror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flow head 6</text:span></text:p>
          </table:table-cell>
          <table:table-cell office:value-type="string" calcext:value-type="string">
            <text:p><text:span text:style-name="T6">Fine cloth hood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56])" office:value-type="float" office:value="5" calcext:value-type="float">
            <text:p>5</text:p>
          </table:table-cell>
          <table:table-cell office:value-type="string" calcext:value-type="string">
            <text:p><text:span text:style-name="T6">A black hood of excellent quality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mind head 6</text:span></text:p>
          </table:table-cell>
          <table:table-cell office:value-type="string" calcext:value-type="string">
            <text:p><text:span text:style-name="T6">Apprentice hat</text:span>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57])" office:value-type="float" office:value="5" calcext:value-type="float">
            <text:p>5</text:p>
          </table:table-cell>
          <table:table-cell office:value-type="string" calcext:value-type="string">
            <text:p><text:span text:style-name="T6">A blue pointed hat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soul head 6</text:span></text:p>
          </table:table-cell>
          <table:table-cell office:value-type="string" calcext:value-type="string">
            <text:p><text:span text:style-name="T6">Circlet</text:span>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58])" office:value-type="float" office:value="5" calcext:value-type="float">
            <text:p>5</text:p>
          </table:table-cell>
          <table:table-cell office:value-type="string" calcext:value-type="string">
            <text:p><text:span text:style-name="T6">A circlet made of silver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flow trinket 6</text:span></text:p>
          </table:table-cell>
          <table:table-cell office:value-type="string" calcext:value-type="string">
            <text:p><text:span text:style-name="T6">Field dagger</text:span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59])" office:value-type="float" office:value="5" calcext:value-type="float">
            <text:p>5</text:p>
          </table:table-cell>
          <table:table-cell office:value-type="string" calcext:value-type="string">
            <text:p><text:span text:style-name="T6">A lightweight dagger, perfect for quick, precise strikes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mind trinket 6</text:span></text:p>
          </table:table-cell>
          <table:table-cell office:value-type="string" calcext:value-type="string">
            <text:p><text:span text:style-name="T6">Book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60])" office:value-type="float" office:value="5" calcext:value-type="float">
            <text:p>5</text:p>
          </table:table-cell>
          <table:table-cell office:value-type="string" calcext:value-type="string">
            <text:p><text:span text:style-name="T6">A hard leather book with quality paper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soul trinket 6</text:span></text:p>
          </table:table-cell>
          <table:table-cell office:value-type="string" calcext:value-type="string">
            <text:p><text:span text:style-name="T6">Embellished Sigil</text:span>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61])" office:value-type="float" office:value="5" calcext:value-type="float">
            <text:p>5</text:p>
          </table:table-cell>
          <table:table-cell office:value-type="string" calcext:value-type="string">
            <text:p><text:span text:style-name="T6">An intricately designed symbol with both elegance and power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flow weapon 6</text:span></text:p>
          </table:table-cell>
          <table:table-cell office:value-type="string" calcext:value-type="string">
            <text:p><text:span text:style-name="T6">Short sword</text:span>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62])" office:value-type="float" office:value="5" calcext:value-type="float">
            <text:p>5</text:p>
          </table:table-cell>
          <table:table-cell office:value-type="string" calcext:value-type="string">
            <text:p><text:span text:style-name="T6">A perfect weapon for close combat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mind weapon 6</text:span></text:p>
          </table:table-cell>
          <table:table-cell office:value-type="string" calcext:value-type="string">
            <text:p><text:span text:style-name="T6">Wand</text:span>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63])" office:value-type="float" office:value="5" calcext:value-type="float">
            <text:p>5</text:p>
          </table:table-cell>
          <table:table-cell office:value-type="string" calcext:value-type="string">
            <text:p><text:span text:style-name="T6">A silver engraved copper rod with strange symbols engraved in the silver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soul weapon 6</text:span></text:p>
          </table:table-cell>
          <table:table-cell office:value-type="string" calcext:value-type="string">
            <text:p><text:span text:style-name="T6">Clerics mace</text:span>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64])" office:value-type="float" office:value="5" calcext:value-type="float">
            <text:p>5</text:p>
          </table:table-cell>
          <table:table-cell office:value-type="string" calcext:value-type="string">
            <text:p><text:span text:style-name="T6">Who is cleric?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grit trinket 6</text:span></text:p>
          </table:table-cell>
          <table:table-cell office:value-type="string" calcext:value-type="string">
            <text:p><text:span text:style-name="T6">Iron shield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65])" office:value-type="float" office:value="5" calcext:value-type="float">
            <text:p>5</text:p>
          </table:table-cell>
          <table:table-cell office:value-type="string" calcext:value-type="string">
            <text:p><text:span text:style-name="T6">An iron shield, strong yet balanced. It feels solid in hand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grit weapon 6</text:span></text:p>
          </table:table-cell>
          <table:table-cell office:value-type="string" calcext:value-type="string">
            <text:p><text:span text:style-name="T6">Longsword</text:span>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66])" office:value-type="float" office:value="5" calcext:value-type="float">
            <text:p>5</text:p>
          </table:table-cell>
          <table:table-cell office:value-type="string" calcext:value-type="string">
            <text:p><text:span text:style-name="T6">A sword forged of iron with a handle wrapped in a red cloth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grit body 9</text:span></text:p>
          </table:table-cell>
          <table:table-cell office:value-type="string" calcext:value-type="string">
            <text:p><text:span text:style-name="T6">Steel chestplate</text:span>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67])" office:value-type="float" office:value="4" calcext:value-type="float">
            <text:p>4</text:p>
          </table:table-cell>
          <table:table-cell office:value-type="string" calcext:value-type="string">
            <text:p><text:span text:style-name="T6">A solid steel chestplate, glad it fits so well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flow body 9</text:span></text:p>
          </table:table-cell>
          <table:table-cell office:value-type="string" calcext:value-type="string">
            <text:p><text:span text:style-name="T6">Rogue uniform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68])" office:value-type="float" office:value="4" calcext:value-type="float">
            <text:p>4</text:p>
          </table:table-cell>
          <table:table-cell office:value-type="string" calcext:value-type="string">
            <text:p><text:span text:style-name="T6">An iconic piece of cloth specialized for ease of movement utilizing leather straps and buckles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mind body 9</text:span></text:p>
          </table:table-cell>
          <table:table-cell office:value-type="string" calcext:value-type="string">
            <text:p><text:span text:style-name="T6">Mage robe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69])" office:value-type="float" office:value="4" calcext:value-type="float">
            <text:p>4</text:p>
          </table:table-cell>
          <table:table-cell office:value-type="string" calcext:value-type="string">
            <text:p><text:span text:style-name="T6">A deep blue robe with gold engraved patterns having jewels neatly embellished 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soul body 9</text:span></text:p>
          </table:table-cell>
          <table:table-cell office:value-type="string" calcext:value-type="string">
            <text:p><text:span text:style-name="T6">White cloak</text:span>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70])" office:value-type="float" office:value="4" calcext:value-type="float">
            <text:p>4</text:p>
          </table:table-cell>
          <table:table-cell office:value-type="string" calcext:value-type="string">
            <text:p><text:span text:style-name="T6">A fine white cloak with gold linings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grit head 9</text:span></text:p>
          </table:table-cell>
          <table:table-cell office:value-type="string" calcext:value-type="string">
            <text:p><text:span text:style-name="T6">Steel helmet</text:span>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71])" office:value-type="float" office:value="4" calcext:value-type="float">
            <text:p>4</text:p>
          </table:table-cell>
          <table:table-cell office:value-type="string" calcext:value-type="string">
            <text:p><text:span text:style-name="T6">A steel helmet fit for a knight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flow head 9</text:span></text:p>
          </table:table-cell>
          <table:table-cell office:value-type="string" calcext:value-type="string">
            <text:p><text:span text:style-name="T6">Rogue hood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72])" office:value-type="float" office:value="4" calcext:value-type="float">
            <text:p>4</text:p>
          </table:table-cell>
          <table:table-cell office:value-type="string" calcext:value-type="string">
            <text:p><text:span text:style-name="T6">Now you can look cool whilst brooding in the corner of the tavern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mind head 9</text:span></text:p>
          </table:table-cell>
          <table:table-cell office:value-type="string" calcext:value-type="string">
            <text:p><text:span text:style-name="T6">Mage hat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73])" office:value-type="float" office:value="4" calcext:value-type="float">
            <text:p>4</text:p>
          </table:table-cell>
          <table:table-cell office:value-type="string" calcext:value-type="string">
            <text:p><text:span text:style-name="T6">A deep blue pointy hat with a wide brim embellished with gold and a sapphire connected to the tip, making it curve back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soul head 9</text:span></text:p>
          </table:table-cell>
          <table:table-cell office:value-type="string" calcext:value-type="string">
            <text:p><text:span text:style-name="T6">Mitre</text:span>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74])" office:value-type="float" office:value="4" calcext:value-type="float">
            <text:p>4</text:p>
          </table:table-cell>
          <table:table-cell office:value-type="string" calcext:value-type="string">
            <text:p><text:span text:style-name="T6">A hat symbolizing faith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flow trinket 9</text:span></text:p>
          </table:table-cell>
          <table:table-cell office:value-type="string" calcext:value-type="string">
            <text:p><text:span text:style-name="T6">Bag of marbles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75])" office:value-type="float" office:value="4" calcext:value-type="float">
            <text:p>4</text:p>
          </table:table-cell>
          <table:table-cell office:value-type="string" calcext:value-type="string">
            <text:p><text:span text:style-name="T6">A leather bag full of glass marbles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mind trinket 9</text:span></text:p>
          </table:table-cell>
          <table:table-cell office:value-type="string" calcext:value-type="string">
            <text:p><text:span text:style-name="T6">Ink and quill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76])" office:value-type="float" office:value="4" calcext:value-type="float">
            <text:p>4</text:p>
          </table:table-cell>
          <table:table-cell office:value-type="string" calcext:value-type="string">
            <text:p><text:span text:style-name="T6">A bottle of magic ink and a quill made with a large colorful feather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soul trinket 9</text:span></text:p>
          </table:table-cell>
          <table:table-cell office:value-type="string" calcext:value-type="string">
            <text:p><text:span text:style-name="T6">Totem of undying</text:span>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77])" office:value-type="float" office:value="4" calcext:value-type="float">
            <text:p>4</text:p>
          </table:table-cell>
          <table:table-cell office:value-type="string" calcext:value-type="string">
            <text:p><text:span text:style-name="T6">It looks like a mandrake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flow weapon 9</text:span></text:p>
          </table:table-cell>
          <table:table-cell office:value-type="string" calcext:value-type="string">
            <text:p><text:span text:style-name="T6">Rogue knife</text:span>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78])" office:value-type="float" office:value="4" calcext:value-type="float">
            <text:p>4</text:p>
          </table:table-cell>
          <table:table-cell office:value-type="string" calcext:value-type="string">
            <text:p><text:span text:style-name="T6">A high-quality tactical knife with a tanto blade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mind weapon 9</text:span></text:p>
          </table:table-cell>
          <table:table-cell office:value-type="string" calcext:value-type="string">
            <text:p><text:span text:style-name="T6">Mage wand</text:span>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79])" office:value-type="float" office:value="4" calcext:value-type="float">
            <text:p>4</text:p>
          </table:table-cell>
          <table:table-cell office:value-type="string" calcext:value-type="string">
            <text:p><text:span text:style-name="T6">A gold engraved sliver rod with strange symbols engraved in the gold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soul weapon 9</text:span></text:p>
          </table:table-cell>
          <table:table-cell office:value-type="string" calcext:value-type="string">
            <text:p><text:span text:style-name="T6">White scepter</text:span>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80])" office:value-type="float" office:value="4" calcext:value-type="float">
            <text:p>4</text:p>
          </table:table-cell>
          <table:table-cell office:value-type="string" calcext:value-type="string">
            <text:p><text:span text:style-name="T6">A silver staff with an emblem of the sun on top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grit trinket 9</text:span></text:p>
          </table:table-cell>
          <table:table-cell office:value-type="string" calcext:value-type="string">
            <text:p><text:span text:style-name="T6">Steel Buckler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81])" office:value-type="float" office:value="4" calcext:value-type="float">
            <text:p>4</text:p>
          </table:table-cell>
          <table:table-cell office:value-type="string" calcext:value-type="string">
            <text:p><text:span text:style-name="T6">The pan lid of a skilled armor smith</text:span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pan text:style-name="T6">grit weapon 9</text:span></text:p>
          </table:table-cell>
          <table:table-cell office:value-type="string" calcext:value-type="string">
            <text:p><text:span text:style-name="T6">Steel longswo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loot.A$1048576];[.A82])" office:value-type="float" office:value="4" calcext:value-type="float">
            <text:p>4</text:p>
          </table:table-cell>
          <table:table-cell office:value-type="string" calcext:value-type="string">
            <text:p><text:span text:style-name="T6">The steel sword a knights favored instrument</text:span>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4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overlook.A1:overlook.S1048576 overlook.U1:overlook.U1048576 overlook.W1:overlook.W1048576">
            <calcext:condition calcext:apply-style-name="" calcext:value="formula-is(ISEVEN(ROW()))" calcext:base-cell-address="items_equipment.A1"/>
          </calcext:conditional-format>
          <calcext:conditional-format calcext:target-range-address="overlook.W1:overlook.AMJ1048576 overlook.A1:overlook.U1048576">
            <calcext:condition calcext:apply-style-name="" calcext:value="formula-is(ISEVEN(ROW(())))" calcext:base-cell-address="items_equipment.W1"/>
          </calcext:conditional-format>
        </calcext:conditional-formats>
      </table:table>
      <table:table table:name="items_consumable" table:style-name="ta3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1" table:number-columns-repeated="1016" table:default-cell-style-name="Default"/>
        <table:table-column table:style-name="co2" table:default-cell-style-name="Default"/>
        <table:table-row table:style-name="ro5">
          <table:table-cell office:value-type="string" calcext:value-type="string">
            <text:p><text:span text:style-name="T6">premade_id</text:span></text:p>
          </table:table-cell>
          <table:table-cell office:value-type="string" calcext:value-type="string">
            <text:p><text:span text:style-name="T6">name</text:span></text:p>
          </table:table-cell>
          <table:table-cell office:value-type="string" calcext:value-type="string">
            <text:p><text:span text:style-name="T6">skill</text:span></text:p>
          </table:table-cell>
          <table:table-cell table:style-name="ce7" office:value-type="string" calcext:value-type="string">
            <text:p><text:span text:style-name="T6">FOUND</text:span></text:p>
          </table:table-cell>
          <table:table-cell office:value-type="string" calcext:value-type="string">
            <text:p><text:span text:style-name="T6">use_perspectives</text:span></text:p>
          </table:table-cell>
          <table:table-cell table:style-name="ce7" office:value-type="string" calcext:value-type="string">
            <text:p><text:span text:style-name="T6">FOUND</text:span></text:p>
          </table:table-cell>
          <table:table-cell table:style-name="ce13" office:value-type="string" calcext:value-type="string">
            <text:p><text:span text:style-name="T6">DROPPED</text:span></text:p>
            <text:p>BY X </text:p>
            <text:p>MOBS</text:p>
          </table:table-cell>
          <table:table-cell office:value-type="string" calcext:value-type="string">
            <text:p><text:span text:style-name="T6">description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office:value-type="string" calcext:value-type="string">
            <text:p><text:span text:style-name="T6">Red potion</text:span></text:p>
          </table:table-cell>
          <table:table-cell office:value-type="string" calcext:value-type="string">
            <text:p><text:span text:style-name="T6">regen_hp30</text:span></text:p>
          </table:table-cell>
          <table:table-cell table:style-name="ce7" table:formula="of:=VLOOKUP([.C2]; [$skills.A$1:$skills.B$1048576]; 2; 0)" office:value-type="string" office:string-value="Minor Health Regen" calcext:value-type="string">
            <text:p>Minor Health Regen</text:p>
          </table:table-cell>
          <table:table-cell office:value-type="string" calcext:value-type="string">
            <text:p><text:span text:style-name="T6">potion</text:span></text:p>
          </table:table-cell>
          <table:table-cell table:style-name="ce7" table:formula="of:=VLOOKUP([.E2];[use_perspectives.A$1:use_perspectives.B$1048576];2;0)" office:value-type="string" office:string-value="use_potion" calcext:value-type="string">
            <text:p>use_potion</text:p>
          </table:table-cell>
          <table:table-cell table:style-name="ce7" table:formula="of:=COUNTIF([loot.A$1:loot.A$1048576];[.A2])" office:value-type="float" office:value="19" calcext:value-type="float">
            <text:p>19</text:p>
          </table:table-cell>
          <table:table-cell office:value-type="string" calcext:value-type="string">
            <text:p><text:span text:style-name="T6">Just a bottle of cold tomato soup.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office:value-type="string" calcext:value-type="string">
            <text:p><text:span text:style-name="T6">Blue potion</text:span></text:p>
          </table:table-cell>
          <table:table-cell office:value-type="string" calcext:value-type="string">
            <text:p><text:span text:style-name="T6">regen_mp30</text:span></text:p>
          </table:table-cell>
          <table:table-cell table:style-name="ce7" table:formula="of:=VLOOKUP([.C3];[skills.A$1:skills.B$1048576];2;0)" office:value-type="string" office:string-value="Minor Magicka Regen" calcext:value-type="string">
            <text:p>Minor Magicka Regen</text:p>
          </table:table-cell>
          <table:table-cell office:value-type="string" calcext:value-type="string">
            <text:p><text:span text:style-name="T6">potion</text:span></text:p>
          </table:table-cell>
          <table:table-cell table:style-name="ce7" table:formula="of:=VLOOKUP([.E3];[use_perspectives.A$1:use_perspectives.B$1048576];2;0)" office:value-type="string" office:string-value="use_potion" calcext:value-type="string">
            <text:p>use_potion</text:p>
          </table:table-cell>
          <table:table-cell table:style-name="ce7" table:formula="of:=COUNTIF([loot.A$1:loot.A$1048576];[.A3])" office:value-type="float" office:value="19" calcext:value-type="float">
            <text:p>19</text:p>
          </table:table-cell>
          <table:table-cell office:value-type="string" calcext:value-type="string">
            <text:p><text:span text:style-name="T6">Just a bottle of REALLY cold tomato soup.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6">translucent scroll</text:span></text:p>
          </table:table-cell>
          <table:table-cell office:value-type="string" calcext:value-type="string">
            <text:p><text:span text:style-name="T6">Translucent Scroll</text:span></text:p>
          </table:table-cell>
          <table:table-cell office:value-type="string" calcext:value-type="string">
            <text:p><text:span text:style-name="T6">ethereal</text:span></text:p>
          </table:table-cell>
          <table:table-cell table:style-name="ce7" table:formula="of:=VLOOKUP([.C4];[skills.A$1:skills.B$1048576];2;0)" office:value-type="string" office:string-value="Become Ethereal" calcext:value-type="string">
            <text:p>Become Ethereal</text:p>
          </table:table-cell>
          <table:table-cell office:value-type="string" calcext:value-type="string">
            <text:p><text:span text:style-name="T6">scroll</text:span></text:p>
          </table:table-cell>
          <table:table-cell table:style-name="ce7" table:formula="of:=VLOOKUP([.E4];[use_perspectives.A$1:use_perspectives.B$1048576];2;0)" office:value-type="string" office:string-value="use_scroll" calcext:value-type="string">
            <text:p>use_scroll</text:p>
          </table:table-cell>
          <table:table-cell table:style-name="ce7" table:formula="of:=COUNTIF([loot.A$1:loot.A$1048576];[.A4])" office:value-type="float" office:value="0" calcext:value-type="float">
            <text:p>0</text:p>
          </table:table-cell>
          <table:table-cell office:value-type="string" calcext:value-type="string">
            <text:p><text:span text:style-name="T6">Its so hard to read this…</text:span></text:p>
          </table:table-cell>
          <table:table-cell table:number-columns-repeated="1016"/>
        </table:table-row>
        <table:table-row table:style-name="ro1" table:number-rows-repeated="9">
          <table:table-cell table:number-columns-repeated="3"/>
          <table:table-cell table:style-name="ce7"/>
          <table:table-cell table:number-columns-repeated="1020"/>
        </table:table-row>
        <table:table-row table:style-name="ro7" table:number-rows-repeated="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items_misc" table:style-name="ta4">
        <table:table-column table:style-name="co30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1" table:number-columns-repeated="1019" table:default-cell-style-name="Default"/>
        <table:table-column table:style-name="co2" table:default-cell-style-name="Default"/>
        <table:table-row table:style-name="ro5">
          <table:table-cell office:value-type="string" calcext:value-type="string">
            <text:p><text:span text:style-name="T6">premade_id</text:span></text:p>
          </table:table-cell>
          <table:table-cell office:value-type="string" calcext:value-type="string">
            <text:p><text:span text:style-name="T6">name</text:span></text:p>
          </table:table-cell>
          <table:table-cell table:style-name="ce13" office:value-type="string" calcext:value-type="string">
            <text:p><text:span text:style-name="T6">DROPPED</text:span></text:p>
            <text:p>BY X </text:p>
            <text:p>MOBS</text:p>
          </table:table-cell>
          <table:table-cell office:value-type="string" calcext:value-type="string">
            <text:p><text:span text:style-name="T6">description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rock</text:span></text:p>
          </table:table-cell>
          <table:table-cell office:value-type="string" calcext:value-type="string">
            <text:p><text:span text:style-name="T6">Rock</text:span></text:p>
          </table:table-cell>
          <table:table-cell table:style-name="ce7" table:formula="of:=COUNTIF([loot.A$1:loot.A$1048576];[.A2])" office:value-type="float" office:value="0" calcext:value-type="float">
            <text:p>0</text:p>
          </table:table-cell>
          <table:table-cell office:value-type="string" calcext:value-type="string">
            <text:p><text:span text:style-name="T6">Just a rock</text:span>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<text:span text:style-name="T6">tutorial_paper_1</text:span></text:p>
          </table:table-cell>
          <table:table-cell office:value-type="string" calcext:value-type="string">
            <text:p><text:span text:style-name="T6">A piece of paper</text:span></text:p>
          </table:table-cell>
          <table:table-cell table:style-name="ce7" table:formula="of:=COUNTIF([loot.A$1:loot.A$1048576];[.A3])" office:value-type="float" office:value="0" calcext:value-type="float">
            <text:p>0</text:p>
          </table:table-cell>
          <table:table-cell table:style-name="ce15" office:value-type="string" calcext:value-type="string">
            <text:p><text:span text:style-name="T6">This little note reads</text:span></text:p>
            <text:p>"not all exits are obvious, some are hidden, go north to proceed"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<text:span text:style-name="T6">tutorial_paper_2</text:span></text:p>
          </table:table-cell>
          <table:table-cell office:value-type="string" calcext:value-type="string">
            <text:p><text:span text:style-name="T6">Another piece of paper</text:span></text:p>
          </table:table-cell>
          <table:table-cell table:style-name="ce7" table:formula="of:=COUNTIF([loot.A$1:loot.A$1048576];[.A4])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6">This little note reads</text:span></text:p>
            <text:p>“You probably already figured it out, but loot dropped from enemies goes</text:p>
            <text:p>directly into your inventory, you also got a weapon!</text:p>
            <text:p>Identify it and equip it with “equip [item name]” then proceed north"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corpse</text:span></text:p>
          </table:table-cell>
          <table:table-cell office:value-type="string" calcext:value-type="string">
            <text:p><text:span text:style-name="T6">Rotten corpse</text:span></text:p>
          </table:table-cell>
          <table:table-cell table:style-name="ce7" table:formula="of:=COUNTIF([loot.A$1:loot.A$1048576];[.A5])" office:value-type="float" office:value="0" calcext:value-type="float">
            <text:p>0</text:p>
          </table:table-cell>
          <table:table-cell office:value-type="string" calcext:value-type="string">
            <text:p><text:span text:style-name="T6">This corpse has rotted beyond recognition.</text:span></text:p>
          </table:table-cell>
          <table:table-cell table:number-columns-repeated="1020"/>
        </table:table-row>
        <table:table-row table:style-name="ro7" table:number-rows-repeated="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loot" table:style-name="ta5">
        <table:shapes>
          <draw:frame draw:z-index="0" draw:name="Text Frame 1" draw:style-name="gr2" draw:text-style-name="P2" svg:width="7.312cm" svg:height="6.946cm" svg:x="21.87cm" svg:y="2.019cm">
            <draw:text-box>
              <text:p text:style-name="P1"><text:span text:style-name="T1">=IFERROR( <text:s/>IFERROR( <text:s text:c="2"/>VLOOKUP(</text:span><text:span text:style-name="T2">A2</text:span><text:span text:style-name="T1">, </text:span><text:span text:style-name="T3">items_equipment.A:B</text:span><text:span text:style-name="T1">, 2, 0), <text:s text:c="2"/>VLOOKUP(</text:span><text:span text:style-name="T2">A2</text:span><text:span text:style-name="T1">, </text:span><text:span text:style-name="T4">items_misc.A:B</text:span><text:span text:style-name="T1">, 2, 0) <text:s text:c="2"/>), <text:s/>VLOOKUP(</text:span><text:span text:style-name="T2">A2</text:span><text:span text:style-name="T1">, </text:span><text:span text:style-name="T5">items_consumable.A:B</text:span><text:span text:style-name="T1">, 2, 0) <text:s/>)</text:span></text:p>
              <text:p text:style-name="P1"/>
            </draw:text-box>
          </draw:frame>
        </table:shapes>
        <table:table-header-columns>
          <table:table-column table:style-name="co30" table:default-cell-style-name="ce16"/>
        </table:table-header-columns>
        <table:table-column table:style-name="co30" table:default-cell-style-name="ce16"/>
        <table:table-column table:style-name="co31" table:default-cell-style-name="ce16"/>
        <table:table-column table:style-name="co33" table:default-cell-style-name="ce16"/>
        <table:table-column table:style-name="co34" table:default-cell-style-name="ce17"/>
        <table:table-column table:style-name="co1" table:default-cell-style-name="ce18"/>
        <table:table-column table:style-name="co1" table:number-columns-repeated="1017" table:default-cell-style-name="Default"/>
        <table:table-column table:style-name="co2" table:default-cell-style-name="Default"/>
        <table:table-header-rows>
          <table:table-row table:style-name="ro1">
            <table:table-cell office:value-type="string" calcext:value-type="string">
              <text:p><text:span text:style-name="T6">item_id</text:span></text:p>
            </table:table-cell>
            <table:table-cell office:value-type="string" calcext:value-type="string">
              <text:p><text:span text:style-name="T6">FOUND</text:span></text:p>
            </table:table-cell>
            <table:table-cell office:value-type="string" calcext:value-type="string">
              <text:p><text:span text:style-name="T6">enemy_id</text:span></text:p>
            </table:table-cell>
            <table:table-cell office:value-type="string" calcext:value-type="string">
              <text:p><text:span text:style-name="T6">FOUND</text:span></text:p>
            </table:table-cell>
            <table:table-cell table:style-name="ce16" office:value-type="string" calcext:value-type="string">
              <text:p><text:span text:style-name="T6">drop_rate</text:span></text:p>
            </table:table-cell>
            <table:table-cell table:style-name="ce7" office:value-type="string" calcext:value-type="string">
              <text:p><text:span text:style-name="T6">ENEMY LVL</text:span></text:p>
            </table:table-cell>
            <table:table-cell table:number-columns-repeated="1018"/>
          </table:table-row>
        </table:table-header-rows>
        <table:table-row table:style-name="ro1">
          <table:table-cell office:value-type="string" calcext:value-type="string">
            <text:p><text:span text:style-name="T6">tutorial_paper_2</text:span></text:p>
          </table:table-cell>
          <table:table-cell table:formula="of:=IFERROR(IFERROR(VLOOKUP([.A2];[items_equipment.A$1:items_equipment.B$1048576];2;0);VLOOKUP([.A2];[items_misc.A$1:items_misc.B$1048576];2;0));VLOOKUP([.A2];[items_consumable.A$1:items_consumable.B$1048576];2;0))" office:value-type="string" office:string-value="Another piece of paper" calcext:value-type="string">
            <text:p>Another piece of paper</text:p>
          </table:table-cell>
          <table:table-cell office:value-type="string" calcext:value-type="string">
            <text:p><text:span text:style-name="T6">tutorial_enemy_1</text:span></text:p>
          </table:table-cell>
          <table:table-cell table:formula="of:=VLOOKUP([.C2];[enemies.A$1:enemies.B$1048576];2;0)" office:value-type="string" office:string-value="Tiny shroom" calcext:value-type="string">
            <text:p>Tiny shroom</text:p>
          </table:table-cell>
          <table:table-cell office:value-type="float" office:value="1" calcext:value-type="float">
            <text:p>1,00</text:p>
          </table:table-cell>
          <table:table-cell table:formula="of:=IFERROR(VLOOKUP([.C2];[enemies.A$1:enemies.L$1048576];12;0);&quot;&quot;)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3];[items_equipment.A$1:items_equipment.B$1048576];2;0);VLOOKUP([.A3];[items_misc.A$1:items_misc.B$1048576];2;0));VLOOKUP([.A3];[items_consumable.A$1:items_consumable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3];[enemies.A$1:enemies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2];[enemies.A$1:enemies.L$1048576];12;0);&quot;&quot;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1</text:span></text:p>
          </table:table-cell>
          <table:table-cell table:formula="of:=IFERROR(IFERROR(VLOOKUP([.A4];[items_equipment.A$1:items_equipment.B$1048576];2;0);VLOOKUP([.A4];[items_misc.A$1:items_misc.B$1048576];2;0));VLOOKUP([.A4];[items_consumable.A$1:items_consumable.B$1048576];2;0))" office:value-type="string" office:string-value="Ragged shirt" calcext:value-type="string">
            <text:p>Ragged shirt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4];[enemies.A$1:enemies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2];[enemies.A$1:enemies.L$1048576];12;0);&quot;&quot;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1</text:span></text:p>
          </table:table-cell>
          <table:table-cell table:formula="of:=IFERROR(IFERROR(VLOOKUP([.A5];[items_equipment.A$1:items_equipment.B$1048576];2;0);VLOOKUP([.A5];[items_misc.A$1:items_misc.B$1048576];2;0));VLOOKUP([.A5];[items_consumable.A$1:items_consumable.B$1048576];2;0))" office:value-type="string" office:string-value="Ragged hood" calcext:value-type="string">
            <text:p>Ragged hood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5];[enemies.A$1:enemies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2];[enemies.A$1:enemies.L$1048576];12;0);&quot;&quot;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1</text:span></text:p>
          </table:table-cell>
          <table:table-cell table:formula="of:=IFERROR(IFERROR(VLOOKUP([.A6];[items_equipment.A$1:items_equipment.B$1048576];2;0);VLOOKUP([.A6];[items_misc.A$1:items_misc.B$1048576];2;0));VLOOKUP([.A6];[items_consumable.A$1:items_consumable.B$1048576];2;0))" office:value-type="string" office:string-value="Pocket knife" calcext:value-type="string">
            <text:p>Pocket knife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6];[enemies.A$1:enemies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2];[enemies.A$1:enemies.L$1048576];12;0);&quot;&quot;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1</text:span></text:p>
          </table:table-cell>
          <table:table-cell table:formula="of:=IFERROR(IFERROR(VLOOKUP([.A7];[items_equipment.A$1:items_equipment.B$1048576];2;0);VLOOKUP([.A7];[items_misc.A$1:items_misc.B$1048576];2;0));VLOOKUP([.A7];[items_consumable.A$1:items_consumable.B$1048576];2;0))" office:value-type="string" office:string-value="Dirk" calcext:value-type="string">
            <text:p>Dirk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7];[enemies.A$1:enemies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2];[enemies.A$1:enemies.L$1048576];12;0);&quot;&quot;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1</text:span></text:p>
          </table:table-cell>
          <table:table-cell table:formula="of:=IFERROR(IFERROR(VLOOKUP([.A8];[items_equipment.A$1:items_equipment.B$1048576];2;0);VLOOKUP([.A8];[items_misc.A$1:items_misc.B$1048576];2;0));VLOOKUP([.A8];[items_consumable.A$1:items_consumable.B$1048576];2;0))" office:value-type="string" office:string-value="Leather tunic" calcext:value-type="string">
            <text:p>Leather tunic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8];[enemies.A$1:enemies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2];[enemies.A$1:enemies.L$1048576];12;0);&quot;&quot;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1</text:span></text:p>
          </table:table-cell>
          <table:table-cell table:formula="of:=IFERROR(IFERROR(VLOOKUP([.A9];[items_equipment.A$1:items_equipment.B$1048576];2;0);VLOOKUP([.A9];[items_misc.A$1:items_misc.B$1048576];2;0));VLOOKUP([.A9];[items_consumable.A$1:items_consumable.B$1048576];2;0))" office:value-type="string" office:string-value="Leather hat" calcext:value-type="string">
            <text:p>Leather hat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9];[enemies.A$1:enemies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2];[enemies.A$1:enemies.L$1048576];12;0);&quot;&quot;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1</text:span></text:p>
          </table:table-cell>
          <table:table-cell table:formula="of:=IFERROR(IFERROR(VLOOKUP([.A10];[items_equipment.A$1:items_equipment.B$1048576];2;0);VLOOKUP([.A10];[items_misc.A$1:items_misc.B$1048576];2;0));VLOOKUP([.A10];[items_consumable.A$1:items_consumable.B$1048576];2;0))" office:value-type="string" office:string-value="Wood shield" calcext:value-type="string">
            <text:p>Wood shield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0];[enemies.A$1:enemies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2];[enemies.A$1:enemies.L$1048576];12;0);&quot;&quot;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1</text:span></text:p>
          </table:table-cell>
          <table:table-cell table:formula="of:=IFERROR(IFERROR(VLOOKUP([.A11];[items_equipment.A$1:items_equipment.B$1048576];2;0);VLOOKUP([.A11];[items_misc.A$1:items_misc.B$1048576];2;0));VLOOKUP([.A11];[items_consumable.A$1:items_consumable.B$1048576];2;0))" office:value-type="string" office:string-value="Pitchfork" calcext:value-type="string">
            <text:p>Pitchfork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1];[enemies.A$1:enemies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1</text:span></text:p>
          </table:table-cell>
          <table:table-cell table:formula="of:=IFERROR(IFERROR(VLOOKUP([.A12];[items_equipment.A$1:items_equipment.B$1048576];2;0);VLOOKUP([.A12];[items_misc.A$1:items_misc.B$1048576];2;0));VLOOKUP([.A12];[items_consumable.A$1:items_consumable.B$1048576];2;0))" office:value-type="string" office:string-value="Robe" calcext:value-type="string">
            <text:p>Robe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2];[enemies.A$1:enemies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1</text:span></text:p>
          </table:table-cell>
          <table:table-cell table:formula="of:=IFERROR(IFERROR(VLOOKUP([.A13];[items_equipment.A$1:items_equipment.B$1048576];2;0);VLOOKUP([.A13];[items_misc.A$1:items_misc.B$1048576];2;0));VLOOKUP([.A13];[items_consumable.A$1:items_consumable.B$1048576];2;0))" office:value-type="string" office:string-value="Pointy hat" calcext:value-type="string">
            <text:p>Pointy hat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3];[enemies.A$1:enemies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1</text:span></text:p>
          </table:table-cell>
          <table:table-cell table:formula="of:=IFERROR(IFERROR(VLOOKUP([.A14];[items_equipment.A$1:items_equipment.B$1048576];2;0);VLOOKUP([.A14];[items_misc.A$1:items_misc.B$1048576];2;0));VLOOKUP([.A14];[items_consumable.A$1:items_consumable.B$1048576];2;0))" office:value-type="string" office:string-value="Piece of paper" calcext:value-type="string">
            <text:p>Piece of paper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4];[enemies.A$1:enemies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1</text:span></text:p>
          </table:table-cell>
          <table:table-cell table:formula="of:=IFERROR(IFERROR(VLOOKUP([.A15];[items_equipment.A$1:items_equipment.B$1048576];2;0);VLOOKUP([.A15];[items_misc.A$1:items_misc.B$1048576];2;0));VLOOKUP([.A15];[items_consumable.A$1:items_consumable.B$1048576];2;0))" office:value-type="string" office:string-value="Stick" calcext:value-type="string">
            <text:p>Stick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5];[enemies.A$1:enemies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16];[items_equipment.A$1:items_equipment.B$1048576];2;0);VLOOKUP([.A16];[items_misc.A$1:items_misc.B$1048576];2;0));VLOOKUP([.A16];[items_consumable.A$1:items_consumable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6];[enemies.A$1:enemies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1</text:span></text:p>
          </table:table-cell>
          <table:table-cell table:formula="of:=IFERROR(IFERROR(VLOOKUP([.A17];[items_equipment.A$1:items_equipment.B$1048576];2;0);VLOOKUP([.A17];[items_misc.A$1:items_misc.B$1048576];2;0));VLOOKUP([.A17];[items_consumable.A$1:items_consumable.B$1048576];2;0))" office:value-type="string" office:string-value="Brown monk robe" calcext:value-type="string">
            <text:p>Brown monk robe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7];[enemies.A$1:enemies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1</text:span></text:p>
          </table:table-cell>
          <table:table-cell table:formula="of:=IFERROR(IFERROR(VLOOKUP([.A18];[items_equipment.A$1:items_equipment.B$1048576];2;0);VLOOKUP([.A18];[items_misc.A$1:items_misc.B$1048576];2;0));VLOOKUP([.A18];[items_consumable.A$1:items_consumable.B$1048576];2;0))" office:value-type="string" office:string-value="Bald cap" calcext:value-type="string">
            <text:p>Bald cap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8];[enemies.A$1:enemies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1</text:span></text:p>
          </table:table-cell>
          <table:table-cell table:formula="of:=IFERROR(IFERROR(VLOOKUP([.A19];[items_equipment.A$1:items_equipment.B$1048576];2;0);VLOOKUP([.A19];[items_misc.A$1:items_misc.B$1048576];2;0));VLOOKUP([.A19];[items_consumable.A$1:items_consumable.B$1048576];2;0))" office:value-type="string" office:string-value="Tiny bell" calcext:value-type="string">
            <text:p>Tiny bell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9];[enemies.A$1:enemies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1</text:span></text:p>
          </table:table-cell>
          <table:table-cell table:formula="of:=IFERROR(IFERROR(VLOOKUP([.A20];[items_equipment.A$1:items_equipment.B$1048576];2;0);VLOOKUP([.A20];[items_misc.A$1:items_misc.B$1048576];2;0));VLOOKUP([.A20];[items_consumable.A$1:items_consumable.B$1048576];2;0))" office:value-type="string" office:string-value="Prayer beads" calcext:value-type="string">
            <text:p>Prayer beads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20];[enemies.A$1:enemies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21];[items_equipment.A$1:items_equipment.B$1048576];2;0);VLOOKUP([.A21];[items_misc.A$1:items_misc.B$1048576];2;0));VLOOKUP([.A21];[items_consumable.A$1:items_consumable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1];[enemies.A$1:enemies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1</text:span></text:p>
          </table:table-cell>
          <table:table-cell table:formula="of:=IFERROR(IFERROR(VLOOKUP([.A22];[items_equipment.A$1:items_equipment.B$1048576];2;0);VLOOKUP([.A22];[items_misc.A$1:items_misc.B$1048576];2;0));VLOOKUP([.A22];[items_consumable.A$1:items_consumable.B$1048576];2;0))" office:value-type="string" office:string-value="Ragged shirt" calcext:value-type="string">
            <text:p>Ragged shirt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2];[enemies.A$1:enemies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1</text:span></text:p>
          </table:table-cell>
          <table:table-cell table:formula="of:=IFERROR(IFERROR(VLOOKUP([.A23];[items_equipment.A$1:items_equipment.B$1048576];2;0);VLOOKUP([.A23];[items_misc.A$1:items_misc.B$1048576];2;0));VLOOKUP([.A23];[items_consumable.A$1:items_consumable.B$1048576];2;0))" office:value-type="string" office:string-value="Ragged hood" calcext:value-type="string">
            <text:p>Ragged hood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3];[enemies.A$1:enemies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1</text:span></text:p>
          </table:table-cell>
          <table:table-cell table:formula="of:=IFERROR(IFERROR(VLOOKUP([.A24];[items_equipment.A$1:items_equipment.B$1048576];2;0);VLOOKUP([.A24];[items_misc.A$1:items_misc.B$1048576];2;0));VLOOKUP([.A24];[items_consumable.A$1:items_consumable.B$1048576];2;0))" office:value-type="string" office:string-value="Pocket knife" calcext:value-type="string">
            <text:p>Pocket knife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4];[enemies.A$1:enemies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1</text:span></text:p>
          </table:table-cell>
          <table:table-cell table:formula="of:=IFERROR(IFERROR(VLOOKUP([.A25];[items_equipment.A$1:items_equipment.B$1048576];2;0);VLOOKUP([.A25];[items_misc.A$1:items_misc.B$1048576];2;0));VLOOKUP([.A25];[items_consumable.A$1:items_consumable.B$1048576];2;0))" office:value-type="string" office:string-value="Dirk" calcext:value-type="string">
            <text:p>Dirk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5];[enemies.A$1:enemies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1</text:span></text:p>
          </table:table-cell>
          <table:table-cell table:formula="of:=IFERROR(IFERROR(VLOOKUP([.A26];[items_equipment.A$1:items_equipment.B$1048576];2;0);VLOOKUP([.A26];[items_misc.A$1:items_misc.B$1048576];2;0));VLOOKUP([.A26];[items_consumable.A$1:items_consumable.B$1048576];2;0))" office:value-type="string" office:string-value="Leather tunic" calcext:value-type="string">
            <text:p>Leather tunic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6];[enemies.A$1:enemies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1</text:span></text:p>
          </table:table-cell>
          <table:table-cell table:formula="of:=IFERROR(IFERROR(VLOOKUP([.A27];[items_equipment.A$1:items_equipment.B$1048576];2;0);VLOOKUP([.A27];[items_misc.A$1:items_misc.B$1048576];2;0));VLOOKUP([.A27];[items_consumable.A$1:items_consumable.B$1048576];2;0))" office:value-type="string" office:string-value="Leather hat" calcext:value-type="string">
            <text:p>Leather hat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7];[enemies.A$1:enemies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1</text:span></text:p>
          </table:table-cell>
          <table:table-cell table:formula="of:=IFERROR(IFERROR(VLOOKUP([.A28];[items_equipment.A$1:items_equipment.B$1048576];2;0);VLOOKUP([.A28];[items_misc.A$1:items_misc.B$1048576];2;0));VLOOKUP([.A28];[items_consumable.A$1:items_consumable.B$1048576];2;0))" office:value-type="string" office:string-value="Wood shield" calcext:value-type="string">
            <text:p>Wood shield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8];[enemies.A$1:enemies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1</text:span></text:p>
          </table:table-cell>
          <table:table-cell table:formula="of:=IFERROR(IFERROR(VLOOKUP([.A29];[items_equipment.A$1:items_equipment.B$1048576];2;0);VLOOKUP([.A29];[items_misc.A$1:items_misc.B$1048576];2;0));VLOOKUP([.A29];[items_consumable.A$1:items_consumable.B$1048576];2;0))" office:value-type="string" office:string-value="Pitchfork" calcext:value-type="string">
            <text:p>Pitchfork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9];[enemies.A$1:enemies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1</text:span></text:p>
          </table:table-cell>
          <table:table-cell table:formula="of:=IFERROR(IFERROR(VLOOKUP([.A30];[items_equipment.A$1:items_equipment.B$1048576];2;0);VLOOKUP([.A30];[items_misc.A$1:items_misc.B$1048576];2;0));VLOOKUP([.A30];[items_consumable.A$1:items_consumable.B$1048576];2;0))" office:value-type="string" office:string-value="Robe" calcext:value-type="string">
            <text:p>Robe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0];[enemies.A$1:enemies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1</text:span></text:p>
          </table:table-cell>
          <table:table-cell table:formula="of:=IFERROR(IFERROR(VLOOKUP([.A31];[items_equipment.A$1:items_equipment.B$1048576];2;0);VLOOKUP([.A31];[items_misc.A$1:items_misc.B$1048576];2;0));VLOOKUP([.A31];[items_consumable.A$1:items_consumable.B$1048576];2;0))" office:value-type="string" office:string-value="Pointy hat" calcext:value-type="string">
            <text:p>Pointy hat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1];[enemies.A$1:enemies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1</text:span></text:p>
          </table:table-cell>
          <table:table-cell table:formula="of:=IFERROR(IFERROR(VLOOKUP([.A32];[items_equipment.A$1:items_equipment.B$1048576];2;0);VLOOKUP([.A32];[items_misc.A$1:items_misc.B$1048576];2;0));VLOOKUP([.A32];[items_consumable.A$1:items_consumable.B$1048576];2;0))" office:value-type="string" office:string-value="Piece of paper" calcext:value-type="string">
            <text:p>Piece of paper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2];[enemies.A$1:enemies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1</text:span></text:p>
          </table:table-cell>
          <table:table-cell table:formula="of:=IFERROR(IFERROR(VLOOKUP([.A33];[items_equipment.A$1:items_equipment.B$1048576];2;0);VLOOKUP([.A33];[items_misc.A$1:items_misc.B$1048576];2;0));VLOOKUP([.A33];[items_consumable.A$1:items_consumable.B$1048576];2;0))" office:value-type="string" office:string-value="Stick" calcext:value-type="string">
            <text:p>Stick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3];[enemies.A$1:enemies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34];[items_equipment.A$1:items_equipment.B$1048576];2;0);VLOOKUP([.A34];[items_misc.A$1:items_misc.B$1048576];2;0));VLOOKUP([.A34];[items_consumable.A$1:items_consumable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4];[enemies.A$1:enemies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1</text:span></text:p>
          </table:table-cell>
          <table:table-cell table:formula="of:=IFERROR(IFERROR(VLOOKUP([.A35];[items_equipment.A$1:items_equipment.B$1048576];2;0);VLOOKUP([.A35];[items_misc.A$1:items_misc.B$1048576];2;0));VLOOKUP([.A35];[items_consumable.A$1:items_consumable.B$1048576];2;0))" office:value-type="string" office:string-value="Brown monk robe" calcext:value-type="string">
            <text:p>Brown monk robe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5];[enemies.A$1:enemies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1</text:span></text:p>
          </table:table-cell>
          <table:table-cell table:formula="of:=IFERROR(IFERROR(VLOOKUP([.A36];[items_equipment.A$1:items_equipment.B$1048576];2;0);VLOOKUP([.A36];[items_misc.A$1:items_misc.B$1048576];2;0));VLOOKUP([.A36];[items_consumable.A$1:items_consumable.B$1048576];2;0))" office:value-type="string" office:string-value="Bald cap" calcext:value-type="string">
            <text:p>Bald cap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6];[enemies.A$1:enemies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1</text:span></text:p>
          </table:table-cell>
          <table:table-cell table:formula="of:=IFERROR(IFERROR(VLOOKUP([.A37];[items_equipment.A$1:items_equipment.B$1048576];2;0);VLOOKUP([.A37];[items_misc.A$1:items_misc.B$1048576];2;0));VLOOKUP([.A37];[items_consumable.A$1:items_consumable.B$1048576];2;0))" office:value-type="string" office:string-value="Tiny bell" calcext:value-type="string">
            <text:p>Tiny bell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7];[enemies.A$1:enemies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1</text:span></text:p>
          </table:table-cell>
          <table:table-cell table:formula="of:=IFERROR(IFERROR(VLOOKUP([.A38];[items_equipment.A$1:items_equipment.B$1048576];2;0);VLOOKUP([.A38];[items_misc.A$1:items_misc.B$1048576];2;0));VLOOKUP([.A38];[items_consumable.A$1:items_consumable.B$1048576];2;0))" office:value-type="string" office:string-value="Prayer beads" calcext:value-type="string">
            <text:p>Prayer beads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8];[enemies.A$1:enemies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/>
          <table:table-cell table:style-name="ce16"/>
          <table:table-cell table:number-columns-repeated="4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39];[items_equipment.A$1:items_equipment.B$1048576];2;0);VLOOKUP([.A39];[items_misc.A$1:items_misc.B$1048576];2;0));VLOOKUP([.A39];[items_consumable.A$1:items_consumable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39];[enemies.A$1:enemies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1</text:span></text:p>
          </table:table-cell>
          <table:table-cell table:formula="of:=IFERROR(IFERROR(VLOOKUP([.A40];[items_equipment.A$1:items_equipment.B$1048576];2;0);VLOOKUP([.A40];[items_misc.A$1:items_misc.B$1048576];2;0));VLOOKUP([.A40];[items_consumable.A$1:items_consumable.B$1048576];2;0))" office:value-type="string" office:string-value="Ragged shirt" calcext:value-type="string">
            <text:p>Ragged shirt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0];[enemies.A$1:enemies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1</text:span></text:p>
          </table:table-cell>
          <table:table-cell table:formula="of:=IFERROR(IFERROR(VLOOKUP([.A41];[items_equipment.A$1:items_equipment.B$1048576];2;0);VLOOKUP([.A41];[items_misc.A$1:items_misc.B$1048576];2;0));VLOOKUP([.A41];[items_consumable.A$1:items_consumable.B$1048576];2;0))" office:value-type="string" office:string-value="Ragged hood" calcext:value-type="string">
            <text:p>Ragged hood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1];[enemies.A$1:enemies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1</text:span></text:p>
          </table:table-cell>
          <table:table-cell table:formula="of:=IFERROR(IFERROR(VLOOKUP([.A42];[items_equipment.A$1:items_equipment.B$1048576];2;0);VLOOKUP([.A42];[items_misc.A$1:items_misc.B$1048576];2;0));VLOOKUP([.A42];[items_consumable.A$1:items_consumable.B$1048576];2;0))" office:value-type="string" office:string-value="Pocket knife" calcext:value-type="string">
            <text:p>Pocket knife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2];[enemies.A$1:enemies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1</text:span></text:p>
          </table:table-cell>
          <table:table-cell table:formula="of:=IFERROR(IFERROR(VLOOKUP([.A43];[items_equipment.A$1:items_equipment.B$1048576];2;0);VLOOKUP([.A43];[items_misc.A$1:items_misc.B$1048576];2;0));VLOOKUP([.A43];[items_consumable.A$1:items_consumable.B$1048576];2;0))" office:value-type="string" office:string-value="Dirk" calcext:value-type="string">
            <text:p>Dirk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3];[enemies.A$1:enemies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1</text:span></text:p>
          </table:table-cell>
          <table:table-cell table:formula="of:=IFERROR(IFERROR(VLOOKUP([.A44];[items_equipment.A$1:items_equipment.B$1048576];2;0);VLOOKUP([.A44];[items_misc.A$1:items_misc.B$1048576];2;0));VLOOKUP([.A44];[items_consumable.A$1:items_consumable.B$1048576];2;0))" office:value-type="string" office:string-value="Leather tunic" calcext:value-type="string">
            <text:p>Leather tunic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4];[enemies.A$1:enemies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1</text:span></text:p>
          </table:table-cell>
          <table:table-cell table:formula="of:=IFERROR(IFERROR(VLOOKUP([.A45];[items_equipment.A$1:items_equipment.B$1048576];2;0);VLOOKUP([.A45];[items_misc.A$1:items_misc.B$1048576];2;0));VLOOKUP([.A45];[items_consumable.A$1:items_consumable.B$1048576];2;0))" office:value-type="string" office:string-value="Leather hat" calcext:value-type="string">
            <text:p>Leather hat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5];[enemies.A$1:enemies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1</text:span></text:p>
          </table:table-cell>
          <table:table-cell table:formula="of:=IFERROR(IFERROR(VLOOKUP([.A46];[items_equipment.A$1:items_equipment.B$1048576];2;0);VLOOKUP([.A46];[items_misc.A$1:items_misc.B$1048576];2;0));VLOOKUP([.A46];[items_consumable.A$1:items_consumable.B$1048576];2;0))" office:value-type="string" office:string-value="Wood shield" calcext:value-type="string">
            <text:p>Wood shield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6];[enemies.A$1:enemies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1</text:span></text:p>
          </table:table-cell>
          <table:table-cell table:formula="of:=IFERROR(IFERROR(VLOOKUP([.A47];[items_equipment.A$1:items_equipment.B$1048576];2;0);VLOOKUP([.A47];[items_misc.A$1:items_misc.B$1048576];2;0));VLOOKUP([.A47];[items_consumable.A$1:items_consumable.B$1048576];2;0))" office:value-type="string" office:string-value="Pitchfork" calcext:value-type="string">
            <text:p>Pitchfork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7];[enemies.A$1:enemies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1</text:span></text:p>
          </table:table-cell>
          <table:table-cell table:formula="of:=IFERROR(IFERROR(VLOOKUP([.A48];[items_equipment.A$1:items_equipment.B$1048576];2;0);VLOOKUP([.A48];[items_misc.A$1:items_misc.B$1048576];2;0));VLOOKUP([.A48];[items_consumable.A$1:items_consumable.B$1048576];2;0))" office:value-type="string" office:string-value="Robe" calcext:value-type="string">
            <text:p>Robe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8];[enemies.A$1:enemies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1</text:span></text:p>
          </table:table-cell>
          <table:table-cell table:formula="of:=IFERROR(IFERROR(VLOOKUP([.A49];[items_equipment.A$1:items_equipment.B$1048576];2;0);VLOOKUP([.A49];[items_misc.A$1:items_misc.B$1048576];2;0));VLOOKUP([.A49];[items_consumable.A$1:items_consumable.B$1048576];2;0))" office:value-type="string" office:string-value="Pointy hat" calcext:value-type="string">
            <text:p>Pointy hat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9];[enemies.A$1:enemies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1</text:span></text:p>
          </table:table-cell>
          <table:table-cell table:formula="of:=IFERROR(IFERROR(VLOOKUP([.A50];[items_equipment.A$1:items_equipment.B$1048576];2;0);VLOOKUP([.A50];[items_misc.A$1:items_misc.B$1048576];2;0));VLOOKUP([.A50];[items_consumable.A$1:items_consumable.B$1048576];2;0))" office:value-type="string" office:string-value="Piece of paper" calcext:value-type="string">
            <text:p>Piece of paper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50];[enemies.A$1:enemies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1</text:span></text:p>
          </table:table-cell>
          <table:table-cell table:formula="of:=IFERROR(IFERROR(VLOOKUP([.A51];[items_equipment.A$1:items_equipment.B$1048576];2;0);VLOOKUP([.A51];[items_misc.A$1:items_misc.B$1048576];2;0));VLOOKUP([.A51];[items_consumable.A$1:items_consumable.B$1048576];2;0))" office:value-type="string" office:string-value="Stick" calcext:value-type="string">
            <text:p>Stick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51];[enemies.A$1:enemies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52];[items_equipment.A$1:items_equipment.B$1048576];2;0);VLOOKUP([.A52];[items_misc.A$1:items_misc.B$1048576];2;0));VLOOKUP([.A52];[items_consumable.A$1:items_consumable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52];[enemies.A$1:enemies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1</text:span></text:p>
          </table:table-cell>
          <table:table-cell table:formula="of:=IFERROR(IFERROR(VLOOKUP([.A53];[items_equipment.A$1:items_equipment.B$1048576];2;0);VLOOKUP([.A53];[items_misc.A$1:items_misc.B$1048576];2;0));VLOOKUP([.A53];[items_consumable.A$1:items_consumable.B$1048576];2;0))" office:value-type="string" office:string-value="Brown monk robe" calcext:value-type="string">
            <text:p>Brown monk robe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53];[enemies.A$1:enemies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1</text:span></text:p>
          </table:table-cell>
          <table:table-cell table:formula="of:=IFERROR(IFERROR(VLOOKUP([.A54];[items_equipment.A$1:items_equipment.B$1048576];2;0);VLOOKUP([.A54];[items_misc.A$1:items_misc.B$1048576];2;0));VLOOKUP([.A54];[items_consumable.A$1:items_consumable.B$1048576];2;0))" office:value-type="string" office:string-value="Bald cap" calcext:value-type="string">
            <text:p>Bald cap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54];[enemies.A$1:enemies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1</text:span></text:p>
          </table:table-cell>
          <table:table-cell table:formula="of:=IFERROR(IFERROR(VLOOKUP([.A55];[items_equipment.A$1:items_equipment.B$1048576];2;0);VLOOKUP([.A55];[items_misc.A$1:items_misc.B$1048576];2;0));VLOOKUP([.A55];[items_consumable.A$1:items_consumable.B$1048576];2;0))" office:value-type="string" office:string-value="Tiny bell" calcext:value-type="string">
            <text:p>Tiny bell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55];[enemies.A$1:enemies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1</text:span></text:p>
          </table:table-cell>
          <table:table-cell table:formula="of:=IFERROR(IFERROR(VLOOKUP([.A56];[items_equipment.A$1:items_equipment.B$1048576];2;0);VLOOKUP([.A56];[items_misc.A$1:items_misc.B$1048576];2;0));VLOOKUP([.A56];[items_consumable.A$1:items_consumable.B$1048576];2;0))" office:value-type="string" office:string-value="Prayer beads" calcext:value-type="string">
            <text:p>Prayer beads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56];[enemies.A$1:enemies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1</text:span></text:p>
          </table:table-cell>
          <table:table-cell table:formula="of:=IFERROR(IFERROR(VLOOKUP([.A57];[items_equipment.A$1:items_equipment.B$1048576];2;0);VLOOKUP([.A57];[items_misc.A$1:items_misc.B$1048576];2;0));VLOOKUP([.A57];[items_consumable.A$1:items_consumable.B$1048576];2;0))" office:value-type="string" office:string-value="Bald cap" calcext:value-type="string">
            <text:p>Bald cap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57];[enemies.A$1:enemies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1</text:span></text:p>
          </table:table-cell>
          <table:table-cell table:formula="of:=IFERROR(IFERROR(VLOOKUP([.A58];[items_equipment.A$1:items_equipment.B$1048576];2;0);VLOOKUP([.A58];[items_misc.A$1:items_misc.B$1048576];2;0));VLOOKUP([.A58];[items_consumable.A$1:items_consumable.B$1048576];2;0))" office:value-type="string" office:string-value="Tiny bell" calcext:value-type="string">
            <text:p>Tiny bell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58];[enemies.A$1:enemies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1</text:span></text:p>
          </table:table-cell>
          <table:table-cell table:formula="of:=IFERROR(IFERROR(VLOOKUP([.A59];[items_equipment.A$1:items_equipment.B$1048576];2;0);VLOOKUP([.A59];[items_misc.A$1:items_misc.B$1048576];2;0));VLOOKUP([.A59];[items_consumable.A$1:items_consumable.B$1048576];2;0))" office:value-type="string" office:string-value="Prayer beads" calcext:value-type="string">
            <text:p>Prayer beads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59];[enemies.A$1:enemies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60];[items_equipment.A$1:items_equipment.B$1048576];2;0);VLOOKUP([.A60];[items_misc.A$1:items_misc.B$1048576];2;0));VLOOKUP([.A60];[items_consumable.A$1:items_consumable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0];[enemies.A$1:enemies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1</text:span></text:p>
          </table:table-cell>
          <table:table-cell table:formula="of:=IFERROR(IFERROR(VLOOKUP([.A61];[items_equipment.A$1:items_equipment.B$1048576];2;0);VLOOKUP([.A61];[items_misc.A$1:items_misc.B$1048576];2;0));VLOOKUP([.A61];[items_consumable.A$1:items_consumable.B$1048576];2;0))" office:value-type="string" office:string-value="Ragged shirt" calcext:value-type="string">
            <text:p>Ragged shirt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1];[enemies.A$1:enemies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1</text:span></text:p>
          </table:table-cell>
          <table:table-cell table:formula="of:=IFERROR(IFERROR(VLOOKUP([.A62];[items_equipment.A$1:items_equipment.B$1048576];2;0);VLOOKUP([.A62];[items_misc.A$1:items_misc.B$1048576];2;0));VLOOKUP([.A62];[items_consumable.A$1:items_consumable.B$1048576];2;0))" office:value-type="string" office:string-value="Ragged hood" calcext:value-type="string">
            <text:p>Ragged hood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2];[enemies.A$1:enemies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1</text:span></text:p>
          </table:table-cell>
          <table:table-cell table:formula="of:=IFERROR(IFERROR(VLOOKUP([.A63];[items_equipment.A$1:items_equipment.B$1048576];2;0);VLOOKUP([.A63];[items_misc.A$1:items_misc.B$1048576];2;0));VLOOKUP([.A63];[items_consumable.A$1:items_consumable.B$1048576];2;0))" office:value-type="string" office:string-value="Pocket knife" calcext:value-type="string">
            <text:p>Pocket knife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3];[enemies.A$1:enemies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1</text:span></text:p>
          </table:table-cell>
          <table:table-cell table:formula="of:=IFERROR(IFERROR(VLOOKUP([.A64];[items_equipment.A$1:items_equipment.B$1048576];2;0);VLOOKUP([.A64];[items_misc.A$1:items_misc.B$1048576];2;0));VLOOKUP([.A64];[items_consumable.A$1:items_consumable.B$1048576];2;0))" office:value-type="string" office:string-value="Dirk" calcext:value-type="string">
            <text:p>Dirk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4];[enemies.A$1:enemies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1</text:span></text:p>
          </table:table-cell>
          <table:table-cell table:formula="of:=IFERROR(IFERROR(VLOOKUP([.A65];[items_equipment.A$1:items_equipment.B$1048576];2;0);VLOOKUP([.A65];[items_misc.A$1:items_misc.B$1048576];2;0));VLOOKUP([.A65];[items_consumable.A$1:items_consumable.B$1048576];2;0))" office:value-type="string" office:string-value="Leather tunic" calcext:value-type="string">
            <text:p>Leather tunic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5];[enemies.A$1:enemies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1</text:span></text:p>
          </table:table-cell>
          <table:table-cell table:formula="of:=IFERROR(IFERROR(VLOOKUP([.A66];[items_equipment.A$1:items_equipment.B$1048576];2;0);VLOOKUP([.A66];[items_misc.A$1:items_misc.B$1048576];2;0));VLOOKUP([.A66];[items_consumable.A$1:items_consumable.B$1048576];2;0))" office:value-type="string" office:string-value="Leather hat" calcext:value-type="string">
            <text:p>Leather hat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6];[enemies.A$1:enemies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1</text:span></text:p>
          </table:table-cell>
          <table:table-cell table:formula="of:=IFERROR(IFERROR(VLOOKUP([.A67];[items_equipment.A$1:items_equipment.B$1048576];2;0);VLOOKUP([.A67];[items_misc.A$1:items_misc.B$1048576];2;0));VLOOKUP([.A67];[items_consumable.A$1:items_consumable.B$1048576];2;0))" office:value-type="string" office:string-value="Wood shield" calcext:value-type="string">
            <text:p>Wood shield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7];[enemies.A$1:enemies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1</text:span></text:p>
          </table:table-cell>
          <table:table-cell table:formula="of:=IFERROR(IFERROR(VLOOKUP([.A68];[items_equipment.A$1:items_equipment.B$1048576];2;0);VLOOKUP([.A68];[items_misc.A$1:items_misc.B$1048576];2;0));VLOOKUP([.A68];[items_consumable.A$1:items_consumable.B$1048576];2;0))" office:value-type="string" office:string-value="Pitchfork" calcext:value-type="string">
            <text:p>Pitchfork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8];[enemies.A$1:enemies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1</text:span></text:p>
          </table:table-cell>
          <table:table-cell table:formula="of:=IFERROR(IFERROR(VLOOKUP([.A69];[items_equipment.A$1:items_equipment.B$1048576];2;0);VLOOKUP([.A69];[items_misc.A$1:items_misc.B$1048576];2;0));VLOOKUP([.A69];[items_consumable.A$1:items_consumable.B$1048576];2;0))" office:value-type="string" office:string-value="Robe" calcext:value-type="string">
            <text:p>Robe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9];[enemies.A$1:enemies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1</text:span></text:p>
          </table:table-cell>
          <table:table-cell table:formula="of:=IFERROR(IFERROR(VLOOKUP([.A70];[items_equipment.A$1:items_equipment.B$1048576];2;0);VLOOKUP([.A70];[items_misc.A$1:items_misc.B$1048576];2;0));VLOOKUP([.A70];[items_consumable.A$1:items_consumable.B$1048576];2;0))" office:value-type="string" office:string-value="Pointy hat" calcext:value-type="string">
            <text:p>Pointy hat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70];[enemies.A$1:enemies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1</text:span></text:p>
          </table:table-cell>
          <table:table-cell table:formula="of:=IFERROR(IFERROR(VLOOKUP([.A71];[items_equipment.A$1:items_equipment.B$1048576];2;0);VLOOKUP([.A71];[items_misc.A$1:items_misc.B$1048576];2;0));VLOOKUP([.A71];[items_consumable.A$1:items_consumable.B$1048576];2;0))" office:value-type="string" office:string-value="Piece of paper" calcext:value-type="string">
            <text:p>Piece of paper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71];[enemies.A$1:enemies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1</text:span></text:p>
          </table:table-cell>
          <table:table-cell table:formula="of:=IFERROR(IFERROR(VLOOKUP([.A72];[items_equipment.A$1:items_equipment.B$1048576];2;0);VLOOKUP([.A72];[items_misc.A$1:items_misc.B$1048576];2;0));VLOOKUP([.A72];[items_consumable.A$1:items_consumable.B$1048576];2;0))" office:value-type="string" office:string-value="Stick" calcext:value-type="string">
            <text:p>Stick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72];[enemies.A$1:enemies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73];[items_equipment.A$1:items_equipment.B$1048576];2;0);VLOOKUP([.A73];[items_misc.A$1:items_misc.B$1048576];2;0));VLOOKUP([.A73];[items_consumable.A$1:items_consumable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73];[enemies.A$1:enemies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1</text:span></text:p>
          </table:table-cell>
          <table:table-cell table:formula="of:=IFERROR(IFERROR(VLOOKUP([.A74];[items_equipment.A$1:items_equipment.B$1048576];2;0);VLOOKUP([.A74];[items_misc.A$1:items_misc.B$1048576];2;0));VLOOKUP([.A74];[items_consumable.A$1:items_consumable.B$1048576];2;0))" office:value-type="string" office:string-value="Brown monk robe" calcext:value-type="string">
            <text:p>Brown monk robe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74];[enemies.A$1:enemies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75];[items_equipment.A$1:items_equipment.B$1048576];2;0);VLOOKUP([.A75];[items_misc.A$1:items_misc.B$1048576];2;0));VLOOKUP([.A75];[items_consumable.A$1:items_consumable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75];[enemies.A$1:enemies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1</text:span></text:p>
          </table:table-cell>
          <table:table-cell table:formula="of:=IFERROR(IFERROR(VLOOKUP([.A76];[items_equipment.A$1:items_equipment.B$1048576];2;0);VLOOKUP([.A76];[items_misc.A$1:items_misc.B$1048576];2;0));VLOOKUP([.A76];[items_consumable.A$1:items_consumable.B$1048576];2;0))" office:value-type="string" office:string-value="Ragged shirt" calcext:value-type="string">
            <text:p>Ragged shirt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76];[enemies.A$1:enemies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1</text:span></text:p>
          </table:table-cell>
          <table:table-cell table:formula="of:=IFERROR(IFERROR(VLOOKUP([.A77];[items_equipment.A$1:items_equipment.B$1048576];2;0);VLOOKUP([.A77];[items_misc.A$1:items_misc.B$1048576];2;0));VLOOKUP([.A77];[items_consumable.A$1:items_consumable.B$1048576];2;0))" office:value-type="string" office:string-value="Ragged hood" calcext:value-type="string">
            <text:p>Ragged hood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77];[enemies.A$1:enemies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1</text:span></text:p>
          </table:table-cell>
          <table:table-cell table:formula="of:=IFERROR(IFERROR(VLOOKUP([.A78];[items_equipment.A$1:items_equipment.B$1048576];2;0);VLOOKUP([.A78];[items_misc.A$1:items_misc.B$1048576];2;0));VLOOKUP([.A78];[items_consumable.A$1:items_consumable.B$1048576];2;0))" office:value-type="string" office:string-value="Pocket knife" calcext:value-type="string">
            <text:p>Pocket knife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78];[enemies.A$1:enemies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1</text:span></text:p>
          </table:table-cell>
          <table:table-cell table:formula="of:=IFERROR(IFERROR(VLOOKUP([.A79];[items_equipment.A$1:items_equipment.B$1048576];2;0);VLOOKUP([.A79];[items_misc.A$1:items_misc.B$1048576];2;0));VLOOKUP([.A79];[items_consumable.A$1:items_consumable.B$1048576];2;0))" office:value-type="string" office:string-value="Dirk" calcext:value-type="string">
            <text:p>Dirk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79];[enemies.A$1:enemies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1</text:span></text:p>
          </table:table-cell>
          <table:table-cell table:formula="of:=IFERROR(IFERROR(VLOOKUP([.A80];[items_equipment.A$1:items_equipment.B$1048576];2;0);VLOOKUP([.A80];[items_misc.A$1:items_misc.B$1048576];2;0));VLOOKUP([.A80];[items_consumable.A$1:items_consumable.B$1048576];2;0))" office:value-type="string" office:string-value="Leather tunic" calcext:value-type="string">
            <text:p>Leather tunic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0];[enemies.A$1:enemies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1</text:span></text:p>
          </table:table-cell>
          <table:table-cell table:formula="of:=IFERROR(IFERROR(VLOOKUP([.A81];[items_equipment.A$1:items_equipment.B$1048576];2;0);VLOOKUP([.A81];[items_misc.A$1:items_misc.B$1048576];2;0));VLOOKUP([.A81];[items_consumable.A$1:items_consumable.B$1048576];2;0))" office:value-type="string" office:string-value="Leather hat" calcext:value-type="string">
            <text:p>Leather hat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1];[enemies.A$1:enemies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1</text:span></text:p>
          </table:table-cell>
          <table:table-cell table:formula="of:=IFERROR(IFERROR(VLOOKUP([.A82];[items_equipment.A$1:items_equipment.B$1048576];2;0);VLOOKUP([.A82];[items_misc.A$1:items_misc.B$1048576];2;0));VLOOKUP([.A82];[items_consumable.A$1:items_consumable.B$1048576];2;0))" office:value-type="string" office:string-value="Wood shield" calcext:value-type="string">
            <text:p>Wood shield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2];[enemies.A$1:enemies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1</text:span></text:p>
          </table:table-cell>
          <table:table-cell table:formula="of:=IFERROR(IFERROR(VLOOKUP([.A83];[items_equipment.A$1:items_equipment.B$1048576];2;0);VLOOKUP([.A83];[items_misc.A$1:items_misc.B$1048576];2;0));VLOOKUP([.A83];[items_consumable.A$1:items_consumable.B$1048576];2;0))" office:value-type="string" office:string-value="Pitchfork" calcext:value-type="string">
            <text:p>Pitchfork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3];[enemies.A$1:enemies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1</text:span></text:p>
          </table:table-cell>
          <table:table-cell table:formula="of:=IFERROR(IFERROR(VLOOKUP([.A84];[items_equipment.A$1:items_equipment.B$1048576];2;0);VLOOKUP([.A84];[items_misc.A$1:items_misc.B$1048576];2;0));VLOOKUP([.A84];[items_consumable.A$1:items_consumable.B$1048576];2;0))" office:value-type="string" office:string-value="Robe" calcext:value-type="string">
            <text:p>Robe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4];[enemies.A$1:enemies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1</text:span></text:p>
          </table:table-cell>
          <table:table-cell table:formula="of:=IFERROR(IFERROR(VLOOKUP([.A85];[items_equipment.A$1:items_equipment.B$1048576];2;0);VLOOKUP([.A85];[items_misc.A$1:items_misc.B$1048576];2;0));VLOOKUP([.A85];[items_consumable.A$1:items_consumable.B$1048576];2;0))" office:value-type="string" office:string-value="Pointy hat" calcext:value-type="string">
            <text:p>Pointy hat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5];[enemies.A$1:enemies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1</text:span></text:p>
          </table:table-cell>
          <table:table-cell table:formula="of:=IFERROR(IFERROR(VLOOKUP([.A86];[items_equipment.A$1:items_equipment.B$1048576];2;0);VLOOKUP([.A86];[items_misc.A$1:items_misc.B$1048576];2;0));VLOOKUP([.A86];[items_consumable.A$1:items_consumable.B$1048576];2;0))" office:value-type="string" office:string-value="Piece of paper" calcext:value-type="string">
            <text:p>Piece of paper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6];[enemies.A$1:enemies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1</text:span></text:p>
          </table:table-cell>
          <table:table-cell table:formula="of:=IFERROR(IFERROR(VLOOKUP([.A87];[items_equipment.A$1:items_equipment.B$1048576];2;0);VLOOKUP([.A87];[items_misc.A$1:items_misc.B$1048576];2;0));VLOOKUP([.A87];[items_consumable.A$1:items_consumable.B$1048576];2;0))" office:value-type="string" office:string-value="Stick" calcext:value-type="string">
            <text:p>Stick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7];[enemies.A$1:enemies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88];[items_equipment.A$1:items_equipment.B$1048576];2;0);VLOOKUP([.A88];[items_misc.A$1:items_misc.B$1048576];2;0));VLOOKUP([.A88];[items_consumable.A$1:items_consumable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8];[enemies.A$1:enemies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1</text:span></text:p>
          </table:table-cell>
          <table:table-cell table:formula="of:=IFERROR(IFERROR(VLOOKUP([.A89];[items_equipment.A$1:items_equipment.B$1048576];2;0);VLOOKUP([.A89];[items_misc.A$1:items_misc.B$1048576];2;0));VLOOKUP([.A89];[items_consumable.A$1:items_consumable.B$1048576];2;0))" office:value-type="string" office:string-value="Brown monk robe" calcext:value-type="string">
            <text:p>Brown monk robe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9];[enemies.A$1:enemies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1</text:span></text:p>
          </table:table-cell>
          <table:table-cell table:formula="of:=IFERROR(IFERROR(VLOOKUP([.A90];[items_equipment.A$1:items_equipment.B$1048576];2;0);VLOOKUP([.A90];[items_misc.A$1:items_misc.B$1048576];2;0));VLOOKUP([.A90];[items_consumable.A$1:items_consumable.B$1048576];2;0))" office:value-type="string" office:string-value="Bald cap" calcext:value-type="string">
            <text:p>Bald cap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90];[enemies.A$1:enemies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1</text:span></text:p>
          </table:table-cell>
          <table:table-cell table:formula="of:=IFERROR(IFERROR(VLOOKUP([.A91];[items_equipment.A$1:items_equipment.B$1048576];2;0);VLOOKUP([.A91];[items_misc.A$1:items_misc.B$1048576];2;0));VLOOKUP([.A91];[items_consumable.A$1:items_consumable.B$1048576];2;0))" office:value-type="string" office:string-value="Tiny bell" calcext:value-type="string">
            <text:p>Tiny bell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91];[enemies.A$1:enemies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1</text:span></text:p>
          </table:table-cell>
          <table:table-cell table:formula="of:=IFERROR(IFERROR(VLOOKUP([.A92];[items_equipment.A$1:items_equipment.B$1048576];2;0);VLOOKUP([.A92];[items_misc.A$1:items_misc.B$1048576];2;0));VLOOKUP([.A92];[items_consumable.A$1:items_consumable.B$1048576];2;0))" office:value-type="string" office:string-value="Prayer beads" calcext:value-type="string">
            <text:p>Prayer beads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92];[enemies.A$1:enemies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93];[items_equipment.A$1:items_equipment.B$1048576];2;0);VLOOKUP([.A93];[items_misc.A$1:items_misc.B$1048576];2;0));VLOOKUP([.A93];[items_consumable.A$1:items_consumable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93];[enemies.A$1:enemies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3</text:span></text:p>
          </table:table-cell>
          <table:table-cell table:formula="of:=IFERROR(IFERROR(VLOOKUP([.A94];[items_equipment.A$1:items_equipment.B$1048576];2;0);VLOOKUP([.A94];[items_misc.A$1:items_misc.B$1048576];2;0));VLOOKUP([.A94];[items_consumable.A$1:items_consumable.B$1048576];2;0))" office:value-type="string" office:string-value="Cloth shirt" calcext:value-type="string">
            <text:p>Cloth shirt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94];[enemies.A$1:enemies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3</text:span></text:p>
          </table:table-cell>
          <table:table-cell table:formula="of:=IFERROR(IFERROR(VLOOKUP([.A95];[items_equipment.A$1:items_equipment.B$1048576];2;0);VLOOKUP([.A95];[items_misc.A$1:items_misc.B$1048576];2;0));VLOOKUP([.A95];[items_consumable.A$1:items_consumable.B$1048576];2;0))" office:value-type="string" office:string-value="Cloth hood" calcext:value-type="string">
            <text:p>Cloth hood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95];[enemies.A$1:enemies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3</text:span></text:p>
          </table:table-cell>
          <table:table-cell table:formula="of:=IFERROR(IFERROR(VLOOKUP([.A96];[items_equipment.A$1:items_equipment.B$1048576];2;0);VLOOKUP([.A96];[items_misc.A$1:items_misc.B$1048576];2;0));VLOOKUP([.A96];[items_consumable.A$1:items_consumable.B$1048576];2;0))" office:value-type="string" office:string-value="Dagger" calcext:value-type="string">
            <text:p>Dagger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96];[enemies.A$1:enemies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3</text:span></text:p>
          </table:table-cell>
          <table:table-cell table:formula="of:=IFERROR(IFERROR(VLOOKUP([.A97];[items_equipment.A$1:items_equipment.B$1048576];2;0);VLOOKUP([.A97];[items_misc.A$1:items_misc.B$1048576];2;0));VLOOKUP([.A97];[items_consumable.A$1:items_consumable.B$1048576];2;0))" office:value-type="string" office:string-value="Knife" calcext:value-type="string">
            <text:p>Knife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97];[enemies.A$1:enemies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3</text:span></text:p>
          </table:table-cell>
          <table:table-cell table:formula="of:=IFERROR(IFERROR(VLOOKUP([.A98];[items_equipment.A$1:items_equipment.B$1048576];2;0);VLOOKUP([.A98];[items_misc.A$1:items_misc.B$1048576];2;0));VLOOKUP([.A98];[items_consumable.A$1:items_consumable.B$1048576];2;0)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98];[enemies.A$1:enemies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3</text:span></text:p>
          </table:table-cell>
          <table:table-cell table:formula="of:=IFERROR(IFERROR(VLOOKUP([.A99];[items_equipment.A$1:items_equipment.B$1048576];2;0);VLOOKUP([.A99];[items_misc.A$1:items_misc.B$1048576];2;0));VLOOKUP([.A99];[items_consumable.A$1:items_consumable.B$1048576];2;0)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99];[enemies.A$1:enemies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3</text:span></text:p>
          </table:table-cell>
          <table:table-cell table:formula="of:=IFERROR(IFERROR(VLOOKUP([.A100];[items_equipment.A$1:items_equipment.B$1048576];2;0);VLOOKUP([.A100];[items_misc.A$1:items_misc.B$1048576];2;0));VLOOKUP([.A100];[items_consumable.A$1:items_consumable.B$1048576];2;0))" office:value-type="string" office:string-value="Shield" calcext:value-type="string">
            <text:p>Shield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0];[enemies.A$1:enemies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enemies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3</text:span></text:p>
          </table:table-cell>
          <table:table-cell table:formula="of:=IFERROR(IFERROR(VLOOKUP([.A101];[items_equipment.A$1:items_equipment.B$1048576];2;0);VLOOKUP([.A101];[items_misc.A$1:items_misc.B$1048576];2;0));VLOOKUP([.A101];[items_consumable.A$1:items_consumable.B$1048576];2;0))" office:value-type="string" office:string-value="Spear" calcext:value-type="string">
            <text:p>Spear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1];[enemies.A$1:enemies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3</text:span></text:p>
          </table:table-cell>
          <table:table-cell table:formula="of:=IFERROR(IFERROR(VLOOKUP([.A102];[items_equipment.A$1:items_equipment.B$1048576];2;0);VLOOKUP([.A102];[items_misc.A$1:items_misc.B$1048576];2;0));VLOOKUP([.A102];[items_consumable.A$1:items_consumable.B$1048576];2;0))" office:value-type="string" office:string-value="Fine robe" calcext:value-type="string">
            <text:p>Fine robe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2];[enemies.A$1:enemies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3</text:span></text:p>
          </table:table-cell>
          <table:table-cell table:formula="of:=IFERROR(IFERROR(VLOOKUP([.A103];[items_equipment.A$1:items_equipment.B$1048576];2;0);VLOOKUP([.A103];[items_misc.A$1:items_misc.B$1048576];2;0));VLOOKUP([.A103];[items_consumable.A$1:items_consumable.B$1048576];2;0))" office:value-type="string" office:string-value="Fine pointy hat" calcext:value-type="string">
            <text:p>Fine pointy hat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3];[enemies.A$1:enemies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3</text:span></text:p>
          </table:table-cell>
          <table:table-cell table:formula="of:=IFERROR(IFERROR(VLOOKUP([.A104];[items_equipment.A$1:items_equipment.B$1048576];2;0);VLOOKUP([.A104];[items_misc.A$1:items_misc.B$1048576];2;0));VLOOKUP([.A104];[items_consumable.A$1:items_consumable.B$1048576];2;0))" office:value-type="string" office:string-value="Notebook" calcext:value-type="string">
            <text:p>Notebook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4];[enemies.A$1:enemies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3</text:span></text:p>
          </table:table-cell>
          <table:table-cell table:formula="of:=IFERROR(IFERROR(VLOOKUP([.A105];[items_equipment.A$1:items_equipment.B$1048576];2;0);VLOOKUP([.A105];[items_misc.A$1:items_misc.B$1048576];2;0));VLOOKUP([.A105];[items_consumable.A$1:items_consumable.B$1048576];2;0))" office:value-type="string" office:string-value="Simple wand" calcext:value-type="string">
            <text:p>Simple wand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5];[enemies.A$1:enemies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106];[items_equipment.A$1:items_equipment.B$1048576];2;0);VLOOKUP([.A106];[items_misc.A$1:items_misc.B$1048576];2;0));VLOOKUP([.A106];[items_consumable.A$1:items_consumable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6];[enemies.A$1:enemies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3</text:span></text:p>
          </table:table-cell>
          <table:table-cell table:formula="of:=IFERROR(IFERROR(VLOOKUP([.A107];[items_equipment.A$1:items_equipment.B$1048576];2;0);VLOOKUP([.A107];[items_misc.A$1:items_misc.B$1048576];2;0));VLOOKUP([.A107];[items_consumable.A$1:items_consumable.B$1048576];2;0))" office:value-type="string" office:string-value="Fine silk robe" calcext:value-type="string">
            <text:p>Fine silk robe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7];[enemies.A$1:enemies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3</text:span></text:p>
          </table:table-cell>
          <table:table-cell table:formula="of:=IFERROR(IFERROR(VLOOKUP([.A108];[items_equipment.A$1:items_equipment.B$1048576];2;0);VLOOKUP([.A108];[items_misc.A$1:items_misc.B$1048576];2;0));VLOOKUP([.A108];[items_consumable.A$1:items_consumable.B$1048576];2;0))" office:value-type="string" office:string-value="Fine silk hood" calcext:value-type="string">
            <text:p>Fine silk hood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8];[enemies.A$1:enemies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3</text:span></text:p>
          </table:table-cell>
          <table:table-cell table:formula="of:=IFERROR(IFERROR(VLOOKUP([.A109];[items_equipment.A$1:items_equipment.B$1048576];2;0);VLOOKUP([.A109];[items_misc.A$1:items_misc.B$1048576];2;0));VLOOKUP([.A109];[items_consumable.A$1:items_consumable.B$1048576];2;0))" office:value-type="string" office:string-value="Sigil" calcext:value-type="string">
            <text:p>Sigil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9];[enemies.A$1:enemies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3</text:span></text:p>
          </table:table-cell>
          <table:table-cell table:formula="of:=IFERROR(IFERROR(VLOOKUP([.A110];[items_equipment.A$1:items_equipment.B$1048576];2;0);VLOOKUP([.A110];[items_misc.A$1:items_misc.B$1048576];2;0));VLOOKUP([.A110];[items_consumable.A$1:items_consumable.B$1048576];2;0))" office:value-type="string" office:string-value="Holy emblem" calcext:value-type="string">
            <text:p>Holy emblem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10];[enemies.A$1:enemies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111];[items_equipment.A$1:items_equipment.B$1048576];2;0);VLOOKUP([.A111];[items_misc.A$1:items_misc.B$1048576];2;0));VLOOKUP([.A111];[items_consumable.A$1:items_consumable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orange mushroom</text:span></text:p>
          </table:table-cell>
          <table:table-cell table:formula="of:=VLOOKUP([.C111];[enemies.A$1:enemies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3</text:span></text:p>
          </table:table-cell>
          <table:table-cell table:formula="of:=IFERROR(IFERROR(VLOOKUP([.A112];[items_equipment.A$1:items_equipment.B$1048576];2;0);VLOOKUP([.A112];[items_misc.A$1:items_misc.B$1048576];2;0));VLOOKUP([.A112];[items_consumable.A$1:items_consumable.B$1048576];2;0))" office:value-type="string" office:string-value="Cloth shirt" calcext:value-type="string">
            <text:p>Cloth shirt</text:p>
          </table:table-cell>
          <table:table-cell office:value-type="string" calcext:value-type="string">
            <text:p><text:span text:style-name="T6">orange mushroom</text:span></text:p>
          </table:table-cell>
          <table:table-cell table:formula="of:=VLOOKUP([.C112];[enemies.A$1:enemies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3</text:span></text:p>
          </table:table-cell>
          <table:table-cell table:formula="of:=IFERROR(IFERROR(VLOOKUP([.A113];[items_equipment.A$1:items_equipment.B$1048576];2;0);VLOOKUP([.A113];[items_misc.A$1:items_misc.B$1048576];2;0));VLOOKUP([.A113];[items_consumable.A$1:items_consumable.B$1048576];2;0))" office:value-type="string" office:string-value="Cloth hood" calcext:value-type="string">
            <text:p>Cloth hood</text:p>
          </table:table-cell>
          <table:table-cell office:value-type="string" calcext:value-type="string">
            <text:p><text:span text:style-name="T6">orange mushroom</text:span></text:p>
          </table:table-cell>
          <table:table-cell table:formula="of:=VLOOKUP([.C113];[enemies.A$1:enemies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3</text:span></text:p>
          </table:table-cell>
          <table:table-cell table:formula="of:=IFERROR(IFERROR(VLOOKUP([.A114];[items_equipment.A$1:items_equipment.B$1048576];2;0);VLOOKUP([.A114];[items_misc.A$1:items_misc.B$1048576];2;0));VLOOKUP([.A114];[items_consumable.A$1:items_consumable.B$1048576];2;0))" office:value-type="string" office:string-value="Dagger" calcext:value-type="string">
            <text:p>Dagger</text:p>
          </table:table-cell>
          <table:table-cell office:value-type="string" calcext:value-type="string">
            <text:p><text:span text:style-name="T6">orange mushroom</text:span></text:p>
          </table:table-cell>
          <table:table-cell table:formula="of:=VLOOKUP([.C114];[enemies.A$1:enemies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3</text:span></text:p>
          </table:table-cell>
          <table:table-cell table:formula="of:=IFERROR(IFERROR(VLOOKUP([.A115];[items_equipment.A$1:items_equipment.B$1048576];2;0);VLOOKUP([.A115];[items_misc.A$1:items_misc.B$1048576];2;0));VLOOKUP([.A115];[items_consumable.A$1:items_consumable.B$1048576];2;0))" office:value-type="string" office:string-value="Knife" calcext:value-type="string">
            <text:p>Knife</text:p>
          </table:table-cell>
          <table:table-cell office:value-type="string" calcext:value-type="string">
            <text:p><text:span text:style-name="T6">orange mushroom</text:span></text:p>
          </table:table-cell>
          <table:table-cell table:formula="of:=VLOOKUP([.C115];[enemies.A$1:enemies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3</text:span></text:p>
          </table:table-cell>
          <table:table-cell table:formula="of:=IFERROR(IFERROR(VLOOKUP([.A116];[items_equipment.A$1:items_equipment.B$1048576];2;0);VLOOKUP([.A116];[items_misc.A$1:items_misc.B$1048576];2;0));VLOOKUP([.A116];[items_consumable.A$1:items_consumable.B$1048576];2;0)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<text:span text:style-name="T6">orange mushroom</text:span></text:p>
          </table:table-cell>
          <table:table-cell table:formula="of:=VLOOKUP([.C116];[enemies.A$1:enemies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3</text:span></text:p>
          </table:table-cell>
          <table:table-cell table:formula="of:=IFERROR(IFERROR(VLOOKUP([.A117];[items_equipment.A$1:items_equipment.B$1048576];2;0);VLOOKUP([.A117];[items_misc.A$1:items_misc.B$1048576];2;0));VLOOKUP([.A117];[items_consumable.A$1:items_consumable.B$1048576];2;0)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<text:span text:style-name="T6">orange mushroom</text:span></text:p>
          </table:table-cell>
          <table:table-cell table:formula="of:=VLOOKUP([.C117];[enemies.A$1:enemies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3</text:span></text:p>
          </table:table-cell>
          <table:table-cell table:formula="of:=IFERROR(IFERROR(VLOOKUP([.A118];[items_equipment.A$1:items_equipment.B$1048576];2;0);VLOOKUP([.A118];[items_misc.A$1:items_misc.B$1048576];2;0));VLOOKUP([.A118];[items_consumable.A$1:items_consumable.B$1048576];2;0))" office:value-type="string" office:string-value="Shield" calcext:value-type="string">
            <text:p>Shield</text:p>
          </table:table-cell>
          <table:table-cell office:value-type="string" calcext:value-type="string">
            <text:p><text:span text:style-name="T6">orange mushroom</text:span></text:p>
          </table:table-cell>
          <table:table-cell table:formula="of:=VLOOKUP([.C118];[enemies.A$1:enemies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3</text:span></text:p>
          </table:table-cell>
          <table:table-cell table:formula="of:=IFERROR(IFERROR(VLOOKUP([.A119];[items_equipment.A$1:items_equipment.B$1048576];2;0);VLOOKUP([.A119];[items_misc.A$1:items_misc.B$1048576];2;0));VLOOKUP([.A119];[items_consumable.A$1:items_consumable.B$1048576];2;0))" office:value-type="string" office:string-value="Spear" calcext:value-type="string">
            <text:p>Spear</text:p>
          </table:table-cell>
          <table:table-cell office:value-type="string" calcext:value-type="string">
            <text:p><text:span text:style-name="T6">orange mushroom</text:span></text:p>
          </table:table-cell>
          <table:table-cell table:formula="of:=VLOOKUP([.C119];[enemies.A$1:enemies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3</text:span></text:p>
          </table:table-cell>
          <table:table-cell table:formula="of:=IFERROR(IFERROR(VLOOKUP([.A120];[items_equipment.A$1:items_equipment.B$1048576];2;0);VLOOKUP([.A120];[items_misc.A$1:items_misc.B$1048576];2;0));VLOOKUP([.A120];[items_consumable.A$1:items_consumable.B$1048576];2;0))" office:value-type="string" office:string-value="Fine robe" calcext:value-type="string">
            <text:p>Fine robe</text:p>
          </table:table-cell>
          <table:table-cell office:value-type="string" calcext:value-type="string">
            <text:p><text:span text:style-name="T6">orange mushroom</text:span></text:p>
          </table:table-cell>
          <table:table-cell table:formula="of:=VLOOKUP([.C120];[enemies.A$1:enemies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3</text:span></text:p>
          </table:table-cell>
          <table:table-cell table:formula="of:=IFERROR(IFERROR(VLOOKUP([.A121];[items_equipment.A$1:items_equipment.B$1048576];2;0);VLOOKUP([.A121];[items_misc.A$1:items_misc.B$1048576];2;0));VLOOKUP([.A121];[items_consumable.A$1:items_consumable.B$1048576];2;0))" office:value-type="string" office:string-value="Fine pointy hat" calcext:value-type="string">
            <text:p>Fine pointy hat</text:p>
          </table:table-cell>
          <table:table-cell office:value-type="string" calcext:value-type="string">
            <text:p><text:span text:style-name="T6">orange mushroom</text:span></text:p>
          </table:table-cell>
          <table:table-cell table:formula="of:=VLOOKUP([.C121];[enemies.A$1:enemies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3</text:span></text:p>
          </table:table-cell>
          <table:table-cell table:formula="of:=IFERROR(IFERROR(VLOOKUP([.A122];[items_equipment.A$1:items_equipment.B$1048576];2;0);VLOOKUP([.A122];[items_misc.A$1:items_misc.B$1048576];2;0));VLOOKUP([.A122];[items_consumable.A$1:items_consumable.B$1048576];2;0))" office:value-type="string" office:string-value="Notebook" calcext:value-type="string">
            <text:p>Notebook</text:p>
          </table:table-cell>
          <table:table-cell office:value-type="string" calcext:value-type="string">
            <text:p><text:span text:style-name="T6">orange mushroom</text:span></text:p>
          </table:table-cell>
          <table:table-cell table:formula="of:=VLOOKUP([.C122];[enemies.A$1:enemies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3</text:span></text:p>
          </table:table-cell>
          <table:table-cell table:formula="of:=IFERROR(IFERROR(VLOOKUP([.A123];[items_equipment.A$1:items_equipment.B$1048576];2;0);VLOOKUP([.A123];[items_misc.A$1:items_misc.B$1048576];2;0));VLOOKUP([.A123];[items_consumable.A$1:items_consumable.B$1048576];2;0))" office:value-type="string" office:string-value="Simple wand" calcext:value-type="string">
            <text:p>Simple wand</text:p>
          </table:table-cell>
          <table:table-cell office:value-type="string" calcext:value-type="string">
            <text:p><text:span text:style-name="T6">orange mushroom</text:span></text:p>
          </table:table-cell>
          <table:table-cell table:formula="of:=VLOOKUP([.C123];[enemies.A$1:enemies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124];[items_equipment.A$1:items_equipment.B$1048576];2;0);VLOOKUP([.A124];[items_misc.A$1:items_misc.B$1048576];2;0));VLOOKUP([.A124];[items_consumable.A$1:items_consumable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orange mushroom</text:span></text:p>
          </table:table-cell>
          <table:table-cell table:formula="of:=VLOOKUP([.C124];[enemies.A$1:enemies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3</text:span></text:p>
          </table:table-cell>
          <table:table-cell table:formula="of:=IFERROR(IFERROR(VLOOKUP([.A125];[items_equipment.A$1:items_equipment.B$1048576];2;0);VLOOKUP([.A125];[items_misc.A$1:items_misc.B$1048576];2;0));VLOOKUP([.A125];[items_consumable.A$1:items_consumable.B$1048576];2;0))" office:value-type="string" office:string-value="Fine silk robe" calcext:value-type="string">
            <text:p>Fine silk robe</text:p>
          </table:table-cell>
          <table:table-cell office:value-type="string" calcext:value-type="string">
            <text:p><text:span text:style-name="T6">orange mushroom</text:span></text:p>
          </table:table-cell>
          <table:table-cell table:formula="of:=VLOOKUP([.C125];[enemies.A$1:enemies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3</text:span></text:p>
          </table:table-cell>
          <table:table-cell table:formula="of:=IFERROR(IFERROR(VLOOKUP([.A126];[items_equipment.A$1:items_equipment.B$1048576];2;0);VLOOKUP([.A126];[items_misc.A$1:items_misc.B$1048576];2;0));VLOOKUP([.A126];[items_consumable.A$1:items_consumable.B$1048576];2;0))" office:value-type="string" office:string-value="Fine silk hood" calcext:value-type="string">
            <text:p>Fine silk hood</text:p>
          </table:table-cell>
          <table:table-cell office:value-type="string" calcext:value-type="string">
            <text:p><text:span text:style-name="T6">orange mushroom</text:span></text:p>
          </table:table-cell>
          <table:table-cell table:formula="of:=VLOOKUP([.C126];[enemies.A$1:enemies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3</text:span></text:p>
          </table:table-cell>
          <table:table-cell table:formula="of:=IFERROR(IFERROR(VLOOKUP([.A127];[items_equipment.A$1:items_equipment.B$1048576];2;0);VLOOKUP([.A127];[items_misc.A$1:items_misc.B$1048576];2;0));VLOOKUP([.A127];[items_consumable.A$1:items_consumable.B$1048576];2;0))" office:value-type="string" office:string-value="Sigil" calcext:value-type="string">
            <text:p>Sigil</text:p>
          </table:table-cell>
          <table:table-cell office:value-type="string" calcext:value-type="string">
            <text:p><text:span text:style-name="T6">orange mushroom</text:span></text:p>
          </table:table-cell>
          <table:table-cell table:formula="of:=VLOOKUP([.C127];[enemies.A$1:enemies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3</text:span></text:p>
          </table:table-cell>
          <table:table-cell table:formula="of:=IFERROR(IFERROR(VLOOKUP([.A128];[items_equipment.A$1:items_equipment.B$1048576];2;0);VLOOKUP([.A128];[items_misc.A$1:items_misc.B$1048576];2;0));VLOOKUP([.A128];[items_consumable.A$1:items_consumable.B$1048576];2;0))" office:value-type="string" office:string-value="Holy emblem" calcext:value-type="string">
            <text:p>Holy emblem</text:p>
          </table:table-cell>
          <table:table-cell office:value-type="string" calcext:value-type="string">
            <text:p><text:span text:style-name="T6">orange mushroom</text:span></text:p>
          </table:table-cell>
          <table:table-cell table:formula="of:=VLOOKUP([.C128];[enemies.A$1:enemies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129];[items_equipment.A$1:items_equipment.B$1048576];2;0);VLOOKUP([.A129];[items_misc.A$1:items_misc.B$1048576];2;0));VLOOKUP([.A129];[items_consumable.A$1:items_consumable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29];[enemies.A$1:enemies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3</text:span></text:p>
          </table:table-cell>
          <table:table-cell table:formula="of:=IFERROR(IFERROR(VLOOKUP([.A130];[items_equipment.A$1:items_equipment.B$1048576];2;0);VLOOKUP([.A130];[items_misc.A$1:items_misc.B$1048576];2;0));VLOOKUP([.A130];[items_consumable.A$1:items_consumable.B$1048576];2;0))" office:value-type="string" office:string-value="Cloth shirt" calcext:value-type="string">
            <text:p>Cloth shirt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0];[enemies.A$1:enemies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3</text:span></text:p>
          </table:table-cell>
          <table:table-cell table:formula="of:=IFERROR(IFERROR(VLOOKUP([.A131];[items_equipment.A$1:items_equipment.B$1048576];2;0);VLOOKUP([.A131];[items_misc.A$1:items_misc.B$1048576];2;0));VLOOKUP([.A131];[items_consumable.A$1:items_consumable.B$1048576];2;0))" office:value-type="string" office:string-value="Cloth hood" calcext:value-type="string">
            <text:p>Cloth hood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1];[enemies.A$1:enemies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3</text:span></text:p>
          </table:table-cell>
          <table:table-cell table:formula="of:=IFERROR(IFERROR(VLOOKUP([.A132];[items_equipment.A$1:items_equipment.B$1048576];2;0);VLOOKUP([.A132];[items_misc.A$1:items_misc.B$1048576];2;0));VLOOKUP([.A132];[items_consumable.A$1:items_consumable.B$1048576];2;0))" office:value-type="string" office:string-value="Dagger" calcext:value-type="string">
            <text:p>Dagger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2];[enemies.A$1:enemies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3</text:span></text:p>
          </table:table-cell>
          <table:table-cell table:formula="of:=IFERROR(IFERROR(VLOOKUP([.A133];[items_equipment.A$1:items_equipment.B$1048576];2;0);VLOOKUP([.A133];[items_misc.A$1:items_misc.B$1048576];2;0));VLOOKUP([.A133];[items_consumable.A$1:items_consumable.B$1048576];2;0))" office:value-type="string" office:string-value="Knife" calcext:value-type="string">
            <text:p>Knife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3];[enemies.A$1:enemies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3</text:span></text:p>
          </table:table-cell>
          <table:table-cell table:formula="of:=IFERROR(IFERROR(VLOOKUP([.A134];[items_equipment.A$1:items_equipment.B$1048576];2;0);VLOOKUP([.A134];[items_misc.A$1:items_misc.B$1048576];2;0));VLOOKUP([.A134];[items_consumable.A$1:items_consumable.B$1048576];2;0)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4];[enemies.A$1:enemies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3</text:span></text:p>
          </table:table-cell>
          <table:table-cell table:formula="of:=IFERROR(IFERROR(VLOOKUP([.A135];[items_equipment.A$1:items_equipment.B$1048576];2;0);VLOOKUP([.A135];[items_misc.A$1:items_misc.B$1048576];2;0));VLOOKUP([.A135];[items_consumable.A$1:items_consumable.B$1048576];2;0)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5];[enemies.A$1:enemies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3</text:span></text:p>
          </table:table-cell>
          <table:table-cell table:formula="of:=IFERROR(IFERROR(VLOOKUP([.A136];[items_equipment.A$1:items_equipment.B$1048576];2;0);VLOOKUP([.A136];[items_misc.A$1:items_misc.B$1048576];2;0));VLOOKUP([.A136];[items_consumable.A$1:items_consumable.B$1048576];2;0))" office:value-type="string" office:string-value="Shield" calcext:value-type="string">
            <text:p>Shield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6];[enemies.A$1:enemies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3</text:span></text:p>
          </table:table-cell>
          <table:table-cell table:formula="of:=IFERROR(IFERROR(VLOOKUP([.A137];[items_equipment.A$1:items_equipment.B$1048576];2;0);VLOOKUP([.A137];[items_misc.A$1:items_misc.B$1048576];2;0));VLOOKUP([.A137];[items_consumable.A$1:items_consumable.B$1048576];2;0))" office:value-type="string" office:string-value="Spear" calcext:value-type="string">
            <text:p>Spear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7];[enemies.A$1:enemies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3</text:span></text:p>
          </table:table-cell>
          <table:table-cell table:formula="of:=IFERROR(IFERROR(VLOOKUP([.A138];[items_equipment.A$1:items_equipment.B$1048576];2;0);VLOOKUP([.A138];[items_misc.A$1:items_misc.B$1048576];2;0));VLOOKUP([.A138];[items_consumable.A$1:items_consumable.B$1048576];2;0))" office:value-type="string" office:string-value="Fine robe" calcext:value-type="string">
            <text:p>Fine robe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8];[enemies.A$1:enemies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3</text:span></text:p>
          </table:table-cell>
          <table:table-cell table:formula="of:=IFERROR(IFERROR(VLOOKUP([.A139];[items_equipment.A$1:items_equipment.B$1048576];2;0);VLOOKUP([.A139];[items_misc.A$1:items_misc.B$1048576];2;0));VLOOKUP([.A139];[items_consumable.A$1:items_consumable.B$1048576];2;0))" office:value-type="string" office:string-value="Fine pointy hat" calcext:value-type="string">
            <text:p>Fine pointy hat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9];[enemies.A$1:enemies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3</text:span></text:p>
          </table:table-cell>
          <table:table-cell table:formula="of:=IFERROR(IFERROR(VLOOKUP([.A140];[items_equipment.A$1:items_equipment.B$1048576];2;0);VLOOKUP([.A140];[items_misc.A$1:items_misc.B$1048576];2;0));VLOOKUP([.A140];[items_consumable.A$1:items_consumable.B$1048576];2;0))" office:value-type="string" office:string-value="Notebook" calcext:value-type="string">
            <text:p>Notebook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40];[enemies.A$1:enemies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3</text:span></text:p>
          </table:table-cell>
          <table:table-cell table:formula="of:=IFERROR(IFERROR(VLOOKUP([.A141];[items_equipment.A$1:items_equipment.B$1048576];2;0);VLOOKUP([.A141];[items_misc.A$1:items_misc.B$1048576];2;0));VLOOKUP([.A141];[items_consumable.A$1:items_consumable.B$1048576];2;0))" office:value-type="string" office:string-value="Simple wand" calcext:value-type="string">
            <text:p>Simple wand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41];[enemies.A$1:enemies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142];[items_equipment.A$1:items_equipment.B$1048576];2;0);VLOOKUP([.A142];[items_misc.A$1:items_misc.B$1048576];2;0));VLOOKUP([.A142];[items_consumable.A$1:items_consumable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42];[enemies.A$1:enemies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3</text:span></text:p>
          </table:table-cell>
          <table:table-cell table:formula="of:=IFERROR(IFERROR(VLOOKUP([.A143];[items_equipment.A$1:items_equipment.B$1048576];2;0);VLOOKUP([.A143];[items_misc.A$1:items_misc.B$1048576];2;0));VLOOKUP([.A143];[items_consumable.A$1:items_consumable.B$1048576];2;0))" office:value-type="string" office:string-value="Fine silk robe" calcext:value-type="string">
            <text:p>Fine silk robe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43];[enemies.A$1:enemies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3</text:span></text:p>
          </table:table-cell>
          <table:table-cell table:formula="of:=IFERROR(IFERROR(VLOOKUP([.A144];[items_equipment.A$1:items_equipment.B$1048576];2;0);VLOOKUP([.A144];[items_misc.A$1:items_misc.B$1048576];2;0));VLOOKUP([.A144];[items_consumable.A$1:items_consumable.B$1048576];2;0))" office:value-type="string" office:string-value="Fine silk hood" calcext:value-type="string">
            <text:p>Fine silk hood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44];[enemies.A$1:enemies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3</text:span></text:p>
          </table:table-cell>
          <table:table-cell table:formula="of:=IFERROR(IFERROR(VLOOKUP([.A145];[items_equipment.A$1:items_equipment.B$1048576];2;0);VLOOKUP([.A145];[items_misc.A$1:items_misc.B$1048576];2;0));VLOOKUP([.A145];[items_consumable.A$1:items_consumable.B$1048576];2;0))" office:value-type="string" office:string-value="Sigil" calcext:value-type="string">
            <text:p>Sigil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45];[enemies.A$1:enemies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3</text:span></text:p>
          </table:table-cell>
          <table:table-cell table:formula="of:=IFERROR(IFERROR(VLOOKUP([.A146];[items_equipment.A$1:items_equipment.B$1048576];2;0);VLOOKUP([.A146];[items_misc.A$1:items_misc.B$1048576];2;0));VLOOKUP([.A146];[items_consumable.A$1:items_consumable.B$1048576];2;0))" office:value-type="string" office:string-value="Holy emblem" calcext:value-type="string">
            <text:p>Holy emblem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46];[enemies.A$1:enemies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3</text:span></text:p>
          </table:table-cell>
          <table:table-cell table:formula="of:=IFERROR(IFERROR(VLOOKUP([.A147];[items_equipment.A$1:items_equipment.B$1048576];2;0);VLOOKUP([.A147];[items_misc.A$1:items_misc.B$1048576];2;0));VLOOKUP([.A147];[items_consumable.A$1:items_consumable.B$1048576];2;0))" office:value-type="string" office:string-value="Fine silk hood" calcext:value-type="string">
            <text:p>Fine silk hood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47];[enemies.A$1:enemies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3</text:span></text:p>
          </table:table-cell>
          <table:table-cell table:formula="of:=IFERROR(IFERROR(VLOOKUP([.A148];[items_equipment.A$1:items_equipment.B$1048576];2;0);VLOOKUP([.A148];[items_misc.A$1:items_misc.B$1048576];2;0));VLOOKUP([.A148];[items_consumable.A$1:items_consumable.B$1048576];2;0))" office:value-type="string" office:string-value="Sigil" calcext:value-type="string">
            <text:p>Sigil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48];[enemies.A$1:enemies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3</text:span></text:p>
          </table:table-cell>
          <table:table-cell table:formula="of:=IFERROR(IFERROR(VLOOKUP([.A149];[items_equipment.A$1:items_equipment.B$1048576];2;0);VLOOKUP([.A149];[items_misc.A$1:items_misc.B$1048576];2;0));VLOOKUP([.A149];[items_consumable.A$1:items_consumable.B$1048576];2;0))" office:value-type="string" office:string-value="Holy emblem" calcext:value-type="string">
            <text:p>Holy emblem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49];[enemies.A$1:enemies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150];[items_equipment.A$1:items_equipment.B$1048576];2;0);VLOOKUP([.A150];[items_misc.A$1:items_misc.B$1048576];2;0));VLOOKUP([.A150];[items_consumable.A$1:items_consumable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0];[enemies.A$1:enemies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3</text:span></text:p>
          </table:table-cell>
          <table:table-cell table:formula="of:=IFERROR(IFERROR(VLOOKUP([.A151];[items_equipment.A$1:items_equipment.B$1048576];2;0);VLOOKUP([.A151];[items_misc.A$1:items_misc.B$1048576];2;0));VLOOKUP([.A151];[items_consumable.A$1:items_consumable.B$1048576];2;0))" office:value-type="string" office:string-value="Cloth shirt" calcext:value-type="string">
            <text:p>Cloth shirt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1];[enemies.A$1:enemies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3</text:span></text:p>
          </table:table-cell>
          <table:table-cell table:formula="of:=IFERROR(IFERROR(VLOOKUP([.A152];[items_equipment.A$1:items_equipment.B$1048576];2;0);VLOOKUP([.A152];[items_misc.A$1:items_misc.B$1048576];2;0));VLOOKUP([.A152];[items_consumable.A$1:items_consumable.B$1048576];2;0))" office:value-type="string" office:string-value="Cloth hood" calcext:value-type="string">
            <text:p>Cloth hood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2];[enemies.A$1:enemies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3</text:span></text:p>
          </table:table-cell>
          <table:table-cell table:formula="of:=IFERROR(IFERROR(VLOOKUP([.A153];[items_equipment.A$1:items_equipment.B$1048576];2;0);VLOOKUP([.A153];[items_misc.A$1:items_misc.B$1048576];2;0));VLOOKUP([.A153];[items_consumable.A$1:items_consumable.B$1048576];2;0))" office:value-type="string" office:string-value="Dagger" calcext:value-type="string">
            <text:p>Dagger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3];[enemies.A$1:enemies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3</text:span></text:p>
          </table:table-cell>
          <table:table-cell table:formula="of:=IFERROR(IFERROR(VLOOKUP([.A154];[items_equipment.A$1:items_equipment.B$1048576];2;0);VLOOKUP([.A154];[items_misc.A$1:items_misc.B$1048576];2;0));VLOOKUP([.A154];[items_consumable.A$1:items_consumable.B$1048576];2;0))" office:value-type="string" office:string-value="Knife" calcext:value-type="string">
            <text:p>Knife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4];[enemies.A$1:enemies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3</text:span></text:p>
          </table:table-cell>
          <table:table-cell table:formula="of:=IFERROR(IFERROR(VLOOKUP([.A155];[items_equipment.A$1:items_equipment.B$1048576];2;0);VLOOKUP([.A155];[items_misc.A$1:items_misc.B$1048576];2;0));VLOOKUP([.A155];[items_consumable.A$1:items_consumable.B$1048576];2;0)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5];[enemies.A$1:enemies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3</text:span></text:p>
          </table:table-cell>
          <table:table-cell table:formula="of:=IFERROR(IFERROR(VLOOKUP([.A156];[items_equipment.A$1:items_equipment.B$1048576];2;0);VLOOKUP([.A156];[items_misc.A$1:items_misc.B$1048576];2;0));VLOOKUP([.A156];[items_consumable.A$1:items_consumable.B$1048576];2;0)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6];[enemies.A$1:enemies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3</text:span></text:p>
          </table:table-cell>
          <table:table-cell table:formula="of:=IFERROR(IFERROR(VLOOKUP([.A157];[items_equipment.A$1:items_equipment.B$1048576];2;0);VLOOKUP([.A157];[items_misc.A$1:items_misc.B$1048576];2;0));VLOOKUP([.A157];[items_consumable.A$1:items_consumable.B$1048576];2;0))" office:value-type="string" office:string-value="Shield" calcext:value-type="string">
            <text:p>Shield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7];[enemies.A$1:enemies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3</text:span></text:p>
          </table:table-cell>
          <table:table-cell table:formula="of:=IFERROR(IFERROR(VLOOKUP([.A158];[items_equipment.A$1:items_equipment.B$1048576];2;0);VLOOKUP([.A158];[items_misc.A$1:items_misc.B$1048576];2;0));VLOOKUP([.A158];[items_consumable.A$1:items_consumable.B$1048576];2;0))" office:value-type="string" office:string-value="Spear" calcext:value-type="string">
            <text:p>Spear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8];[enemies.A$1:enemies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3</text:span></text:p>
          </table:table-cell>
          <table:table-cell table:formula="of:=IFERROR(IFERROR(VLOOKUP([.A159];[items_equipment.A$1:items_equipment.B$1048576];2;0);VLOOKUP([.A159];[items_misc.A$1:items_misc.B$1048576];2;0));VLOOKUP([.A159];[items_consumable.A$1:items_consumable.B$1048576];2;0))" office:value-type="string" office:string-value="Fine robe" calcext:value-type="string">
            <text:p>Fine robe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9];[enemies.A$1:enemies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3</text:span></text:p>
          </table:table-cell>
          <table:table-cell table:formula="of:=IFERROR(IFERROR(VLOOKUP([.A160];[items_equipment.A$1:items_equipment.B$1048576];2;0);VLOOKUP([.A160];[items_misc.A$1:items_misc.B$1048576];2;0));VLOOKUP([.A160];[items_consumable.A$1:items_consumable.B$1048576];2;0))" office:value-type="string" office:string-value="Fine pointy hat" calcext:value-type="string">
            <text:p>Fine pointy hat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60];[enemies.A$1:enemies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3</text:span></text:p>
          </table:table-cell>
          <table:table-cell table:formula="of:=IFERROR(IFERROR(VLOOKUP([.A161];[items_equipment.A$1:items_equipment.B$1048576];2;0);VLOOKUP([.A161];[items_misc.A$1:items_misc.B$1048576];2;0));VLOOKUP([.A161];[items_consumable.A$1:items_consumable.B$1048576];2;0))" office:value-type="string" office:string-value="Notebook" calcext:value-type="string">
            <text:p>Notebook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61];[enemies.A$1:enemies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3</text:span></text:p>
          </table:table-cell>
          <table:table-cell table:formula="of:=IFERROR(IFERROR(VLOOKUP([.A162];[items_equipment.A$1:items_equipment.B$1048576];2;0);VLOOKUP([.A162];[items_misc.A$1:items_misc.B$1048576];2;0));VLOOKUP([.A162];[items_consumable.A$1:items_consumable.B$1048576];2;0))" office:value-type="string" office:string-value="Simple wand" calcext:value-type="string">
            <text:p>Simple wand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62];[enemies.A$1:enemies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163];[items_equipment.A$1:items_equipment.B$1048576];2;0);VLOOKUP([.A163];[items_misc.A$1:items_misc.B$1048576];2;0));VLOOKUP([.A163];[items_consumable.A$1:items_consumable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63];[enemies.A$1:enemies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3</text:span></text:p>
          </table:table-cell>
          <table:table-cell table:formula="of:=IFERROR(IFERROR(VLOOKUP([.A164];[items_equipment.A$1:items_equipment.B$1048576];2;0);VLOOKUP([.A164];[items_misc.A$1:items_misc.B$1048576];2;0));VLOOKUP([.A164];[items_consumable.A$1:items_consumable.B$1048576];2;0))" office:value-type="string" office:string-value="Fine silk robe" calcext:value-type="string">
            <text:p>Fine silk robe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64];[enemies.A$1:enemies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165];[items_equipment.A$1:items_equipment.B$1048576];2;0);VLOOKUP([.A165];[items_misc.A$1:items_misc.B$1048576];2;0));VLOOKUP([.A165];[items_consumable.A$1:items_consumable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65];[enemies.A$1:enemies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3</text:span></text:p>
          </table:table-cell>
          <table:table-cell table:formula="of:=IFERROR(IFERROR(VLOOKUP([.A166];[items_equipment.A$1:items_equipment.B$1048576];2;0);VLOOKUP([.A166];[items_misc.A$1:items_misc.B$1048576];2;0));VLOOKUP([.A166];[items_consumable.A$1:items_consumable.B$1048576];2;0))" office:value-type="string" office:string-value="Cloth shirt" calcext:value-type="string">
            <text:p>Cloth shirt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66];[enemies.A$1:enemies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3</text:span></text:p>
          </table:table-cell>
          <table:table-cell table:formula="of:=IFERROR(IFERROR(VLOOKUP([.A167];[items_equipment.A$1:items_equipment.B$1048576];2;0);VLOOKUP([.A167];[items_misc.A$1:items_misc.B$1048576];2;0));VLOOKUP([.A167];[items_consumable.A$1:items_consumable.B$1048576];2;0))" office:value-type="string" office:string-value="Cloth hood" calcext:value-type="string">
            <text:p>Cloth hood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67];[enemies.A$1:enemies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3</text:span></text:p>
          </table:table-cell>
          <table:table-cell table:formula="of:=IFERROR(IFERROR(VLOOKUP([.A168];[items_equipment.A$1:items_equipment.B$1048576];2;0);VLOOKUP([.A168];[items_misc.A$1:items_misc.B$1048576];2;0));VLOOKUP([.A168];[items_consumable.A$1:items_consumable.B$1048576];2;0))" office:value-type="string" office:string-value="Dagger" calcext:value-type="string">
            <text:p>Dagger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68];[enemies.A$1:enemies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3</text:span></text:p>
          </table:table-cell>
          <table:table-cell table:formula="of:=IFERROR(IFERROR(VLOOKUP([.A169];[items_equipment.A$1:items_equipment.B$1048576];2;0);VLOOKUP([.A169];[items_misc.A$1:items_misc.B$1048576];2;0));VLOOKUP([.A169];[items_consumable.A$1:items_consumable.B$1048576];2;0))" office:value-type="string" office:string-value="Knife" calcext:value-type="string">
            <text:p>Knife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69];[enemies.A$1:enemies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3</text:span></text:p>
          </table:table-cell>
          <table:table-cell table:formula="of:=IFERROR(IFERROR(VLOOKUP([.A170];[items_equipment.A$1:items_equipment.B$1048576];2;0);VLOOKUP([.A170];[items_misc.A$1:items_misc.B$1048576];2;0));VLOOKUP([.A170];[items_consumable.A$1:items_consumable.B$1048576];2;0)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0];[enemies.A$1:enemies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3</text:span></text:p>
          </table:table-cell>
          <table:table-cell table:formula="of:=IFERROR(IFERROR(VLOOKUP([.A171];[items_equipment.A$1:items_equipment.B$1048576];2;0);VLOOKUP([.A171];[items_misc.A$1:items_misc.B$1048576];2;0));VLOOKUP([.A171];[items_consumable.A$1:items_consumable.B$1048576];2;0)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1];[enemies.A$1:enemies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3</text:span></text:p>
          </table:table-cell>
          <table:table-cell table:formula="of:=IFERROR(IFERROR(VLOOKUP([.A172];[items_equipment.A$1:items_equipment.B$1048576];2;0);VLOOKUP([.A172];[items_misc.A$1:items_misc.B$1048576];2;0));VLOOKUP([.A172];[items_consumable.A$1:items_consumable.B$1048576];2;0))" office:value-type="string" office:string-value="Shield" calcext:value-type="string">
            <text:p>Shield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2];[enemies.A$1:enemies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3</text:span></text:p>
          </table:table-cell>
          <table:table-cell table:formula="of:=IFERROR(IFERROR(VLOOKUP([.A173];[items_equipment.A$1:items_equipment.B$1048576];2;0);VLOOKUP([.A173];[items_misc.A$1:items_misc.B$1048576];2;0));VLOOKUP([.A173];[items_consumable.A$1:items_consumable.B$1048576];2;0))" office:value-type="string" office:string-value="Spear" calcext:value-type="string">
            <text:p>Spear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3];[enemies.A$1:enemies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3</text:span></text:p>
          </table:table-cell>
          <table:table-cell table:formula="of:=IFERROR(IFERROR(VLOOKUP([.A174];[items_equipment.A$1:items_equipment.B$1048576];2;0);VLOOKUP([.A174];[items_misc.A$1:items_misc.B$1048576];2;0));VLOOKUP([.A174];[items_consumable.A$1:items_consumable.B$1048576];2;0))" office:value-type="string" office:string-value="Fine robe" calcext:value-type="string">
            <text:p>Fine robe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4];[enemies.A$1:enemies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3</text:span></text:p>
          </table:table-cell>
          <table:table-cell table:formula="of:=IFERROR(IFERROR(VLOOKUP([.A175];[items_equipment.A$1:items_equipment.B$1048576];2;0);VLOOKUP([.A175];[items_misc.A$1:items_misc.B$1048576];2;0));VLOOKUP([.A175];[items_consumable.A$1:items_consumable.B$1048576];2;0))" office:value-type="string" office:string-value="Fine pointy hat" calcext:value-type="string">
            <text:p>Fine pointy hat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5];[enemies.A$1:enemies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3</text:span></text:p>
          </table:table-cell>
          <table:table-cell table:formula="of:=IFERROR(IFERROR(VLOOKUP([.A176];[items_equipment.A$1:items_equipment.B$1048576];2;0);VLOOKUP([.A176];[items_misc.A$1:items_misc.B$1048576];2;0));VLOOKUP([.A176];[items_consumable.A$1:items_consumable.B$1048576];2;0))" office:value-type="string" office:string-value="Notebook" calcext:value-type="string">
            <text:p>Notebook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6];[enemies.A$1:enemies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3</text:span></text:p>
          </table:table-cell>
          <table:table-cell table:formula="of:=IFERROR(IFERROR(VLOOKUP([.A177];[items_equipment.A$1:items_equipment.B$1048576];2;0);VLOOKUP([.A177];[items_misc.A$1:items_misc.B$1048576];2;0));VLOOKUP([.A177];[items_consumable.A$1:items_consumable.B$1048576];2;0))" office:value-type="string" office:string-value="Simple wand" calcext:value-type="string">
            <text:p>Simple wand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7];[enemies.A$1:enemies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178];[items_equipment.A$1:items_equipment.B$1048576];2;0);VLOOKUP([.A178];[items_misc.A$1:items_misc.B$1048576];2;0));VLOOKUP([.A178];[items_consumable.A$1:items_consumable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8];[enemies.A$1:enemies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3</text:span></text:p>
          </table:table-cell>
          <table:table-cell table:formula="of:=IFERROR(IFERROR(VLOOKUP([.A179];[items_equipment.A$1:items_equipment.B$1048576];2;0);VLOOKUP([.A179];[items_misc.A$1:items_misc.B$1048576];2;0));VLOOKUP([.A179];[items_consumable.A$1:items_consumable.B$1048576];2;0))" office:value-type="string" office:string-value="Fine silk robe" calcext:value-type="string">
            <text:p>Fine silk robe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9];[enemies.A$1:enemies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3</text:span></text:p>
          </table:table-cell>
          <table:table-cell table:formula="of:=IFERROR(IFERROR(VLOOKUP([.A180];[items_equipment.A$1:items_equipment.B$1048576];2;0);VLOOKUP([.A180];[items_misc.A$1:items_misc.B$1048576];2;0));VLOOKUP([.A180];[items_consumable.A$1:items_consumable.B$1048576];2;0))" office:value-type="string" office:string-value="Fine silk hood" calcext:value-type="string">
            <text:p>Fine silk hood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80];[enemies.A$1:enemies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3</text:span></text:p>
          </table:table-cell>
          <table:table-cell table:formula="of:=IFERROR(IFERROR(VLOOKUP([.A181];[items_equipment.A$1:items_equipment.B$1048576];2;0);VLOOKUP([.A181];[items_misc.A$1:items_misc.B$1048576];2;0));VLOOKUP([.A181];[items_consumable.A$1:items_consumable.B$1048576];2;0))" office:value-type="string" office:string-value="Sigil" calcext:value-type="string">
            <text:p>Sigil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81];[enemies.A$1:enemies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3</text:span></text:p>
          </table:table-cell>
          <table:table-cell table:formula="of:=IFERROR(IFERROR(VLOOKUP([.A182];[items_equipment.A$1:items_equipment.B$1048576];2;0);VLOOKUP([.A182];[items_misc.A$1:items_misc.B$1048576];2;0));VLOOKUP([.A182];[items_consumable.A$1:items_consumable.B$1048576];2;0))" office:value-type="string" office:string-value="Holy emblem" calcext:value-type="string">
            <text:p>Holy emblem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82];[enemies.A$1:enemies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183];[items_equipment.A$1:items_equipment.B$1048576];2;0);VLOOKUP([.A183];[items_misc.A$1:items_misc.B$1048576];2;0));VLOOKUP([.A183];[items_consumable.A$1:items_consumable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blue mushroom</text:span></text:p>
          </table:table-cell>
          <table:table-cell table:formula="of:=VLOOKUP([.C183];[enemies.A$1:enemies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6</text:span></text:p>
          </table:table-cell>
          <table:table-cell table:formula="of:=IFERROR(IFERROR(VLOOKUP([.A184];[items_equipment.A$1:items_equipment.B$1048576];2;0);VLOOKUP([.A184];[items_misc.A$1:items_misc.B$1048576];2;0));VLOOKUP([.A184];[items_consumable.A$1:items_consumable.B$1048576];2;0))" office:value-type="string" office:string-value="Fine cloth cloak" calcext:value-type="string">
            <text:p>Fine cloth cloak</text:p>
          </table:table-cell>
          <table:table-cell office:value-type="string" calcext:value-type="string">
            <text:p><text:span text:style-name="T6">blue mushroom</text:span></text:p>
          </table:table-cell>
          <table:table-cell table:formula="of:=VLOOKUP([.C184];[enemies.A$1:enemies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6</text:span></text:p>
          </table:table-cell>
          <table:table-cell table:formula="of:=IFERROR(IFERROR(VLOOKUP([.A185];[items_equipment.A$1:items_equipment.B$1048576];2;0);VLOOKUP([.A185];[items_misc.A$1:items_misc.B$1048576];2;0));VLOOKUP([.A185];[items_consumable.A$1:items_consumable.B$1048576];2;0))" office:value-type="string" office:string-value="Fine cloth hood" calcext:value-type="string">
            <text:p>Fine cloth hood</text:p>
          </table:table-cell>
          <table:table-cell office:value-type="string" calcext:value-type="string">
            <text:p><text:span text:style-name="T6">blue mushroom</text:span></text:p>
          </table:table-cell>
          <table:table-cell table:formula="of:=VLOOKUP([.C185];[enemies.A$1:enemies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6</text:span></text:p>
          </table:table-cell>
          <table:table-cell table:formula="of:=IFERROR(IFERROR(VLOOKUP([.A186];[items_equipment.A$1:items_equipment.B$1048576];2;0);VLOOKUP([.A186];[items_misc.A$1:items_misc.B$1048576];2;0));VLOOKUP([.A186];[items_consumable.A$1:items_consumable.B$1048576];2;0))" office:value-type="string" office:string-value="Field dagger" calcext:value-type="string">
            <text:p>Field dagger</text:p>
          </table:table-cell>
          <table:table-cell office:value-type="string" calcext:value-type="string">
            <text:p><text:span text:style-name="T6">blue mushroom</text:span></text:p>
          </table:table-cell>
          <table:table-cell table:formula="of:=VLOOKUP([.C186];[enemies.A$1:enemies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6</text:span></text:p>
          </table:table-cell>
          <table:table-cell table:formula="of:=IFERROR(IFERROR(VLOOKUP([.A187];[items_equipment.A$1:items_equipment.B$1048576];2;0);VLOOKUP([.A187];[items_misc.A$1:items_misc.B$1048576];2;0));VLOOKUP([.A187];[items_consumable.A$1:items_consumable.B$1048576];2;0))" office:value-type="string" office:string-value="Short sword" calcext:value-type="string">
            <text:p>Short sword</text:p>
          </table:table-cell>
          <table:table-cell office:value-type="string" calcext:value-type="string">
            <text:p><text:span text:style-name="T6">blue mushroom</text:span></text:p>
          </table:table-cell>
          <table:table-cell table:formula="of:=VLOOKUP([.C187];[enemies.A$1:enemies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6</text:span></text:p>
          </table:table-cell>
          <table:table-cell table:formula="of:=IFERROR(IFERROR(VLOOKUP([.A188];[items_equipment.A$1:items_equipment.B$1048576];2;0);VLOOKUP([.A188];[items_misc.A$1:items_misc.B$1048576];2;0));VLOOKUP([.A188];[items_consumable.A$1:items_consumable.B$1048576];2;0))" office:value-type="string" office:string-value="Iron chainmail" calcext:value-type="string">
            <text:p>Iron chainmail</text:p>
          </table:table-cell>
          <table:table-cell office:value-type="string" calcext:value-type="string">
            <text:p><text:span text:style-name="T6">blue mushroom</text:span></text:p>
          </table:table-cell>
          <table:table-cell table:formula="of:=VLOOKUP([.C188];[enemies.A$1:enemies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6</text:span></text:p>
          </table:table-cell>
          <table:table-cell table:formula="of:=IFERROR(IFERROR(VLOOKUP([.A189];[items_equipment.A$1:items_equipment.B$1048576];2;0);VLOOKUP([.A189];[items_misc.A$1:items_misc.B$1048576];2;0));VLOOKUP([.A189];[items_consumable.A$1:items_consumable.B$1048576];2;0))" office:value-type="string" office:string-value="Iron cap" calcext:value-type="string">
            <text:p>Iron cap</text:p>
          </table:table-cell>
          <table:table-cell office:value-type="string" calcext:value-type="string">
            <text:p><text:span text:style-name="T6">blue mushroom</text:span></text:p>
          </table:table-cell>
          <table:table-cell table:formula="of:=VLOOKUP([.C189];[enemies.A$1:enemies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6</text:span></text:p>
          </table:table-cell>
          <table:table-cell table:formula="of:=IFERROR(IFERROR(VLOOKUP([.A190];[items_equipment.A$1:items_equipment.B$1048576];2;0);VLOOKUP([.A190];[items_misc.A$1:items_misc.B$1048576];2;0));VLOOKUP([.A190];[items_consumable.A$1:items_consumable.B$1048576];2;0))" office:value-type="string" office:string-value="Iron shield" calcext:value-type="string">
            <text:p>Iron shield</text:p>
          </table:table-cell>
          <table:table-cell office:value-type="string" calcext:value-type="string">
            <text:p><text:span text:style-name="T6">blue mushroom</text:span></text:p>
          </table:table-cell>
          <table:table-cell table:formula="of:=VLOOKUP([.C190];[enemies.A$1:enemies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6</text:span></text:p>
          </table:table-cell>
          <table:table-cell table:formula="of:=IFERROR(IFERROR(VLOOKUP([.A191];[items_equipment.A$1:items_equipment.B$1048576];2;0);VLOOKUP([.A191];[items_misc.A$1:items_misc.B$1048576];2;0));VLOOKUP([.A191];[items_consumable.A$1:items_consumable.B$1048576];2;0))" office:value-type="string" office:string-value="Longsword" calcext:value-type="string">
            <text:p>Longsword</text:p>
          </table:table-cell>
          <table:table-cell office:value-type="string" calcext:value-type="string">
            <text:p><text:span text:style-name="T6">blue mushroom</text:span></text:p>
          </table:table-cell>
          <table:table-cell table:formula="of:=VLOOKUP([.C191];[enemies.A$1:enemies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6</text:span></text:p>
          </table:table-cell>
          <table:table-cell table:formula="of:=IFERROR(IFERROR(VLOOKUP([.A192];[items_equipment.A$1:items_equipment.B$1048576];2;0);VLOOKUP([.A192];[items_misc.A$1:items_misc.B$1048576];2;0));VLOOKUP([.A192];[items_consumable.A$1:items_consumable.B$1048576];2;0))" office:value-type="string" office:string-value="Apprentice robe" calcext:value-type="string">
            <text:p>Apprentice robe</text:p>
          </table:table-cell>
          <table:table-cell office:value-type="string" calcext:value-type="string">
            <text:p><text:span text:style-name="T6">blue mushroom</text:span></text:p>
          </table:table-cell>
          <table:table-cell table:formula="of:=VLOOKUP([.C192];[enemies.A$1:enemies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6</text:span></text:p>
          </table:table-cell>
          <table:table-cell table:formula="of:=IFERROR(IFERROR(VLOOKUP([.A193];[items_equipment.A$1:items_equipment.B$1048576];2;0);VLOOKUP([.A193];[items_misc.A$1:items_misc.B$1048576];2;0));VLOOKUP([.A193];[items_consumable.A$1:items_consumable.B$1048576];2;0))" office:value-type="string" office:string-value="Apprentice hat" calcext:value-type="string">
            <text:p>Apprentice hat</text:p>
          </table:table-cell>
          <table:table-cell office:value-type="string" calcext:value-type="string">
            <text:p><text:span text:style-name="T6">blue mushroom</text:span></text:p>
          </table:table-cell>
          <table:table-cell table:formula="of:=VLOOKUP([.C193];[enemies.A$1:enemies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6</text:span></text:p>
          </table:table-cell>
          <table:table-cell table:formula="of:=IFERROR(IFERROR(VLOOKUP([.A194];[items_equipment.A$1:items_equipment.B$1048576];2;0);VLOOKUP([.A194];[items_misc.A$1:items_misc.B$1048576];2;0));VLOOKUP([.A194];[items_consumable.A$1:items_consumable.B$1048576];2;0))" office:value-type="string" office:string-value="Book" calcext:value-type="string">
            <text:p>Book</text:p>
          </table:table-cell>
          <table:table-cell office:value-type="string" calcext:value-type="string">
            <text:p><text:span text:style-name="T6">blue mushroom</text:span></text:p>
          </table:table-cell>
          <table:table-cell table:formula="of:=VLOOKUP([.C194];[enemies.A$1:enemies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6</text:span></text:p>
          </table:table-cell>
          <table:table-cell table:formula="of:=IFERROR(IFERROR(VLOOKUP([.A195];[items_equipment.A$1:items_equipment.B$1048576];2;0);VLOOKUP([.A195];[items_misc.A$1:items_misc.B$1048576];2;0));VLOOKUP([.A195];[items_consumable.A$1:items_consumable.B$1048576];2;0))" office:value-type="string" office:string-value="Wand" calcext:value-type="string">
            <text:p>Wand</text:p>
          </table:table-cell>
          <table:table-cell office:value-type="string" calcext:value-type="string">
            <text:p><text:span text:style-name="T6">blue mushroom</text:span></text:p>
          </table:table-cell>
          <table:table-cell table:formula="of:=VLOOKUP([.C195];[enemies.A$1:enemies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196];[items_equipment.A$1:items_equipment.B$1048576];2;0);VLOOKUP([.A196];[items_misc.A$1:items_misc.B$1048576];2;0));VLOOKUP([.A196];[items_consumable.A$1:items_consumable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blue mushroom</text:span></text:p>
          </table:table-cell>
          <table:table-cell table:formula="of:=VLOOKUP([.C196];[enemies.A$1:enemies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6</text:span></text:p>
          </table:table-cell>
          <table:table-cell table:formula="of:=IFERROR(IFERROR(VLOOKUP([.A197];[items_equipment.A$1:items_equipment.B$1048576];2;0);VLOOKUP([.A197];[items_misc.A$1:items_misc.B$1048576];2;0));VLOOKUP([.A197];[items_consumable.A$1:items_consumable.B$1048576];2;0))" office:value-type="string" office:string-value="White robe" calcext:value-type="string">
            <text:p>White robe</text:p>
          </table:table-cell>
          <table:table-cell office:value-type="string" calcext:value-type="string">
            <text:p><text:span text:style-name="T6">blue mushroom</text:span></text:p>
          </table:table-cell>
          <table:table-cell table:formula="of:=VLOOKUP([.C197];[enemies.A$1:enemies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6</text:span></text:p>
          </table:table-cell>
          <table:table-cell table:formula="of:=IFERROR(IFERROR(VLOOKUP([.A198];[items_equipment.A$1:items_equipment.B$1048576];2;0);VLOOKUP([.A198];[items_misc.A$1:items_misc.B$1048576];2;0));VLOOKUP([.A198];[items_consumable.A$1:items_consumable.B$1048576];2;0))" office:value-type="string" office:string-value="Circlet" calcext:value-type="string">
            <text:p>Circlet</text:p>
          </table:table-cell>
          <table:table-cell office:value-type="string" calcext:value-type="string">
            <text:p><text:span text:style-name="T6">blue mushroom</text:span></text:p>
          </table:table-cell>
          <table:table-cell table:formula="of:=VLOOKUP([.C198];[enemies.A$1:enemies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6</text:span></text:p>
          </table:table-cell>
          <table:table-cell table:formula="of:=IFERROR(IFERROR(VLOOKUP([.A199];[items_equipment.A$1:items_equipment.B$1048576];2;0);VLOOKUP([.A199];[items_misc.A$1:items_misc.B$1048576];2;0));VLOOKUP([.A199];[items_consumable.A$1:items_consumable.B$1048576];2;0)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<text:span text:style-name="T6">blue mushroom</text:span></text:p>
          </table:table-cell>
          <table:table-cell table:formula="of:=VLOOKUP([.C199];[enemies.A$1:enemies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6</text:span></text:p>
          </table:table-cell>
          <table:table-cell table:formula="of:=IFERROR(IFERROR(VLOOKUP([.A200];[items_equipment.A$1:items_equipment.B$1048576];2;0);VLOOKUP([.A200];[items_misc.A$1:items_misc.B$1048576];2;0));VLOOKUP([.A200];[items_consumable.A$1:items_consumable.B$1048576];2;0))" office:value-type="string" office:string-value="Clerics mace" calcext:value-type="string">
            <text:p>Clerics mace</text:p>
          </table:table-cell>
          <table:table-cell office:value-type="string" calcext:value-type="string">
            <text:p><text:span text:style-name="T6">blue mushroom</text:span></text:p>
          </table:table-cell>
          <table:table-cell table:formula="of:=VLOOKUP([.C200];[enemies.A$1:enemies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201];[items_equipment.A$1:items_equipment.B$1048576];2;0);VLOOKUP([.A201];[items_misc.A$1:items_misc.B$1048576];2;0));VLOOKUP([.A201];[items_consumable.A$1:items_consumable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1];[enemies.A$1:enemies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6</text:span></text:p>
          </table:table-cell>
          <table:table-cell table:formula="of:=IFERROR(IFERROR(VLOOKUP([.A202];[items_equipment.A$1:items_equipment.B$1048576];2;0);VLOOKUP([.A202];[items_misc.A$1:items_misc.B$1048576];2;0));VLOOKUP([.A202];[items_consumable.A$1:items_consumable.B$1048576];2;0))" office:value-type="string" office:string-value="Fine cloth cloak" calcext:value-type="string">
            <text:p>Fine cloth cloak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2];[enemies.A$1:enemies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6</text:span></text:p>
          </table:table-cell>
          <table:table-cell table:formula="of:=IFERROR(IFERROR(VLOOKUP([.A203];[items_equipment.A$1:items_equipment.B$1048576];2;0);VLOOKUP([.A203];[items_misc.A$1:items_misc.B$1048576];2;0));VLOOKUP([.A203];[items_consumable.A$1:items_consumable.B$1048576];2;0))" office:value-type="string" office:string-value="Fine cloth hood" calcext:value-type="string">
            <text:p>Fine cloth hood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3];[enemies.A$1:enemies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6</text:span></text:p>
          </table:table-cell>
          <table:table-cell table:formula="of:=IFERROR(IFERROR(VLOOKUP([.A204];[items_equipment.A$1:items_equipment.B$1048576];2;0);VLOOKUP([.A204];[items_misc.A$1:items_misc.B$1048576];2;0));VLOOKUP([.A204];[items_consumable.A$1:items_consumable.B$1048576];2;0))" office:value-type="string" office:string-value="Field dagger" calcext:value-type="string">
            <text:p>Field dagger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4];[enemies.A$1:enemies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6</text:span></text:p>
          </table:table-cell>
          <table:table-cell table:formula="of:=IFERROR(IFERROR(VLOOKUP([.A205];[items_equipment.A$1:items_equipment.B$1048576];2;0);VLOOKUP([.A205];[items_misc.A$1:items_misc.B$1048576];2;0));VLOOKUP([.A205];[items_consumable.A$1:items_consumable.B$1048576];2;0))" office:value-type="string" office:string-value="Short sword" calcext:value-type="string">
            <text:p>Short sword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5];[enemies.A$1:enemies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6</text:span></text:p>
          </table:table-cell>
          <table:table-cell table:formula="of:=IFERROR(IFERROR(VLOOKUP([.A206];[items_equipment.A$1:items_equipment.B$1048576];2;0);VLOOKUP([.A206];[items_misc.A$1:items_misc.B$1048576];2;0));VLOOKUP([.A206];[items_consumable.A$1:items_consumable.B$1048576];2;0))" office:value-type="string" office:string-value="Iron chainmail" calcext:value-type="string">
            <text:p>Iron chainmail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6];[enemies.A$1:enemies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6</text:span></text:p>
          </table:table-cell>
          <table:table-cell table:formula="of:=IFERROR(IFERROR(VLOOKUP([.A207];[items_equipment.A$1:items_equipment.B$1048576];2;0);VLOOKUP([.A207];[items_misc.A$1:items_misc.B$1048576];2;0));VLOOKUP([.A207];[items_consumable.A$1:items_consumable.B$1048576];2;0))" office:value-type="string" office:string-value="Iron cap" calcext:value-type="string">
            <text:p>Iron cap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7];[enemies.A$1:enemies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6</text:span></text:p>
          </table:table-cell>
          <table:table-cell table:formula="of:=IFERROR(IFERROR(VLOOKUP([.A208];[items_equipment.A$1:items_equipment.B$1048576];2;0);VLOOKUP([.A208];[items_misc.A$1:items_misc.B$1048576];2;0));VLOOKUP([.A208];[items_consumable.A$1:items_consumable.B$1048576];2;0))" office:value-type="string" office:string-value="Iron shield" calcext:value-type="string">
            <text:p>Iron shield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8];[enemies.A$1:enemies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6</text:span></text:p>
          </table:table-cell>
          <table:table-cell table:formula="of:=IFERROR(IFERROR(VLOOKUP([.A209];[items_equipment.A$1:items_equipment.B$1048576];2;0);VLOOKUP([.A209];[items_misc.A$1:items_misc.B$1048576];2;0));VLOOKUP([.A209];[items_consumable.A$1:items_consumable.B$1048576];2;0))" office:value-type="string" office:string-value="Longsword" calcext:value-type="string">
            <text:p>Longsword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9];[enemies.A$1:enemies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6</text:span></text:p>
          </table:table-cell>
          <table:table-cell table:formula="of:=IFERROR(IFERROR(VLOOKUP([.A210];[items_equipment.A$1:items_equipment.B$1048576];2;0);VLOOKUP([.A210];[items_misc.A$1:items_misc.B$1048576];2;0));VLOOKUP([.A210];[items_consumable.A$1:items_consumable.B$1048576];2;0))" office:value-type="string" office:string-value="Apprentice robe" calcext:value-type="string">
            <text:p>Apprentice robe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0];[enemies.A$1:enemies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6</text:span></text:p>
          </table:table-cell>
          <table:table-cell table:formula="of:=IFERROR(IFERROR(VLOOKUP([.A211];[items_equipment.A$1:items_equipment.B$1048576];2;0);VLOOKUP([.A211];[items_misc.A$1:items_misc.B$1048576];2;0));VLOOKUP([.A211];[items_consumable.A$1:items_consumable.B$1048576];2;0))" office:value-type="string" office:string-value="Apprentice hat" calcext:value-type="string">
            <text:p>Apprentice hat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1];[enemies.A$1:enemies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6</text:span></text:p>
          </table:table-cell>
          <table:table-cell table:formula="of:=IFERROR(IFERROR(VLOOKUP([.A212];[items_equipment.A$1:items_equipment.B$1048576];2;0);VLOOKUP([.A212];[items_misc.A$1:items_misc.B$1048576];2;0));VLOOKUP([.A212];[items_consumable.A$1:items_consumable.B$1048576];2;0))" office:value-type="string" office:string-value="Book" calcext:value-type="string">
            <text:p>Book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2];[enemies.A$1:enemies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6</text:span></text:p>
          </table:table-cell>
          <table:table-cell table:formula="of:=IFERROR(IFERROR(VLOOKUP([.A213];[items_equipment.A$1:items_equipment.B$1048576];2;0);VLOOKUP([.A213];[items_misc.A$1:items_misc.B$1048576];2;0));VLOOKUP([.A213];[items_consumable.A$1:items_consumable.B$1048576];2;0))" office:value-type="string" office:string-value="Wand" calcext:value-type="string">
            <text:p>Wand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3];[enemies.A$1:enemies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214];[items_equipment.A$1:items_equipment.B$1048576];2;0);VLOOKUP([.A214];[items_misc.A$1:items_misc.B$1048576];2;0));VLOOKUP([.A214];[items_consumable.A$1:items_consumable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4];[enemies.A$1:enemies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6</text:span></text:p>
          </table:table-cell>
          <table:table-cell table:formula="of:=IFERROR(IFERROR(VLOOKUP([.A215];[items_equipment.A$1:items_equipment.B$1048576];2;0);VLOOKUP([.A215];[items_misc.A$1:items_misc.B$1048576];2;0));VLOOKUP([.A215];[items_consumable.A$1:items_consumable.B$1048576];2;0))" office:value-type="string" office:string-value="White robe" calcext:value-type="string">
            <text:p>White robe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5];[enemies.A$1:enemies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6</text:span></text:p>
          </table:table-cell>
          <table:table-cell table:formula="of:=IFERROR(IFERROR(VLOOKUP([.A216];[items_equipment.A$1:items_equipment.B$1048576];2;0);VLOOKUP([.A216];[items_misc.A$1:items_misc.B$1048576];2;0));VLOOKUP([.A216];[items_consumable.A$1:items_consumable.B$1048576];2;0))" office:value-type="string" office:string-value="Circlet" calcext:value-type="string">
            <text:p>Circlet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6];[enemies.A$1:enemies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6</text:span></text:p>
          </table:table-cell>
          <table:table-cell table:formula="of:=IFERROR(IFERROR(VLOOKUP([.A217];[items_equipment.A$1:items_equipment.B$1048576];2;0);VLOOKUP([.A217];[items_misc.A$1:items_misc.B$1048576];2;0));VLOOKUP([.A217];[items_consumable.A$1:items_consumable.B$1048576];2;0)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7];[enemies.A$1:enemies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6</text:span></text:p>
          </table:table-cell>
          <table:table-cell table:formula="of:=IFERROR(IFERROR(VLOOKUP([.A218];[items_equipment.A$1:items_equipment.B$1048576];2;0);VLOOKUP([.A218];[items_misc.A$1:items_misc.B$1048576];2;0));VLOOKUP([.A218];[items_consumable.A$1:items_consumable.B$1048576];2;0))" office:value-type="string" office:string-value="Clerics mace" calcext:value-type="string">
            <text:p>Clerics mace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8];[enemies.A$1:enemies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219];[items_equipment.A$1:items_equipment.B$1048576];2;0);VLOOKUP([.A219];[items_misc.A$1:items_misc.B$1048576];2;0));VLOOKUP([.A219];[items_consumable.A$1:items_consumable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19];[enemies.A$1:enemies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6</text:span></text:p>
          </table:table-cell>
          <table:table-cell table:formula="of:=IFERROR(IFERROR(VLOOKUP([.A220];[items_equipment.A$1:items_equipment.B$1048576];2;0);VLOOKUP([.A220];[items_misc.A$1:items_misc.B$1048576];2;0));VLOOKUP([.A220];[items_consumable.A$1:items_consumable.B$1048576];2;0))" office:value-type="string" office:string-value="Fine cloth cloak" calcext:value-type="string">
            <text:p>Fine cloth cloak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0];[enemies.A$1:enemies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6</text:span></text:p>
          </table:table-cell>
          <table:table-cell table:formula="of:=IFERROR(IFERROR(VLOOKUP([.A221];[items_equipment.A$1:items_equipment.B$1048576];2;0);VLOOKUP([.A221];[items_misc.A$1:items_misc.B$1048576];2;0));VLOOKUP([.A221];[items_consumable.A$1:items_consumable.B$1048576];2;0))" office:value-type="string" office:string-value="Fine cloth hood" calcext:value-type="string">
            <text:p>Fine cloth hood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1];[enemies.A$1:enemies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6</text:span></text:p>
          </table:table-cell>
          <table:table-cell table:formula="of:=IFERROR(IFERROR(VLOOKUP([.A222];[items_equipment.A$1:items_equipment.B$1048576];2;0);VLOOKUP([.A222];[items_misc.A$1:items_misc.B$1048576];2;0));VLOOKUP([.A222];[items_consumable.A$1:items_consumable.B$1048576];2;0))" office:value-type="string" office:string-value="Field dagger" calcext:value-type="string">
            <text:p>Field dagger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2];[enemies.A$1:enemies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6</text:span></text:p>
          </table:table-cell>
          <table:table-cell table:formula="of:=IFERROR(IFERROR(VLOOKUP([.A223];[items_equipment.A$1:items_equipment.B$1048576];2;0);VLOOKUP([.A223];[items_misc.A$1:items_misc.B$1048576];2;0));VLOOKUP([.A223];[items_consumable.A$1:items_consumable.B$1048576];2;0))" office:value-type="string" office:string-value="Short sword" calcext:value-type="string">
            <text:p>Short sword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3];[enemies.A$1:enemies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6</text:span></text:p>
          </table:table-cell>
          <table:table-cell table:formula="of:=IFERROR(IFERROR(VLOOKUP([.A224];[items_equipment.A$1:items_equipment.B$1048576];2;0);VLOOKUP([.A224];[items_misc.A$1:items_misc.B$1048576];2;0));VLOOKUP([.A224];[items_consumable.A$1:items_consumable.B$1048576];2;0))" office:value-type="string" office:string-value="Iron chainmail" calcext:value-type="string">
            <text:p>Iron chainmail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4];[enemies.A$1:enemies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6</text:span></text:p>
          </table:table-cell>
          <table:table-cell table:formula="of:=IFERROR(IFERROR(VLOOKUP([.A225];[items_equipment.A$1:items_equipment.B$1048576];2;0);VLOOKUP([.A225];[items_misc.A$1:items_misc.B$1048576];2;0));VLOOKUP([.A225];[items_consumable.A$1:items_consumable.B$1048576];2;0))" office:value-type="string" office:string-value="Iron cap" calcext:value-type="string">
            <text:p>Iron cap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5];[enemies.A$1:enemies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6</text:span></text:p>
          </table:table-cell>
          <table:table-cell table:formula="of:=IFERROR(IFERROR(VLOOKUP([.A226];[items_equipment.A$1:items_equipment.B$1048576];2;0);VLOOKUP([.A226];[items_misc.A$1:items_misc.B$1048576];2;0));VLOOKUP([.A226];[items_consumable.A$1:items_consumable.B$1048576];2;0))" office:value-type="string" office:string-value="Iron shield" calcext:value-type="string">
            <text:p>Iron shield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6];[enemies.A$1:enemies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6</text:span></text:p>
          </table:table-cell>
          <table:table-cell table:formula="of:=IFERROR(IFERROR(VLOOKUP([.A227];[items_equipment.A$1:items_equipment.B$1048576];2;0);VLOOKUP([.A227];[items_misc.A$1:items_misc.B$1048576];2;0));VLOOKUP([.A227];[items_consumable.A$1:items_consumable.B$1048576];2;0))" office:value-type="string" office:string-value="Longsword" calcext:value-type="string">
            <text:p>Longsword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7];[enemies.A$1:enemies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6</text:span></text:p>
          </table:table-cell>
          <table:table-cell table:formula="of:=IFERROR(IFERROR(VLOOKUP([.A228];[items_equipment.A$1:items_equipment.B$1048576];2;0);VLOOKUP([.A228];[items_misc.A$1:items_misc.B$1048576];2;0));VLOOKUP([.A228];[items_consumable.A$1:items_consumable.B$1048576];2;0))" office:value-type="string" office:string-value="Apprentice robe" calcext:value-type="string">
            <text:p>Apprentice robe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8];[enemies.A$1:enemies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6</text:span></text:p>
          </table:table-cell>
          <table:table-cell table:formula="of:=IFERROR(IFERROR(VLOOKUP([.A229];[items_equipment.A$1:items_equipment.B$1048576];2;0);VLOOKUP([.A229];[items_misc.A$1:items_misc.B$1048576];2;0));VLOOKUP([.A229];[items_consumable.A$1:items_consumable.B$1048576];2;0))" office:value-type="string" office:string-value="Apprentice hat" calcext:value-type="string">
            <text:p>Apprentice hat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9];[enemies.A$1:enemies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6</text:span></text:p>
          </table:table-cell>
          <table:table-cell table:formula="of:=IFERROR(IFERROR(VLOOKUP([.A230];[items_equipment.A$1:items_equipment.B$1048576];2;0);VLOOKUP([.A230];[items_misc.A$1:items_misc.B$1048576];2;0));VLOOKUP([.A230];[items_consumable.A$1:items_consumable.B$1048576];2;0))" office:value-type="string" office:string-value="Book" calcext:value-type="string">
            <text:p>Book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30];[enemies.A$1:enemies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6</text:span></text:p>
          </table:table-cell>
          <table:table-cell table:formula="of:=IFERROR(IFERROR(VLOOKUP([.A231];[items_equipment.A$1:items_equipment.B$1048576];2;0);VLOOKUP([.A231];[items_misc.A$1:items_misc.B$1048576];2;0));VLOOKUP([.A231];[items_consumable.A$1:items_consumable.B$1048576];2;0))" office:value-type="string" office:string-value="Wand" calcext:value-type="string">
            <text:p>Wand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31];[enemies.A$1:enemies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232];[items_equipment.A$1:items_equipment.B$1048576];2;0);VLOOKUP([.A232];[items_misc.A$1:items_misc.B$1048576];2;0));VLOOKUP([.A232];[items_consumable.A$1:items_consumable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32];[enemies.A$1:enemies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6</text:span></text:p>
          </table:table-cell>
          <table:table-cell table:formula="of:=IFERROR(IFERROR(VLOOKUP([.A233];[items_equipment.A$1:items_equipment.B$1048576];2;0);VLOOKUP([.A233];[items_misc.A$1:items_misc.B$1048576];2;0));VLOOKUP([.A233];[items_consumable.A$1:items_consumable.B$1048576];2;0))" office:value-type="string" office:string-value="White robe" calcext:value-type="string">
            <text:p>White robe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33];[enemies.A$1:enemies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6</text:span></text:p>
          </table:table-cell>
          <table:table-cell table:formula="of:=IFERROR(IFERROR(VLOOKUP([.A234];[items_equipment.A$1:items_equipment.B$1048576];2;0);VLOOKUP([.A234];[items_misc.A$1:items_misc.B$1048576];2;0));VLOOKUP([.A234];[items_consumable.A$1:items_consumable.B$1048576];2;0))" office:value-type="string" office:string-value="Circlet" calcext:value-type="string">
            <text:p>Circlet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34];[enemies.A$1:enemies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6</text:span></text:p>
          </table:table-cell>
          <table:table-cell table:formula="of:=IFERROR(IFERROR(VLOOKUP([.A235];[items_equipment.A$1:items_equipment.B$1048576];2;0);VLOOKUP([.A235];[items_misc.A$1:items_misc.B$1048576];2;0));VLOOKUP([.A235];[items_consumable.A$1:items_consumable.B$1048576];2;0)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35];[enemies.A$1:enemies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6</text:span></text:p>
          </table:table-cell>
          <table:table-cell table:formula="of:=IFERROR(IFERROR(VLOOKUP([.A236];[items_equipment.A$1:items_equipment.B$1048576];2;0);VLOOKUP([.A236];[items_misc.A$1:items_misc.B$1048576];2;0));VLOOKUP([.A236];[items_consumable.A$1:items_consumable.B$1048576];2;0))" office:value-type="string" office:string-value="Clerics mace" calcext:value-type="string">
            <text:p>Clerics mace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36];[enemies.A$1:enemies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6</text:span></text:p>
          </table:table-cell>
          <table:table-cell table:formula="of:=IFERROR(IFERROR(VLOOKUP([.A237];[items_equipment.A$1:items_equipment.B$1048576];2;0);VLOOKUP([.A237];[items_misc.A$1:items_misc.B$1048576];2;0));VLOOKUP([.A237];[items_consumable.A$1:items_consumable.B$1048576];2;0))" office:value-type="string" office:string-value="Circlet" calcext:value-type="string">
            <text:p>Circlet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37];[enemies.A$1:enemies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6</text:span></text:p>
          </table:table-cell>
          <table:table-cell table:formula="of:=IFERROR(IFERROR(VLOOKUP([.A238];[items_equipment.A$1:items_equipment.B$1048576];2;0);VLOOKUP([.A238];[items_misc.A$1:items_misc.B$1048576];2;0));VLOOKUP([.A238];[items_consumable.A$1:items_consumable.B$1048576];2;0)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38];[enemies.A$1:enemies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6</text:span></text:p>
          </table:table-cell>
          <table:table-cell table:formula="of:=IFERROR(IFERROR(VLOOKUP([.A239];[items_equipment.A$1:items_equipment.B$1048576];2;0);VLOOKUP([.A239];[items_misc.A$1:items_misc.B$1048576];2;0));VLOOKUP([.A239];[items_consumable.A$1:items_consumable.B$1048576];2;0))" office:value-type="string" office:string-value="Clerics mace" calcext:value-type="string">
            <text:p>Clerics mace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39];[enemies.A$1:enemies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240];[items_equipment.A$1:items_equipment.B$1048576];2;0);VLOOKUP([.A240];[items_misc.A$1:items_misc.B$1048576];2;0));VLOOKUP([.A240];[items_consumable.A$1:items_consumable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0];[enemies.A$1:enemies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6</text:span></text:p>
          </table:table-cell>
          <table:table-cell table:formula="of:=IFERROR(IFERROR(VLOOKUP([.A241];[items_equipment.A$1:items_equipment.B$1048576];2;0);VLOOKUP([.A241];[items_misc.A$1:items_misc.B$1048576];2;0));VLOOKUP([.A241];[items_consumable.A$1:items_consumable.B$1048576];2;0))" office:value-type="string" office:string-value="Fine cloth cloak" calcext:value-type="string">
            <text:p>Fine cloth cloak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1];[enemies.A$1:enemies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6</text:span></text:p>
          </table:table-cell>
          <table:table-cell table:formula="of:=IFERROR(IFERROR(VLOOKUP([.A242];[items_equipment.A$1:items_equipment.B$1048576];2;0);VLOOKUP([.A242];[items_misc.A$1:items_misc.B$1048576];2;0));VLOOKUP([.A242];[items_consumable.A$1:items_consumable.B$1048576];2;0))" office:value-type="string" office:string-value="Fine cloth hood" calcext:value-type="string">
            <text:p>Fine cloth hood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2];[enemies.A$1:enemies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6</text:span></text:p>
          </table:table-cell>
          <table:table-cell table:formula="of:=IFERROR(IFERROR(VLOOKUP([.A243];[items_equipment.A$1:items_equipment.B$1048576];2;0);VLOOKUP([.A243];[items_misc.A$1:items_misc.B$1048576];2;0));VLOOKUP([.A243];[items_consumable.A$1:items_consumable.B$1048576];2;0))" office:value-type="string" office:string-value="Field dagger" calcext:value-type="string">
            <text:p>Field dagger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3];[enemies.A$1:enemies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6</text:span></text:p>
          </table:table-cell>
          <table:table-cell table:formula="of:=IFERROR(IFERROR(VLOOKUP([.A244];[items_equipment.A$1:items_equipment.B$1048576];2;0);VLOOKUP([.A244];[items_misc.A$1:items_misc.B$1048576];2;0));VLOOKUP([.A244];[items_consumable.A$1:items_consumable.B$1048576];2;0))" office:value-type="string" office:string-value="Short sword" calcext:value-type="string">
            <text:p>Short sword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4];[enemies.A$1:enemies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6</text:span></text:p>
          </table:table-cell>
          <table:table-cell table:formula="of:=IFERROR(IFERROR(VLOOKUP([.A245];[items_equipment.A$1:items_equipment.B$1048576];2;0);VLOOKUP([.A245];[items_misc.A$1:items_misc.B$1048576];2;0));VLOOKUP([.A245];[items_consumable.A$1:items_consumable.B$1048576];2;0))" office:value-type="string" office:string-value="Iron chainmail" calcext:value-type="string">
            <text:p>Iron chainmail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5];[enemies.A$1:enemies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6</text:span></text:p>
          </table:table-cell>
          <table:table-cell table:formula="of:=IFERROR(IFERROR(VLOOKUP([.A246];[items_equipment.A$1:items_equipment.B$1048576];2;0);VLOOKUP([.A246];[items_misc.A$1:items_misc.B$1048576];2;0));VLOOKUP([.A246];[items_consumable.A$1:items_consumable.B$1048576];2;0))" office:value-type="string" office:string-value="Iron cap" calcext:value-type="string">
            <text:p>Iron cap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6];[enemies.A$1:enemies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6</text:span></text:p>
          </table:table-cell>
          <table:table-cell table:formula="of:=IFERROR(IFERROR(VLOOKUP([.A247];[items_equipment.A$1:items_equipment.B$1048576];2;0);VLOOKUP([.A247];[items_misc.A$1:items_misc.B$1048576];2;0));VLOOKUP([.A247];[items_consumable.A$1:items_consumable.B$1048576];2;0))" office:value-type="string" office:string-value="Iron shield" calcext:value-type="string">
            <text:p>Iron shield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7];[enemies.A$1:enemies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6</text:span></text:p>
          </table:table-cell>
          <table:table-cell table:formula="of:=IFERROR(IFERROR(VLOOKUP([.A248];[items_equipment.A$1:items_equipment.B$1048576];2;0);VLOOKUP([.A248];[items_misc.A$1:items_misc.B$1048576];2;0));VLOOKUP([.A248];[items_consumable.A$1:items_consumable.B$1048576];2;0))" office:value-type="string" office:string-value="Longsword" calcext:value-type="string">
            <text:p>Longsword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8];[enemies.A$1:enemies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6</text:span></text:p>
          </table:table-cell>
          <table:table-cell table:formula="of:=IFERROR(IFERROR(VLOOKUP([.A249];[items_equipment.A$1:items_equipment.B$1048576];2;0);VLOOKUP([.A249];[items_misc.A$1:items_misc.B$1048576];2;0));VLOOKUP([.A249];[items_consumable.A$1:items_consumable.B$1048576];2;0))" office:value-type="string" office:string-value="Apprentice robe" calcext:value-type="string">
            <text:p>Apprentice robe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9];[enemies.A$1:enemies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6</text:span></text:p>
          </table:table-cell>
          <table:table-cell table:formula="of:=IFERROR(IFERROR(VLOOKUP([.A250];[items_equipment.A$1:items_equipment.B$1048576];2;0);VLOOKUP([.A250];[items_misc.A$1:items_misc.B$1048576];2;0));VLOOKUP([.A250];[items_consumable.A$1:items_consumable.B$1048576];2;0))" office:value-type="string" office:string-value="Apprentice hat" calcext:value-type="string">
            <text:p>Apprentice hat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50];[enemies.A$1:enemies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6</text:span></text:p>
          </table:table-cell>
          <table:table-cell table:formula="of:=IFERROR(IFERROR(VLOOKUP([.A251];[items_equipment.A$1:items_equipment.B$1048576];2;0);VLOOKUP([.A251];[items_misc.A$1:items_misc.B$1048576];2;0));VLOOKUP([.A251];[items_consumable.A$1:items_consumable.B$1048576];2;0))" office:value-type="string" office:string-value="Book" calcext:value-type="string">
            <text:p>Book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51];[enemies.A$1:enemies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6</text:span></text:p>
          </table:table-cell>
          <table:table-cell table:formula="of:=IFERROR(IFERROR(VLOOKUP([.A252];[items_equipment.A$1:items_equipment.B$1048576];2;0);VLOOKUP([.A252];[items_misc.A$1:items_misc.B$1048576];2;0));VLOOKUP([.A252];[items_consumable.A$1:items_consumable.B$1048576];2;0))" office:value-type="string" office:string-value="Wand" calcext:value-type="string">
            <text:p>Wand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52];[enemies.A$1:enemies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253];[items_equipment.A$1:items_equipment.B$1048576];2;0);VLOOKUP([.A253];[items_misc.A$1:items_misc.B$1048576];2;0));VLOOKUP([.A253];[items_consumable.A$1:items_consumable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53];[enemies.A$1:enemies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6</text:span></text:p>
          </table:table-cell>
          <table:table-cell table:formula="of:=IFERROR(IFERROR(VLOOKUP([.A254];[items_equipment.A$1:items_equipment.B$1048576];2;0);VLOOKUP([.A254];[items_misc.A$1:items_misc.B$1048576];2;0));VLOOKUP([.A254];[items_consumable.A$1:items_consumable.B$1048576];2;0))" office:value-type="string" office:string-value="White robe" calcext:value-type="string">
            <text:p>White robe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54];[enemies.A$1:enemies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255];[items_equipment.A$1:items_equipment.B$1048576];2;0);VLOOKUP([.A255];[items_misc.A$1:items_misc.B$1048576];2;0));VLOOKUP([.A255];[items_consumable.A$1:items_consumable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55];[enemies.A$1:enemies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6</text:span></text:p>
          </table:table-cell>
          <table:table-cell table:formula="of:=IFERROR(IFERROR(VLOOKUP([.A256];[items_equipment.A$1:items_equipment.B$1048576];2;0);VLOOKUP([.A256];[items_misc.A$1:items_misc.B$1048576];2;0));VLOOKUP([.A256];[items_consumable.A$1:items_consumable.B$1048576];2;0))" office:value-type="string" office:string-value="Fine cloth cloak" calcext:value-type="string">
            <text:p>Fine cloth cloak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56];[enemies.A$1:enemies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6</text:span></text:p>
          </table:table-cell>
          <table:table-cell table:formula="of:=IFERROR(IFERROR(VLOOKUP([.A257];[items_equipment.A$1:items_equipment.B$1048576];2;0);VLOOKUP([.A257];[items_misc.A$1:items_misc.B$1048576];2;0));VLOOKUP([.A257];[items_consumable.A$1:items_consumable.B$1048576];2;0))" office:value-type="string" office:string-value="Fine cloth hood" calcext:value-type="string">
            <text:p>Fine cloth hood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57];[enemies.A$1:enemies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6</text:span></text:p>
          </table:table-cell>
          <table:table-cell table:formula="of:=IFERROR(IFERROR(VLOOKUP([.A258];[items_equipment.A$1:items_equipment.B$1048576];2;0);VLOOKUP([.A258];[items_misc.A$1:items_misc.B$1048576];2;0));VLOOKUP([.A258];[items_consumable.A$1:items_consumable.B$1048576];2;0))" office:value-type="string" office:string-value="Field dagger" calcext:value-type="string">
            <text:p>Field dagger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58];[enemies.A$1:enemies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6</text:span></text:p>
          </table:table-cell>
          <table:table-cell table:formula="of:=IFERROR(IFERROR(VLOOKUP([.A259];[items_equipment.A$1:items_equipment.B$1048576];2;0);VLOOKUP([.A259];[items_misc.A$1:items_misc.B$1048576];2;0));VLOOKUP([.A259];[items_consumable.A$1:items_consumable.B$1048576];2;0))" office:value-type="string" office:string-value="Short sword" calcext:value-type="string">
            <text:p>Short sword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59];[enemies.A$1:enemies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6</text:span></text:p>
          </table:table-cell>
          <table:table-cell table:formula="of:=IFERROR(IFERROR(VLOOKUP([.A260];[items_equipment.A$1:items_equipment.B$1048576];2;0);VLOOKUP([.A260];[items_misc.A$1:items_misc.B$1048576];2;0));VLOOKUP([.A260];[items_consumable.A$1:items_consumable.B$1048576];2;0))" office:value-type="string" office:string-value="Iron chainmail" calcext:value-type="string">
            <text:p>Iron chainmail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0];[enemies.A$1:enemies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6</text:span></text:p>
          </table:table-cell>
          <table:table-cell table:formula="of:=IFERROR(IFERROR(VLOOKUP([.A261];[items_equipment.A$1:items_equipment.B$1048576];2;0);VLOOKUP([.A261];[items_misc.A$1:items_misc.B$1048576];2;0));VLOOKUP([.A261];[items_consumable.A$1:items_consumable.B$1048576];2;0))" office:value-type="string" office:string-value="Iron cap" calcext:value-type="string">
            <text:p>Iron cap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1];[enemies.A$1:enemies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6</text:span></text:p>
          </table:table-cell>
          <table:table-cell table:formula="of:=IFERROR(IFERROR(VLOOKUP([.A262];[items_equipment.A$1:items_equipment.B$1048576];2;0);VLOOKUP([.A262];[items_misc.A$1:items_misc.B$1048576];2;0));VLOOKUP([.A262];[items_consumable.A$1:items_consumable.B$1048576];2;0))" office:value-type="string" office:string-value="Iron shield" calcext:value-type="string">
            <text:p>Iron shield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2];[enemies.A$1:enemies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6</text:span></text:p>
          </table:table-cell>
          <table:table-cell table:formula="of:=IFERROR(IFERROR(VLOOKUP([.A263];[items_equipment.A$1:items_equipment.B$1048576];2;0);VLOOKUP([.A263];[items_misc.A$1:items_misc.B$1048576];2;0));VLOOKUP([.A263];[items_consumable.A$1:items_consumable.B$1048576];2;0))" office:value-type="string" office:string-value="Longsword" calcext:value-type="string">
            <text:p>Longsword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3];[enemies.A$1:enemies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6</text:span></text:p>
          </table:table-cell>
          <table:table-cell table:formula="of:=IFERROR(IFERROR(VLOOKUP([.A264];[items_equipment.A$1:items_equipment.B$1048576];2;0);VLOOKUP([.A264];[items_misc.A$1:items_misc.B$1048576];2;0));VLOOKUP([.A264];[items_consumable.A$1:items_consumable.B$1048576];2;0))" office:value-type="string" office:string-value="Apprentice robe" calcext:value-type="string">
            <text:p>Apprentice robe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4];[enemies.A$1:enemies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6</text:span></text:p>
          </table:table-cell>
          <table:table-cell table:formula="of:=IFERROR(IFERROR(VLOOKUP([.A265];[items_equipment.A$1:items_equipment.B$1048576];2;0);VLOOKUP([.A265];[items_misc.A$1:items_misc.B$1048576];2;0));VLOOKUP([.A265];[items_consumable.A$1:items_consumable.B$1048576];2;0))" office:value-type="string" office:string-value="Apprentice hat" calcext:value-type="string">
            <text:p>Apprentice hat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5];[enemies.A$1:enemies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6</text:span></text:p>
          </table:table-cell>
          <table:table-cell table:formula="of:=IFERROR(IFERROR(VLOOKUP([.A266];[items_equipment.A$1:items_equipment.B$1048576];2;0);VLOOKUP([.A266];[items_misc.A$1:items_misc.B$1048576];2;0));VLOOKUP([.A266];[items_consumable.A$1:items_consumable.B$1048576];2;0))" office:value-type="string" office:string-value="Book" calcext:value-type="string">
            <text:p>Book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6];[enemies.A$1:enemies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6</text:span></text:p>
          </table:table-cell>
          <table:table-cell table:formula="of:=IFERROR(IFERROR(VLOOKUP([.A267];[items_equipment.A$1:items_equipment.B$1048576];2;0);VLOOKUP([.A267];[items_misc.A$1:items_misc.B$1048576];2;0));VLOOKUP([.A267];[items_consumable.A$1:items_consumable.B$1048576];2;0))" office:value-type="string" office:string-value="Wand" calcext:value-type="string">
            <text:p>Wand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7];[enemies.A$1:enemies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268];[items_equipment.A$1:items_equipment.B$1048576];2;0);VLOOKUP([.A268];[items_misc.A$1:items_misc.B$1048576];2;0));VLOOKUP([.A268];[items_consumable.A$1:items_consumable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8];[enemies.A$1:enemies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6</text:span></text:p>
          </table:table-cell>
          <table:table-cell table:formula="of:=IFERROR(IFERROR(VLOOKUP([.A269];[items_equipment.A$1:items_equipment.B$1048576];2;0);VLOOKUP([.A269];[items_misc.A$1:items_misc.B$1048576];2;0));VLOOKUP([.A269];[items_consumable.A$1:items_consumable.B$1048576];2;0))" office:value-type="string" office:string-value="White robe" calcext:value-type="string">
            <text:p>White robe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9];[enemies.A$1:enemies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6</text:span></text:p>
          </table:table-cell>
          <table:table-cell table:formula="of:=IFERROR(IFERROR(VLOOKUP([.A270];[items_equipment.A$1:items_equipment.B$1048576];2;0);VLOOKUP([.A270];[items_misc.A$1:items_misc.B$1048576];2;0));VLOOKUP([.A270];[items_consumable.A$1:items_consumable.B$1048576];2;0))" office:value-type="string" office:string-value="Circlet" calcext:value-type="string">
            <text:p>Circlet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70];[enemies.A$1:enemies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6</text:span></text:p>
          </table:table-cell>
          <table:table-cell table:formula="of:=IFERROR(IFERROR(VLOOKUP([.A271];[items_equipment.A$1:items_equipment.B$1048576];2;0);VLOOKUP([.A271];[items_misc.A$1:items_misc.B$1048576];2;0));VLOOKUP([.A271];[items_consumable.A$1:items_consumable.B$1048576];2;0)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71];[enemies.A$1:enemies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6</text:span></text:p>
          </table:table-cell>
          <table:table-cell table:formula="of:=IFERROR(IFERROR(VLOOKUP([.A272];[items_equipment.A$1:items_equipment.B$1048576];2;0);VLOOKUP([.A272];[items_misc.A$1:items_misc.B$1048576];2;0));VLOOKUP([.A272];[items_consumable.A$1:items_consumable.B$1048576];2;0))" office:value-type="string" office:string-value="Clerics mace" calcext:value-type="string">
            <text:p>Clerics mace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72];[enemies.A$1:enemies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273];[items_equipment.A$1:items_equipment.B$1048576];2;0);VLOOKUP([.A273];[items_misc.A$1:items_misc.B$1048576];2;0));VLOOKUP([.A273];[items_consumable.A$1:items_consumable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73];[enemies.A$1:enemies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9</text:span></text:p>
          </table:table-cell>
          <table:table-cell table:formula="of:=IFERROR(IFERROR(VLOOKUP([.A274];[items_equipment.A$1:items_equipment.B$1048576];2;0);VLOOKUP([.A274];[items_misc.A$1:items_misc.B$1048576];2;0));VLOOKUP([.A274];[items_consumable.A$1:items_consumable.B$1048576];2;0))" office:value-type="string" office:string-value="Rogue uniform" calcext:value-type="string">
            <text:p>Rogue uniform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74];[enemies.A$1:enemies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9</text:span></text:p>
          </table:table-cell>
          <table:table-cell table:formula="of:=IFERROR(IFERROR(VLOOKUP([.A275];[items_equipment.A$1:items_equipment.B$1048576];2;0);VLOOKUP([.A275];[items_misc.A$1:items_misc.B$1048576];2;0));VLOOKUP([.A275];[items_consumable.A$1:items_consumable.B$1048576];2;0))" office:value-type="string" office:string-value="Rogue hood" calcext:value-type="string">
            <text:p>Rogue hood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75];[enemies.A$1:enemies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9</text:span></text:p>
          </table:table-cell>
          <table:table-cell table:formula="of:=IFERROR(IFERROR(VLOOKUP([.A276];[items_equipment.A$1:items_equipment.B$1048576];2;0);VLOOKUP([.A276];[items_misc.A$1:items_misc.B$1048576];2;0));VLOOKUP([.A276];[items_consumable.A$1:items_consumable.B$1048576];2;0))" office:value-type="string" office:string-value="Bag of marbles" calcext:value-type="string">
            <text:p>Bag of marbles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76];[enemies.A$1:enemies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9</text:span></text:p>
          </table:table-cell>
          <table:table-cell table:formula="of:=IFERROR(IFERROR(VLOOKUP([.A277];[items_equipment.A$1:items_equipment.B$1048576];2;0);VLOOKUP([.A277];[items_misc.A$1:items_misc.B$1048576];2;0));VLOOKUP([.A277];[items_consumable.A$1:items_consumable.B$1048576];2;0))" office:value-type="string" office:string-value="Rogue knife" calcext:value-type="string">
            <text:p>Rogue knife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77];[enemies.A$1:enemies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9</text:span></text:p>
          </table:table-cell>
          <table:table-cell table:formula="of:=IFERROR(IFERROR(VLOOKUP([.A278];[items_equipment.A$1:items_equipment.B$1048576];2;0);VLOOKUP([.A278];[items_misc.A$1:items_misc.B$1048576];2;0));VLOOKUP([.A278];[items_consumable.A$1:items_consumable.B$1048576];2;0))" office:value-type="string" office:string-value="Steel chestplate" calcext:value-type="string">
            <text:p>Steel chestplate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78];[enemies.A$1:enemies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9</text:span></text:p>
          </table:table-cell>
          <table:table-cell table:formula="of:=IFERROR(IFERROR(VLOOKUP([.A279];[items_equipment.A$1:items_equipment.B$1048576];2;0);VLOOKUP([.A279];[items_misc.A$1:items_misc.B$1048576];2;0));VLOOKUP([.A279];[items_consumable.A$1:items_consumable.B$1048576];2;0))" office:value-type="string" office:string-value="Steel helmet" calcext:value-type="string">
            <text:p>Steel helmet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79];[enemies.A$1:enemies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9</text:span></text:p>
          </table:table-cell>
          <table:table-cell table:formula="of:=IFERROR(IFERROR(VLOOKUP([.A280];[items_equipment.A$1:items_equipment.B$1048576];2;0);VLOOKUP([.A280];[items_misc.A$1:items_misc.B$1048576];2;0));VLOOKUP([.A280];[items_consumable.A$1:items_consumable.B$1048576];2;0))" office:value-type="string" office:string-value="Steel Buckler" calcext:value-type="string">
            <text:p>Steel Buckler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0];[enemies.A$1:enemies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9</text:span></text:p>
          </table:table-cell>
          <table:table-cell table:formula="of:=IFERROR(IFERROR(VLOOKUP([.A281];[items_equipment.A$1:items_equipment.B$1048576];2;0);VLOOKUP([.A281];[items_misc.A$1:items_misc.B$1048576];2;0));VLOOKUP([.A281];[items_consumable.A$1:items_consumable.B$1048576];2;0))" office:value-type="string" office:string-value="Steel longsword" calcext:value-type="string">
            <text:p>Steel longsword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1];[enemies.A$1:enemies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9</text:span></text:p>
          </table:table-cell>
          <table:table-cell table:formula="of:=IFERROR(IFERROR(VLOOKUP([.A282];[items_equipment.A$1:items_equipment.B$1048576];2;0);VLOOKUP([.A282];[items_misc.A$1:items_misc.B$1048576];2;0));VLOOKUP([.A282];[items_consumable.A$1:items_consumable.B$1048576];2;0))" office:value-type="string" office:string-value="Mage robe" calcext:value-type="string">
            <text:p>Mage robe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2];[enemies.A$1:enemies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9</text:span></text:p>
          </table:table-cell>
          <table:table-cell table:formula="of:=IFERROR(IFERROR(VLOOKUP([.A283];[items_equipment.A$1:items_equipment.B$1048576];2;0);VLOOKUP([.A283];[items_misc.A$1:items_misc.B$1048576];2;0));VLOOKUP([.A283];[items_consumable.A$1:items_consumable.B$1048576];2;0))" office:value-type="string" office:string-value="Mage hat" calcext:value-type="string">
            <text:p>Mage hat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3];[enemies.A$1:enemies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9</text:span></text:p>
          </table:table-cell>
          <table:table-cell table:formula="of:=IFERROR(IFERROR(VLOOKUP([.A284];[items_equipment.A$1:items_equipment.B$1048576];2;0);VLOOKUP([.A284];[items_misc.A$1:items_misc.B$1048576];2;0));VLOOKUP([.A284];[items_consumable.A$1:items_consumable.B$1048576];2;0))" office:value-type="string" office:string-value="Ink and quill" calcext:value-type="string">
            <text:p>Ink and quill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4];[enemies.A$1:enemies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9</text:span></text:p>
          </table:table-cell>
          <table:table-cell table:formula="of:=IFERROR(IFERROR(VLOOKUP([.A285];[items_equipment.A$1:items_equipment.B$1048576];2;0);VLOOKUP([.A285];[items_misc.A$1:items_misc.B$1048576];2;0));VLOOKUP([.A285];[items_consumable.A$1:items_consumable.B$1048576];2;0))" office:value-type="string" office:string-value="Mage wand" calcext:value-type="string">
            <text:p>Mage wand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5];[enemies.A$1:enemies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286];[items_equipment.A$1:items_equipment.B$1048576];2;0);VLOOKUP([.A286];[items_misc.A$1:items_misc.B$1048576];2;0));VLOOKUP([.A286];[items_consumable.A$1:items_consumable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6];[enemies.A$1:enemies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9</text:span></text:p>
          </table:table-cell>
          <table:table-cell table:formula="of:=IFERROR(IFERROR(VLOOKUP([.A287];[items_equipment.A$1:items_equipment.B$1048576];2;0);VLOOKUP([.A287];[items_misc.A$1:items_misc.B$1048576];2;0));VLOOKUP([.A287];[items_consumable.A$1:items_consumable.B$1048576];2;0))" office:value-type="string" office:string-value="White cloak" calcext:value-type="string">
            <text:p>White cloak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7];[enemies.A$1:enemies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9</text:span></text:p>
          </table:table-cell>
          <table:table-cell table:formula="of:=IFERROR(IFERROR(VLOOKUP([.A288];[items_equipment.A$1:items_equipment.B$1048576];2;0);VLOOKUP([.A288];[items_misc.A$1:items_misc.B$1048576];2;0));VLOOKUP([.A288];[items_consumable.A$1:items_consumable.B$1048576];2;0))" office:value-type="string" office:string-value="Mitre" calcext:value-type="string">
            <text:p>Mitre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8];[enemies.A$1:enemies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9</text:span></text:p>
          </table:table-cell>
          <table:table-cell table:formula="of:=IFERROR(IFERROR(VLOOKUP([.A289];[items_equipment.A$1:items_equipment.B$1048576];2;0);VLOOKUP([.A289];[items_misc.A$1:items_misc.B$1048576];2;0));VLOOKUP([.A289];[items_consumable.A$1:items_consumable.B$1048576];2;0))" office:value-type="string" office:string-value="Totem of undying" calcext:value-type="string">
            <text:p>Totem of undying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9];[enemies.A$1:enemies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9</text:span></text:p>
          </table:table-cell>
          <table:table-cell table:formula="of:=IFERROR(IFERROR(VLOOKUP([.A290];[items_equipment.A$1:items_equipment.B$1048576];2;0);VLOOKUP([.A290];[items_misc.A$1:items_misc.B$1048576];2;0));VLOOKUP([.A290];[items_consumable.A$1:items_consumable.B$1048576];2;0))" office:value-type="string" office:string-value="White scepter" calcext:value-type="string">
            <text:p>White scepter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90];[enemies.A$1:enemies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291];[items_equipment.A$1:items_equipment.B$1048576];2;0);VLOOKUP([.A291];[items_misc.A$1:items_misc.B$1048576];2;0));VLOOKUP([.A291];[items_consumable.A$1:items_consumable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1];[enemies.A$1:enemies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9</text:span></text:p>
          </table:table-cell>
          <table:table-cell table:formula="of:=IFERROR(IFERROR(VLOOKUP([.A292];[items_equipment.A$1:items_equipment.B$1048576];2;0);VLOOKUP([.A292];[items_misc.A$1:items_misc.B$1048576];2;0));VLOOKUP([.A292];[items_consumable.A$1:items_consumable.B$1048576];2;0))" office:value-type="string" office:string-value="Rogue uniform" calcext:value-type="string">
            <text:p>Rogue uniform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2];[enemies.A$1:enemies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9</text:span></text:p>
          </table:table-cell>
          <table:table-cell table:formula="of:=IFERROR(IFERROR(VLOOKUP([.A293];[items_equipment.A$1:items_equipment.B$1048576];2;0);VLOOKUP([.A293];[items_misc.A$1:items_misc.B$1048576];2;0));VLOOKUP([.A293];[items_consumable.A$1:items_consumable.B$1048576];2;0))" office:value-type="string" office:string-value="Rogue hood" calcext:value-type="string">
            <text:p>Rogue hood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3];[enemies.A$1:enemies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9</text:span></text:p>
          </table:table-cell>
          <table:table-cell table:formula="of:=IFERROR(IFERROR(VLOOKUP([.A294];[items_equipment.A$1:items_equipment.B$1048576];2;0);VLOOKUP([.A294];[items_misc.A$1:items_misc.B$1048576];2;0));VLOOKUP([.A294];[items_consumable.A$1:items_consumable.B$1048576];2;0))" office:value-type="string" office:string-value="Bag of marbles" calcext:value-type="string">
            <text:p>Bag of marbles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4];[enemies.A$1:enemies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9</text:span></text:p>
          </table:table-cell>
          <table:table-cell table:formula="of:=IFERROR(IFERROR(VLOOKUP([.A295];[items_equipment.A$1:items_equipment.B$1048576];2;0);VLOOKUP([.A295];[items_misc.A$1:items_misc.B$1048576];2;0));VLOOKUP([.A295];[items_consumable.A$1:items_consumable.B$1048576];2;0))" office:value-type="string" office:string-value="Rogue knife" calcext:value-type="string">
            <text:p>Rogue knife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5];[enemies.A$1:enemies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9</text:span></text:p>
          </table:table-cell>
          <table:table-cell table:formula="of:=IFERROR(IFERROR(VLOOKUP([.A296];[items_equipment.A$1:items_equipment.B$1048576];2;0);VLOOKUP([.A296];[items_misc.A$1:items_misc.B$1048576];2;0));VLOOKUP([.A296];[items_consumable.A$1:items_consumable.B$1048576];2;0))" office:value-type="string" office:string-value="Steel chestplate" calcext:value-type="string">
            <text:p>Steel chestplate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6];[enemies.A$1:enemies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9</text:span></text:p>
          </table:table-cell>
          <table:table-cell table:formula="of:=IFERROR(IFERROR(VLOOKUP([.A297];[items_equipment.A$1:items_equipment.B$1048576];2;0);VLOOKUP([.A297];[items_misc.A$1:items_misc.B$1048576];2;0));VLOOKUP([.A297];[items_consumable.A$1:items_consumable.B$1048576];2;0))" office:value-type="string" office:string-value="Steel helmet" calcext:value-type="string">
            <text:p>Steel helmet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7];[enemies.A$1:enemies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9</text:span></text:p>
          </table:table-cell>
          <table:table-cell table:formula="of:=IFERROR(IFERROR(VLOOKUP([.A298];[items_equipment.A$1:items_equipment.B$1048576];2;0);VLOOKUP([.A298];[items_misc.A$1:items_misc.B$1048576];2;0));VLOOKUP([.A298];[items_consumable.A$1:items_consumable.B$1048576];2;0))" office:value-type="string" office:string-value="Steel Buckler" calcext:value-type="string">
            <text:p>Steel Buckler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8];[enemies.A$1:enemies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9</text:span></text:p>
          </table:table-cell>
          <table:table-cell table:formula="of:=IFERROR(IFERROR(VLOOKUP([.A299];[items_equipment.A$1:items_equipment.B$1048576];2;0);VLOOKUP([.A299];[items_misc.A$1:items_misc.B$1048576];2;0));VLOOKUP([.A299];[items_consumable.A$1:items_consumable.B$1048576];2;0))" office:value-type="string" office:string-value="Steel longsword" calcext:value-type="string">
            <text:p>Steel longsword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9];[enemies.A$1:enemies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9</text:span></text:p>
          </table:table-cell>
          <table:table-cell table:formula="of:=IFERROR(IFERROR(VLOOKUP([.A300];[items_equipment.A$1:items_equipment.B$1048576];2;0);VLOOKUP([.A300];[items_misc.A$1:items_misc.B$1048576];2;0));VLOOKUP([.A300];[items_consumable.A$1:items_consumable.B$1048576];2;0))" office:value-type="string" office:string-value="Mage robe" calcext:value-type="string">
            <text:p>Mage robe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0];[enemies.A$1:enemies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9</text:span></text:p>
          </table:table-cell>
          <table:table-cell table:formula="of:=IFERROR(IFERROR(VLOOKUP([.A301];[items_equipment.A$1:items_equipment.B$1048576];2;0);VLOOKUP([.A301];[items_misc.A$1:items_misc.B$1048576];2;0));VLOOKUP([.A301];[items_consumable.A$1:items_consumable.B$1048576];2;0))" office:value-type="string" office:string-value="Mage hat" calcext:value-type="string">
            <text:p>Mage hat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1];[enemies.A$1:enemies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9</text:span></text:p>
          </table:table-cell>
          <table:table-cell table:formula="of:=IFERROR(IFERROR(VLOOKUP([.A302];[items_equipment.A$1:items_equipment.B$1048576];2;0);VLOOKUP([.A302];[items_misc.A$1:items_misc.B$1048576];2;0));VLOOKUP([.A302];[items_consumable.A$1:items_consumable.B$1048576];2;0))" office:value-type="string" office:string-value="Ink and quill" calcext:value-type="string">
            <text:p>Ink and quill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2];[enemies.A$1:enemies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9</text:span></text:p>
          </table:table-cell>
          <table:table-cell table:formula="of:=IFERROR(IFERROR(VLOOKUP([.A303];[items_equipment.A$1:items_equipment.B$1048576];2;0);VLOOKUP([.A303];[items_misc.A$1:items_misc.B$1048576];2;0));VLOOKUP([.A303];[items_consumable.A$1:items_consumable.B$1048576];2;0))" office:value-type="string" office:string-value="Mage wand" calcext:value-type="string">
            <text:p>Mage wand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3];[enemies.A$1:enemies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304];[items_equipment.A$1:items_equipment.B$1048576];2;0);VLOOKUP([.A304];[items_misc.A$1:items_misc.B$1048576];2;0));VLOOKUP([.A304];[items_consumable.A$1:items_consumable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4];[enemies.A$1:enemies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9</text:span></text:p>
          </table:table-cell>
          <table:table-cell table:formula="of:=IFERROR(IFERROR(VLOOKUP([.A305];[items_equipment.A$1:items_equipment.B$1048576];2;0);VLOOKUP([.A305];[items_misc.A$1:items_misc.B$1048576];2;0));VLOOKUP([.A305];[items_consumable.A$1:items_consumable.B$1048576];2;0))" office:value-type="string" office:string-value="White cloak" calcext:value-type="string">
            <text:p>White cloak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5];[enemies.A$1:enemies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9</text:span></text:p>
          </table:table-cell>
          <table:table-cell table:formula="of:=IFERROR(IFERROR(VLOOKUP([.A306];[items_equipment.A$1:items_equipment.B$1048576];2;0);VLOOKUP([.A306];[items_misc.A$1:items_misc.B$1048576];2;0));VLOOKUP([.A306];[items_consumable.A$1:items_consumable.B$1048576];2;0))" office:value-type="string" office:string-value="Mitre" calcext:value-type="string">
            <text:p>Mitre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6];[enemies.A$1:enemies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9</text:span></text:p>
          </table:table-cell>
          <table:table-cell table:formula="of:=IFERROR(IFERROR(VLOOKUP([.A307];[items_equipment.A$1:items_equipment.B$1048576];2;0);VLOOKUP([.A307];[items_misc.A$1:items_misc.B$1048576];2;0));VLOOKUP([.A307];[items_consumable.A$1:items_consumable.B$1048576];2;0))" office:value-type="string" office:string-value="Totem of undying" calcext:value-type="string">
            <text:p>Totem of undying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7];[enemies.A$1:enemies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9</text:span></text:p>
          </table:table-cell>
          <table:table-cell table:formula="of:=IFERROR(IFERROR(VLOOKUP([.A308];[items_equipment.A$1:items_equipment.B$1048576];2;0);VLOOKUP([.A308];[items_misc.A$1:items_misc.B$1048576];2;0));VLOOKUP([.A308];[items_consumable.A$1:items_consumable.B$1048576];2;0))" office:value-type="string" office:string-value="White scepter" calcext:value-type="string">
            <text:p>White scepter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8];[enemies.A$1:enemies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309];[items_equipment.A$1:items_equipment.B$1048576];2;0);VLOOKUP([.A309];[items_misc.A$1:items_misc.B$1048576];2;0));VLOOKUP([.A309];[items_consumable.A$1:items_consumable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09];[enemies.A$1:enemies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9</text:span></text:p>
          </table:table-cell>
          <table:table-cell table:formula="of:=IFERROR(IFERROR(VLOOKUP([.A310];[items_equipment.A$1:items_equipment.B$1048576];2;0);VLOOKUP([.A310];[items_misc.A$1:items_misc.B$1048576];2;0));VLOOKUP([.A310];[items_consumable.A$1:items_consumable.B$1048576];2;0))" office:value-type="string" office:string-value="Rogue uniform" calcext:value-type="string">
            <text:p>Rogue uniform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0];[enemies.A$1:enemies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9</text:span></text:p>
          </table:table-cell>
          <table:table-cell table:formula="of:=IFERROR(IFERROR(VLOOKUP([.A311];[items_equipment.A$1:items_equipment.B$1048576];2;0);VLOOKUP([.A311];[items_misc.A$1:items_misc.B$1048576];2;0));VLOOKUP([.A311];[items_consumable.A$1:items_consumable.B$1048576];2;0))" office:value-type="string" office:string-value="Rogue hood" calcext:value-type="string">
            <text:p>Rogue hood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1];[enemies.A$1:enemies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9</text:span></text:p>
          </table:table-cell>
          <table:table-cell table:formula="of:=IFERROR(IFERROR(VLOOKUP([.A312];[items_equipment.A$1:items_equipment.B$1048576];2;0);VLOOKUP([.A312];[items_misc.A$1:items_misc.B$1048576];2;0));VLOOKUP([.A312];[items_consumable.A$1:items_consumable.B$1048576];2;0))" office:value-type="string" office:string-value="Bag of marbles" calcext:value-type="string">
            <text:p>Bag of marbles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2];[enemies.A$1:enemies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9</text:span></text:p>
          </table:table-cell>
          <table:table-cell table:formula="of:=IFERROR(IFERROR(VLOOKUP([.A313];[items_equipment.A$1:items_equipment.B$1048576];2;0);VLOOKUP([.A313];[items_misc.A$1:items_misc.B$1048576];2;0));VLOOKUP([.A313];[items_consumable.A$1:items_consumable.B$1048576];2;0))" office:value-type="string" office:string-value="Rogue knife" calcext:value-type="string">
            <text:p>Rogue knife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3];[enemies.A$1:enemies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9</text:span></text:p>
          </table:table-cell>
          <table:table-cell table:formula="of:=IFERROR(IFERROR(VLOOKUP([.A314];[items_equipment.A$1:items_equipment.B$1048576];2;0);VLOOKUP([.A314];[items_misc.A$1:items_misc.B$1048576];2;0));VLOOKUP([.A314];[items_consumable.A$1:items_consumable.B$1048576];2;0))" office:value-type="string" office:string-value="Steel chestplate" calcext:value-type="string">
            <text:p>Steel chestplate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4];[enemies.A$1:enemies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9</text:span></text:p>
          </table:table-cell>
          <table:table-cell table:formula="of:=IFERROR(IFERROR(VLOOKUP([.A315];[items_equipment.A$1:items_equipment.B$1048576];2;0);VLOOKUP([.A315];[items_misc.A$1:items_misc.B$1048576];2;0));VLOOKUP([.A315];[items_consumable.A$1:items_consumable.B$1048576];2;0))" office:value-type="string" office:string-value="Steel helmet" calcext:value-type="string">
            <text:p>Steel helmet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5];[enemies.A$1:enemies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9</text:span></text:p>
          </table:table-cell>
          <table:table-cell table:formula="of:=IFERROR(IFERROR(VLOOKUP([.A316];[items_equipment.A$1:items_equipment.B$1048576];2;0);VLOOKUP([.A316];[items_misc.A$1:items_misc.B$1048576];2;0));VLOOKUP([.A316];[items_consumable.A$1:items_consumable.B$1048576];2;0))" office:value-type="string" office:string-value="Steel Buckler" calcext:value-type="string">
            <text:p>Steel Buckler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6];[enemies.A$1:enemies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9</text:span></text:p>
          </table:table-cell>
          <table:table-cell table:formula="of:=IFERROR(IFERROR(VLOOKUP([.A317];[items_equipment.A$1:items_equipment.B$1048576];2;0);VLOOKUP([.A317];[items_misc.A$1:items_misc.B$1048576];2;0));VLOOKUP([.A317];[items_consumable.A$1:items_consumable.B$1048576];2;0))" office:value-type="string" office:string-value="Steel longsword" calcext:value-type="string">
            <text:p>Steel longsword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7];[enemies.A$1:enemies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9</text:span></text:p>
          </table:table-cell>
          <table:table-cell table:formula="of:=IFERROR(IFERROR(VLOOKUP([.A318];[items_equipment.A$1:items_equipment.B$1048576];2;0);VLOOKUP([.A318];[items_misc.A$1:items_misc.B$1048576];2;0));VLOOKUP([.A318];[items_consumable.A$1:items_consumable.B$1048576];2;0))" office:value-type="string" office:string-value="Mage robe" calcext:value-type="string">
            <text:p>Mage robe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8];[enemies.A$1:enemies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9</text:span></text:p>
          </table:table-cell>
          <table:table-cell table:formula="of:=IFERROR(IFERROR(VLOOKUP([.A319];[items_equipment.A$1:items_equipment.B$1048576];2;0);VLOOKUP([.A319];[items_misc.A$1:items_misc.B$1048576];2;0));VLOOKUP([.A319];[items_consumable.A$1:items_consumable.B$1048576];2;0))" office:value-type="string" office:string-value="Mage hat" calcext:value-type="string">
            <text:p>Mage hat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9];[enemies.A$1:enemies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9</text:span></text:p>
          </table:table-cell>
          <table:table-cell table:formula="of:=IFERROR(IFERROR(VLOOKUP([.A320];[items_equipment.A$1:items_equipment.B$1048576];2;0);VLOOKUP([.A320];[items_misc.A$1:items_misc.B$1048576];2;0));VLOOKUP([.A320];[items_consumable.A$1:items_consumable.B$1048576];2;0))" office:value-type="string" office:string-value="Ink and quill" calcext:value-type="string">
            <text:p>Ink and quill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20];[enemies.A$1:enemies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9</text:span></text:p>
          </table:table-cell>
          <table:table-cell table:formula="of:=IFERROR(IFERROR(VLOOKUP([.A321];[items_equipment.A$1:items_equipment.B$1048576];2;0);VLOOKUP([.A321];[items_misc.A$1:items_misc.B$1048576];2;0));VLOOKUP([.A321];[items_consumable.A$1:items_consumable.B$1048576];2;0))" office:value-type="string" office:string-value="Mage wand" calcext:value-type="string">
            <text:p>Mage wand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21];[enemies.A$1:enemies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322];[items_equipment.A$1:items_equipment.B$1048576];2;0);VLOOKUP([.A322];[items_misc.A$1:items_misc.B$1048576];2;0));VLOOKUP([.A322];[items_consumable.A$1:items_consumable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22];[enemies.A$1:enemies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9</text:span></text:p>
          </table:table-cell>
          <table:table-cell table:formula="of:=IFERROR(IFERROR(VLOOKUP([.A323];[items_equipment.A$1:items_equipment.B$1048576];2;0);VLOOKUP([.A323];[items_misc.A$1:items_misc.B$1048576];2;0));VLOOKUP([.A323];[items_consumable.A$1:items_consumable.B$1048576];2;0))" office:value-type="string" office:string-value="White cloak" calcext:value-type="string">
            <text:p>White cloak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23];[enemies.A$1:enemies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9</text:span></text:p>
          </table:table-cell>
          <table:table-cell table:formula="of:=IFERROR(IFERROR(VLOOKUP([.A324];[items_equipment.A$1:items_equipment.B$1048576];2;0);VLOOKUP([.A324];[items_misc.A$1:items_misc.B$1048576];2;0));VLOOKUP([.A324];[items_consumable.A$1:items_consumable.B$1048576];2;0))" office:value-type="string" office:string-value="Mitre" calcext:value-type="string">
            <text:p>Mitre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24];[enemies.A$1:enemies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9</text:span></text:p>
          </table:table-cell>
          <table:table-cell table:formula="of:=IFERROR(IFERROR(VLOOKUP([.A325];[items_equipment.A$1:items_equipment.B$1048576];2;0);VLOOKUP([.A325];[items_misc.A$1:items_misc.B$1048576];2;0));VLOOKUP([.A325];[items_consumable.A$1:items_consumable.B$1048576];2;0))" office:value-type="string" office:string-value="Totem of undying" calcext:value-type="string">
            <text:p>Totem of undying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25];[enemies.A$1:enemies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9</text:span></text:p>
          </table:table-cell>
          <table:table-cell table:formula="of:=IFERROR(IFERROR(VLOOKUP([.A326];[items_equipment.A$1:items_equipment.B$1048576];2;0);VLOOKUP([.A326];[items_misc.A$1:items_misc.B$1048576];2;0));VLOOKUP([.A326];[items_consumable.A$1:items_consumable.B$1048576];2;0))" office:value-type="string" office:string-value="White scepter" calcext:value-type="string">
            <text:p>White scepter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26];[enemies.A$1:enemies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327];[items_equipment.A$1:items_equipment.B$1048576];2;0);VLOOKUP([.A327];[items_misc.A$1:items_misc.B$1048576];2;0));VLOOKUP([.A327];[items_consumable.A$1:items_consumable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27];[enemies.A$1:enemies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9</text:span></text:p>
          </table:table-cell>
          <table:table-cell table:formula="of:=IFERROR(IFERROR(VLOOKUP([.A328];[items_equipment.A$1:items_equipment.B$1048576];2;0);VLOOKUP([.A328];[items_misc.A$1:items_misc.B$1048576];2;0));VLOOKUP([.A328];[items_consumable.A$1:items_consumable.B$1048576];2;0))" office:value-type="string" office:string-value="Rogue uniform" calcext:value-type="string">
            <text:p>Rogue uniform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28];[enemies.A$1:enemies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9</text:span></text:p>
          </table:table-cell>
          <table:table-cell table:formula="of:=IFERROR(IFERROR(VLOOKUP([.A329];[items_equipment.A$1:items_equipment.B$1048576];2;0);VLOOKUP([.A329];[items_misc.A$1:items_misc.B$1048576];2;0));VLOOKUP([.A329];[items_consumable.A$1:items_consumable.B$1048576];2;0))" office:value-type="string" office:string-value="Rogue hood" calcext:value-type="string">
            <text:p>Rogue hood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29];[enemies.A$1:enemies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9</text:span></text:p>
          </table:table-cell>
          <table:table-cell table:formula="of:=IFERROR(IFERROR(VLOOKUP([.A330];[items_equipment.A$1:items_equipment.B$1048576];2;0);VLOOKUP([.A330];[items_misc.A$1:items_misc.B$1048576];2;0));VLOOKUP([.A330];[items_consumable.A$1:items_consumable.B$1048576];2;0))" office:value-type="string" office:string-value="Bag of marbles" calcext:value-type="string">
            <text:p>Bag of marbles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0];[enemies.A$1:enemies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9</text:span></text:p>
          </table:table-cell>
          <table:table-cell table:formula="of:=IFERROR(IFERROR(VLOOKUP([.A331];[items_equipment.A$1:items_equipment.B$1048576];2;0);VLOOKUP([.A331];[items_misc.A$1:items_misc.B$1048576];2;0));VLOOKUP([.A331];[items_consumable.A$1:items_consumable.B$1048576];2;0))" office:value-type="string" office:string-value="Rogue knife" calcext:value-type="string">
            <text:p>Rogue knife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1];[enemies.A$1:enemies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9</text:span></text:p>
          </table:table-cell>
          <table:table-cell table:formula="of:=IFERROR(IFERROR(VLOOKUP([.A332];[items_equipment.A$1:items_equipment.B$1048576];2;0);VLOOKUP([.A332];[items_misc.A$1:items_misc.B$1048576];2;0));VLOOKUP([.A332];[items_consumable.A$1:items_consumable.B$1048576];2;0))" office:value-type="string" office:string-value="Steel chestplate" calcext:value-type="string">
            <text:p>Steel chestplate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2];[enemies.A$1:enemies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9</text:span></text:p>
          </table:table-cell>
          <table:table-cell table:formula="of:=IFERROR(IFERROR(VLOOKUP([.A333];[items_equipment.A$1:items_equipment.B$1048576];2;0);VLOOKUP([.A333];[items_misc.A$1:items_misc.B$1048576];2;0));VLOOKUP([.A333];[items_consumable.A$1:items_consumable.B$1048576];2;0))" office:value-type="string" office:string-value="Steel helmet" calcext:value-type="string">
            <text:p>Steel helmet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3];[enemies.A$1:enemies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9</text:span></text:p>
          </table:table-cell>
          <table:table-cell table:formula="of:=IFERROR(IFERROR(VLOOKUP([.A334];[items_equipment.A$1:items_equipment.B$1048576];2;0);VLOOKUP([.A334];[items_misc.A$1:items_misc.B$1048576];2;0));VLOOKUP([.A334];[items_consumable.A$1:items_consumable.B$1048576];2;0))" office:value-type="string" office:string-value="Steel Buckler" calcext:value-type="string">
            <text:p>Steel Buckler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4];[enemies.A$1:enemies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9</text:span></text:p>
          </table:table-cell>
          <table:table-cell table:formula="of:=IFERROR(IFERROR(VLOOKUP([.A335];[items_equipment.A$1:items_equipment.B$1048576];2;0);VLOOKUP([.A335];[items_misc.A$1:items_misc.B$1048576];2;0));VLOOKUP([.A335];[items_consumable.A$1:items_consumable.B$1048576];2;0))" office:value-type="string" office:string-value="Steel longsword" calcext:value-type="string">
            <text:p>Steel longsword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5];[enemies.A$1:enemies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9</text:span></text:p>
          </table:table-cell>
          <table:table-cell table:formula="of:=IFERROR(IFERROR(VLOOKUP([.A336];[items_equipment.A$1:items_equipment.B$1048576];2;0);VLOOKUP([.A336];[items_misc.A$1:items_misc.B$1048576];2;0));VLOOKUP([.A336];[items_consumable.A$1:items_consumable.B$1048576];2;0))" office:value-type="string" office:string-value="Mage robe" calcext:value-type="string">
            <text:p>Mage robe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6];[enemies.A$1:enemies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9</text:span></text:p>
          </table:table-cell>
          <table:table-cell table:formula="of:=IFERROR(IFERROR(VLOOKUP([.A337];[items_equipment.A$1:items_equipment.B$1048576];2;0);VLOOKUP([.A337];[items_misc.A$1:items_misc.B$1048576];2;0));VLOOKUP([.A337];[items_consumable.A$1:items_consumable.B$1048576];2;0))" office:value-type="string" office:string-value="Mage hat" calcext:value-type="string">
            <text:p>Mage hat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7];[enemies.A$1:enemies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9</text:span></text:p>
          </table:table-cell>
          <table:table-cell table:formula="of:=IFERROR(IFERROR(VLOOKUP([.A338];[items_equipment.A$1:items_equipment.B$1048576];2;0);VLOOKUP([.A338];[items_misc.A$1:items_misc.B$1048576];2;0));VLOOKUP([.A338];[items_consumable.A$1:items_consumable.B$1048576];2;0))" office:value-type="string" office:string-value="Ink and quill" calcext:value-type="string">
            <text:p>Ink and quill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8];[enemies.A$1:enemies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9</text:span></text:p>
          </table:table-cell>
          <table:table-cell table:formula="of:=IFERROR(IFERROR(VLOOKUP([.A339];[items_equipment.A$1:items_equipment.B$1048576];2;0);VLOOKUP([.A339];[items_misc.A$1:items_misc.B$1048576];2;0));VLOOKUP([.A339];[items_consumable.A$1:items_consumable.B$1048576];2;0))" office:value-type="string" office:string-value="Mage wand" calcext:value-type="string">
            <text:p>Mage wand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9];[enemies.A$1:enemies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340];[items_equipment.A$1:items_equipment.B$1048576];2;0);VLOOKUP([.A340];[items_misc.A$1:items_misc.B$1048576];2;0));VLOOKUP([.A340];[items_consumable.A$1:items_consumable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40];[enemies.A$1:enemies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9</text:span></text:p>
          </table:table-cell>
          <table:table-cell table:formula="of:=IFERROR(IFERROR(VLOOKUP([.A341];[items_equipment.A$1:items_equipment.B$1048576];2;0);VLOOKUP([.A341];[items_misc.A$1:items_misc.B$1048576];2;0));VLOOKUP([.A341];[items_consumable.A$1:items_consumable.B$1048576];2;0))" office:value-type="string" office:string-value="White cloak" calcext:value-type="string">
            <text:p>White cloak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41];[enemies.A$1:enemies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<text:span text:style-name="T6">soul head 9</text:span></text:p>
          </table:table-cell>
          <table:table-cell table:formula="of:=IFERROR(IFERROR(VLOOKUP([.A342];[items_equipment.A$1:items_equipment.B$1048576];2;0);VLOOKUP([.A342];[items_misc.A$1:items_misc.B$1048576];2;0));VLOOKUP([.A342];[items_consumable.A$1:items_consumable.B$1048576];2;0))" office:value-type="string" office:string-value="Mitre" calcext:value-type="string">
            <text:p>Mitre</text:p>
          </table:table-cell>
          <table:table-cell office:value-type="string" calcext:value-type="string">
            <text:p>skeleton_1</text:p>
          </table:table-cell>
          <table:table-cell table:formula="of:=VLOOKUP([.C342];[enemies.A$1:enemies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106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<text:span text:style-name="T6">soul trinket 9</text:span></text:p>
          </table:table-cell>
          <table:table-cell table:formula="of:=IFERROR(IFERROR(VLOOKUP([.A343];[items_equipment.A$1:items_equipment.B$1048576];2;0);VLOOKUP([.A343];[items_misc.A$1:items_misc.B$1048576];2;0));VLOOKUP([.A343];[items_consumable.A$1:items_consumable.B$1048576];2;0))" office:value-type="string" office:string-value="Totem of undying" calcext:value-type="string">
            <text:p>Totem of undying</text:p>
          </table:table-cell>
          <table:table-cell office:value-type="string" calcext:value-type="string">
            <text:p>skeleton_1</text:p>
          </table:table-cell>
          <table:table-cell table:formula="of:=VLOOKUP([.C343];[enemies.A$1:enemies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106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<text:span text:style-name="T6">soul weapon 9</text:span></text:p>
          </table:table-cell>
          <table:table-cell table:formula="of:=IFERROR(IFERROR(VLOOKUP([.A344];[items_equipment.A$1:items_equipment.B$1048576];2;0);VLOOKUP([.A344];[items_misc.A$1:items_misc.B$1048576];2;0));VLOOKUP([.A344];[items_consumable.A$1:items_consumable.B$1048576];2;0))" office:value-type="string" office:string-value="White scepter" calcext:value-type="string">
            <text:p>White scepter</text:p>
          </table:table-cell>
          <table:table-cell office:value-type="string" calcext:value-type="string">
            <text:p>skeleton_1</text:p>
          </table:table-cell>
          <table:table-cell table:formula="of:=VLOOKUP([.C344];[enemies.A$1:enemies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106];[enemies.A$1:enemies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7">
          <table:table-cell table:style-name="Default" table:number-columns-repeated="6"/>
          <table:table-cell table:number-columns-repeated="1018"/>
        </table:table-row>
        <table:table-row table:style-name="ro7">
          <table:table-cell table:style-name="Default" table:number-columns-repeated="6"/>
          <table:table-cell table:number-columns-repeated="1018"/>
        </table:table-row>
      </table:table>
      <table:table table:name="enemies" table:style-name="ta6">
        <table:table-header-columns>
          <table:table-column table:style-name="co35" table:default-cell-style-name="Default"/>
        </table:table-header-columns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number-columns-repeated="1007" table:default-cell-style-name="Default"/>
        <table:table-column table:style-name="co2" table:default-cell-style-name="Default"/>
        <table:table-header-rows>
          <table:table-row table:style-name="ro5">
            <table:table-cell office:value-type="string" calcext:value-type="string">
              <text:p><text:span text:style-name="T6">enemy_id</text:span></text:p>
            </table:table-cell>
            <table:table-cell office:value-type="string" calcext:value-type="string">
              <text:p><text:span text:style-name="T6">name</text:span></text:p>
            </table:table-cell>
            <table:table-cell office:value-type="string" calcext:value-type="string">
              <text:p><text:span text:style-name="T6">hp_max</text:span></text:p>
            </table:table-cell>
            <table:table-cell office:value-type="string" calcext:value-type="string">
              <text:p><text:span text:style-name="T6">mp_max</text:span></text:p>
            </table:table-cell>
            <table:table-cell office:value-type="string" calcext:value-type="string">
              <text:p><text:span text:style-name="T6">grit</text:span></text:p>
            </table:table-cell>
            <table:table-cell office:value-type="string" calcext:value-type="string">
              <text:p><text:span text:style-name="T6">flow</text:span></text:p>
            </table:table-cell>
            <table:table-cell office:value-type="string" calcext:value-type="string">
              <text:p><text:span text:style-name="T6">mind</text:span></text:p>
            </table:table-cell>
            <table:table-cell office:value-type="string" calcext:value-type="string">
              <text:p><text:span text:style-name="T6">soul</text:span></text:p>
            </table:table-cell>
            <table:table-cell office:value-type="string" calcext:value-type="string">
              <text:p><text:span text:style-name="T6">armor</text:span></text:p>
            </table:table-cell>
            <table:table-cell office:value-type="string" calcext:value-type="string">
              <text:p><text:span text:style-name="T6">marmor</text:span></text:p>
            </table:table-cell>
            <table:table-cell office:value-type="string" calcext:value-type="string">
              <text:p><text:span text:style-name="T6">exp</text:span></text:p>
            </table:table-cell>
            <table:table-cell office:value-type="string" calcext:value-type="string">
              <text:p><text:span text:style-name="T6">lvl</text:span></text:p>
            </table:table-cell>
            <table:table-cell table:style-name="ce13" office:value-type="string" calcext:value-type="string">
              <text:p><text:span text:style-name="T6">LOOT</text:span></text:p>
              <text:p>AMOUT</text:p>
            </table:table-cell>
            <table:table-cell table:style-name="ce13" office:value-type="string" calcext:value-type="string">
              <text:p><text:span text:style-name="T6">COMBAT</text:span></text:p>
              <text:p>LOOP</text:p>
              <text:p>AMOUT</text:p>
            </table:table-cell>
            <table:table-cell office:value-type="string" calcext:value-type="string">
              <text:p><text:span text:style-name="T6">description</text:span></text:p>
            </table:table-cell>
            <table:table-cell table:number-columns-repeated="1009"/>
          </table:table-row>
        </table:table-header-rows>
        <table:table-row table:style-name="ro1">
          <table:table-cell office:value-type="string" calcext:value-type="string">
            <text:p><text:span text:style-name="T6">tutorial_enemy_1</text:span></text:p>
          </table:table-cell>
          <table:table-cell office:value-type="string" calcext:value-type="string">
            <text:p><text:span text:style-name="T6">Tiny shroom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C$1:loot.C$1048576];[.A2])" office:value-type="float" office:value="1" calcext:value-type="float">
            <text:p>1</text:p>
          </table:table-cell>
          <table:table-cell table:style-name="ce7" table:formula="of:=COUNTIF([$enemy_combat_loop.A$1:$enemy_combat_loop.A$1048576];[.A2])" office:value-type="float" office:value="1" calcext:value-type="float">
            <text:p>1</text:p>
          </table:table-cell>
          <table:table-cell office:value-type="string" calcext:value-type="string">
            <text:p><text:span text:style-name="T6">A tiny orange mushroom. How cute!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shroom</text:span></text:p>
          </table:table-cell>
          <table:table-cell office:value-type="string" calcext:value-type="string">
            <text:p><text:span text:style-name="T6">Shroom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formula="of:=COUNTIF([loot.C$1:loot.C$1048576];[.A3])" office:value-type="float" office:value="18" calcext:value-type="float">
            <text:p>18</text:p>
          </table:table-cell>
          <table:table-cell table:style-name="ce7" table:formula="of:=COUNTIF([enemy_combat_loop.A$1:enemy_combat_loop.A$1048576];[.A3])" office:value-type="float" office:value="1" calcext:value-type="float">
            <text:p>1</text:p>
          </table:table-cell>
          <table:table-cell office:value-type="string" calcext:value-type="string">
            <text:p><text:span text:style-name="T6">A tiny orange mushroom. How cute!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rat</text:span></text:p>
          </table:table-cell>
          <table:table-cell office:value-type="string" calcext:value-type="string">
            <text:p><text:span text:style-name="T6">Rat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formula="of:=COUNTIF([loot.C$1:loot.C$1048576];[.A4])" office:value-type="float" office:value="18" calcext:value-type="float">
            <text:p>18</text:p>
          </table:table-cell>
          <table:table-cell table:style-name="ce7" table:formula="of:=COUNTIF([enemy_combat_loop.A$1:enemy_combat_loop.A$1048576];[.A4])" office:value-type="float" office:value="1" calcext:value-type="float">
            <text:p>1</text:p>
          </table:table-cell>
          <table:table-cell office:value-type="string" calcext:value-type="string">
            <text:p><text:span text:style-name="T6">A small stinky rat. Ew!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spore</text:span></text:p>
          </table:table-cell>
          <table:table-cell office:value-type="string" calcext:value-type="string">
            <text:p><text:span text:style-name="T6">Spore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formula="of:=COUNTIF([loot.C$1:loot.C$1048576];[.A5])" office:value-type="float" office:value="18" calcext:value-type="float">
            <text:p>18</text:p>
          </table:table-cell>
          <table:table-cell table:style-name="ce7" table:formula="of:=COUNTIF([enemy_combat_loop.A$1:enemy_combat_loop.A$1048576];[.A5])" office:value-type="float" office:value="1" calcext:value-type="float">
            <text:p>1</text:p>
          </table:table-cell>
          <table:table-cell office:value-type="string" calcext:value-type="string">
            <text:p><text:span text:style-name="T6">A ball of fluff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wood_stump</text:span></text:p>
          </table:table-cell>
          <table:table-cell office:value-type="string" calcext:value-type="string">
            <text:p><text:span text:style-name="T6">Wood Stump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formula="of:=COUNTIF([loot.C$1:loot.C$1048576];[.A6])" office:value-type="float" office:value="18" calcext:value-type="float">
            <text:p>18</text:p>
          </table:table-cell>
          <table:table-cell table:style-name="ce7" table:formula="of:=COUNTIF([enemy_combat_loop.A$1:enemy_combat_loop.A$1048576];[.A6])" office:value-type="float" office:value="1" calcext:value-type="float">
            <text:p>1</text:p>
          </table:table-cell>
          <table:table-cell office:value-type="string" calcext:value-type="string">
            <text:p><text:span text:style-name="T6">A moving table?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snail</text:span></text:p>
          </table:table-cell>
          <table:table-cell office:value-type="string" calcext:value-type="string">
            <text:p><text:span text:style-name="T6">Snail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formula="of:=COUNTIF([loot.C$1:loot.C$1048576];[.A7])" office:value-type="float" office:value="18" calcext:value-type="float">
            <text:p>18</text:p>
          </table:table-cell>
          <table:table-cell table:style-name="ce7" table:formula="of:=COUNTIF([enemy_combat_loop.A$1:enemy_combat_loop.A$1048576];[.A7])" office:value-type="float" office:value="1" calcext:value-type="float">
            <text:p>1</text:p>
          </table:table-cell>
          <table:table-cell office:value-type="string" calcext:value-type="string">
            <text:p><text:span text:style-name="T6">A slow moving house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orange mushroom</text:span></text:p>
          </table:table-cell>
          <table:table-cell office:value-type="string" calcext:value-type="string">
            <text:p><text:span text:style-name="T6">Orange Mushroom</text:span>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table:formula="of:=COUNTIF([loot.C$1:loot.C$1048576];[.A8])" office:value-type="float" office:value="18" calcext:value-type="float">
            <text:p>18</text:p>
          </table:table-cell>
          <table:table-cell table:style-name="ce7" table:formula="of:=COUNTIF([enemy_combat_loop.A$1:enemy_combat_loop.A$1048576];[.A8])" office:value-type="float" office:value="1" calcext:value-type="float">
            <text:p>1</text:p>
          </table:table-cell>
          <table:table-cell office:value-type="string" calcext:value-type="string">
            <text:p><text:span text:style-name="T6">A larger orange mushroom, this one is feisty!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green_slime</text:span></text:p>
          </table:table-cell>
          <table:table-cell office:value-type="string" calcext:value-type="string">
            <text:p><text:span text:style-name="T6">Green Slime</text:span>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table:formula="of:=COUNTIF([loot.C$1:loot.C$1048576];[.A9])" office:value-type="float" office:value="18" calcext:value-type="float">
            <text:p>18</text:p>
          </table:table-cell>
          <table:table-cell table:style-name="ce7" table:formula="of:=COUNTIF([enemy_combat_loop.A$1:enemy_combat_loop.A$1048576];[.A9])" office:value-type="float" office:value="1" calcext:value-type="float">
            <text:p>1</text:p>
          </table:table-cell>
          <table:table-cell office:value-type="string" calcext:value-type="string">
            <text:p><text:span text:style-name="T6">A small glob of goo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spider</text:span></text:p>
          </table:table-cell>
          <table:table-cell office:value-type="string" calcext:value-type="string">
            <text:p><text:span text:style-name="T6">Spider</text:span>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table:formula="of:=COUNTIF([loot.C$1:loot.C$1048576];[.A10])" office:value-type="float" office:value="18" calcext:value-type="float">
            <text:p>18</text:p>
          </table:table-cell>
          <table:table-cell table:style-name="ce7" table:formula="of:=COUNTIF([$enemy_combat_loop.A$1:$enemy_combat_loop.A$1048576];[.A10])" office:value-type="float" office:value="1" calcext:value-type="float">
            <text:p>1</text:p>
          </table:table-cell>
          <table:table-cell office:value-type="string" calcext:value-type="string">
            <text:p><text:span text:style-name="T6">A eight eyed, eight legged creature. What more to say?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wandering_rock</text:span></text:p>
          </table:table-cell>
          <table:table-cell office:value-type="string" calcext:value-type="string">
            <text:p><text:span text:style-name="T6">Wandering Rock</text:span>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table:formula="of:=COUNTIF([loot.C$1:loot.C$1048576];[.A11])" office:value-type="float" office:value="18" calcext:value-type="float">
            <text:p>18</text:p>
          </table:table-cell>
          <table:table-cell table:style-name="ce7" table:formula="of:=COUNTIF([enemy_combat_loop.A$1:enemy_combat_loop.A$1048576];[.A11])" office:value-type="float" office:value="1" calcext:value-type="float">
            <text:p>1</text:p>
          </table:table-cell>
          <table:table-cell office:value-type="string" calcext:value-type="string">
            <text:p><text:span text:style-name="T6">A pile of rocks seemingly glued together. Wait its moving?!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pig</text:span></text:p>
          </table:table-cell>
          <table:table-cell office:value-type="string" calcext:value-type="string">
            <text:p><text:span text:style-name="T6">Pig</text:span>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table:formula="of:=COUNTIF([loot.C$1:loot.C$1048576];[.A12])" office:value-type="float" office:value="18" calcext:value-type="float">
            <text:p>18</text:p>
          </table:table-cell>
          <table:table-cell table:style-name="ce7" table:formula="of:=COUNTIF([enemy_combat_loop.A$1:enemy_combat_loop.A$1048576];[.A12])" office:value-type="float" office:value="1" calcext:value-type="float">
            <text:p>1</text:p>
          </table:table-cell>
          <table:table-cell office:value-type="string" calcext:value-type="string">
            <text:p><text:span text:style-name="T6">A pink rotunt dog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blue mushroom</text:span></text:p>
          </table:table-cell>
          <table:table-cell office:value-type="string" calcext:value-type="string">
            <text:p><text:span text:style-name="T6">Blue Mushroom</text:span>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7" table:formula="of:=COUNTIF([loot.C$1:loot.C$1048576];[.A13])" office:value-type="float" office:value="18" calcext:value-type="float">
            <text:p>18</text:p>
          </table:table-cell>
          <table:table-cell table:style-name="ce7" table:formula="of:=COUNTIF([enemy_combat_loop.A$1:enemy_combat_loop.A$1048576];[.A13])" office:value-type="float" office:value="1" calcext:value-type="float">
            <text:p>1</text:p>
          </table:table-cell>
          <table:table-cell office:value-type="string" calcext:value-type="string">
            <text:p><text:span text:style-name="T6">A bulky blue mushroom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octopus</text:span></text:p>
          </table:table-cell>
          <table:table-cell office:value-type="string" calcext:value-type="string">
            <text:p><text:span text:style-name="T6">Octopus</text:span>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7" table:formula="of:=COUNTIF([loot.C$1:loot.C$1048576];[.A14])" office:value-type="float" office:value="18" calcext:value-type="float">
            <text:p>18</text:p>
          </table:table-cell>
          <table:table-cell table:style-name="ce7" table:formula="of:=COUNTIF([enemy_combat_loop.A$1:enemy_combat_loop.A$1048576];[.A14])" office:value-type="float" office:value="1" calcext:value-type="float">
            <text:p>1</text:p>
          </table:table-cell>
          <table:table-cell office:value-type="string" calcext:value-type="string">
            <text:p><text:span text:style-name="T6">A big slimy floating octopus, atleast you are 50% certain its not a beholder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blue_slime</text:span></text:p>
          </table:table-cell>
          <table:table-cell office:value-type="string" calcext:value-type="string">
            <text:p><text:span text:style-name="T6">Blue Slime</text:span>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7" table:formula="of:=COUNTIF([loot.C$1:loot.C$1048576];[.A15])" office:value-type="float" office:value="18" calcext:value-type="float">
            <text:p>18</text:p>
          </table:table-cell>
          <table:table-cell table:style-name="ce7" table:formula="of:=COUNTIF([enemy_combat_loop.A$1:enemy_combat_loop.A$1048576];[.A15])" office:value-type="float" office:value="1" calcext:value-type="float">
            <text:p>1</text:p>
          </table:table-cell>
          <table:table-cell office:value-type="string" calcext:value-type="string">
            <text:p><text:span text:style-name="T6">A slimy blue glob stinks of sewage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red_slime</text:span></text:p>
          </table:table-cell>
          <table:table-cell office:value-type="string" calcext:value-type="string">
            <text:p><text:span text:style-name="T6">Red Slime</text:span>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7" table:formula="of:=COUNTIF([loot.C$1:loot.C$1048576];[.A16])" office:value-type="float" office:value="18" calcext:value-type="float">
            <text:p>18</text:p>
          </table:table-cell>
          <table:table-cell table:style-name="ce7" table:formula="of:=COUNTIF([enemy_combat_loop.A$1:enemy_combat_loop.A$1048576];[.A16])" office:value-type="float" office:value="1" calcext:value-type="float">
            <text:p>1</text:p>
          </table:table-cell>
          <table:table-cell office:value-type="string" calcext:value-type="string">
            <text:p><text:span text:style-name="T6">A red glob of heat. Is it on fire?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red_cap</text:span></text:p>
          </table:table-cell>
          <table:table-cell office:value-type="string" calcext:value-type="string">
            <text:p><text:span text:style-name="T6">Red Cap</text:span>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7" table:formula="of:=COUNTIF([loot.C$1:loot.C$1048576];[.A17])" office:value-type="float" office:value="18" calcext:value-type="float">
            <text:p>18</text:p>
          </table:table-cell>
          <table:table-cell table:style-name="ce7" table:formula="of:=COUNTIF([enemy_combat_loop.A$1:enemy_combat_loop.A$1048576];[.A17])" office:value-type="float" office:value="1" calcext:value-type="float">
            <text:p>1</text:p>
          </table:table-cell>
          <table:table-cell office:value-type="string" calcext:value-type="string">
            <text:p><text:span text:style-name="T6">Is this a reskin of orange mushroom?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evil_eye</text:span></text:p>
          </table:table-cell>
          <table:table-cell office:value-type="string" calcext:value-type="string">
            <text:p><text:span text:style-name="T6">Evil Eye</text:span>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7" table:formula="of:=COUNTIF([loot.C$1:loot.C$1048576];[.A18])" office:value-type="float" office:value="18" calcext:value-type="float">
            <text:p>18</text:p>
          </table:table-cell>
          <table:table-cell table:style-name="ce7" table:formula="of:=COUNTIF([enemy_combat_loop.A$1:enemy_combat_loop.A$1048576];[.A18])" office:value-type="float" office:value="1" calcext:value-type="float">
            <text:p>1</text:p>
          </table:table-cell>
          <table:table-cell office:value-type="string" calcext:value-type="string">
            <text:p><text:span text:style-name="T6">A one eyed snake with two arms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thief</text:span></text:p>
          </table:table-cell>
          <table:table-cell office:value-type="string" calcext:value-type="string">
            <text:p><text:span text:style-name="T6">Thief</text:span>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7" table:formula="of:=COUNTIF([loot.C$1:loot.C$1048576];[.A19])" office:value-type="float" office:value="18" calcext:value-type="float">
            <text:p>18</text:p>
          </table:table-cell>
          <table:table-cell table:style-name="ce7" table:formula="of:=COUNTIF([enemy_combat_loop.A$1:enemy_combat_loop.A$1048576];[.A19])" office:value-type="float" office:value="1" calcext:value-type="float">
            <text:p>1</text:p>
          </table:table-cell>
          <table:table-cell office:value-type="string" calcext:value-type="string">
            <text:p><text:span text:style-name="T6">A ragged man with a dull knife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horned_mushroom</text:span></text:p>
          </table:table-cell>
          <table:table-cell office:value-type="string" calcext:value-type="string">
            <text:p><text:span text:style-name="T6">Horned Mushroom</text:span>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7" table:formula="of:=COUNTIF([loot.C$1:loot.C$1048576];[.A20])" office:value-type="float" office:value="18" calcext:value-type="float">
            <text:p>18</text:p>
          </table:table-cell>
          <table:table-cell table:style-name="ce7" table:formula="of:=COUNTIF([enemy_combat_loop.A$1:enemy_combat_loop.A$1048576];[.A20])" office:value-type="float" office:value="1" calcext:value-type="float">
            <text:p>1</text:p>
          </table:table-cell>
          <table:table-cell office:value-type="string" calcext:value-type="string">
            <text:p><text:span text:style-name="T6">A big mushroom with spiky horns growing out of its blue cap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skeleton_1</text:span></text:p>
          </table:table-cell>
          <table:table-cell office:value-type="string" calcext:value-type="string">
            <text:p><text:span text:style-name="T6">Skeleton</text:span>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7" table:formula="of:=COUNTIF([loot.C$1:loot.C$1048576];[.A21])" office:value-type="float" office:value="18" calcext:value-type="float">
            <text:p>18</text:p>
          </table:table-cell>
          <table:table-cell table:style-name="ce7" table:formula="of:=COUNTIF([enemy_combat_loop.A$1:enemy_combat_loop.A$1048576];[.A21])" office:value-type="float" office:value="1" calcext:value-type="float">
            <text:p>1</text:p>
          </table:table-cell>
          <table:table-cell office:value-type="string" calcext:value-type="string">
            <text:p><text:span text:style-name="T6">The moving skeletal remains of some humanoid creature.</text:span></text:p>
          </table:table-cell>
          <table:table-cell table:number-columns-repeated="1009"/>
        </table:table-row>
        <table:table-row table:style-name="ro3" table:number-rows-repeated="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my_skills" table:style-name="ta7">
        <table:table-column table:style-name="co34" table:number-columns-repeated="2" table:default-cell-style-name="Default"/>
        <table:table-column table:style-name="co42" table:number-columns-repeated="2" table:default-cell-style-name="Default"/>
        <table:table-column table:style-name="co1" table:number-columns-repeated="101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pan text:style-name="T6">enemy_id</text:span></text:p>
          </table:table-cell>
          <table:table-cell office:value-type="string" calcext:value-type="string">
            <text:p><text:span text:style-name="T6">FOUND</text:span></text:p>
          </table:table-cell>
          <table:table-cell office:value-type="string" calcext:value-type="string">
            <text:p><text:span text:style-name="T6">skill_id</text:span></text:p>
          </table:table-cell>
          <table:table-cell office:value-type="string" calcext:value-type="string">
            <text:p><text:span text:style-name="T6">FOUND</text:span></text:p>
          </table:table-cell>
          <table:table-cell office:value-type="string" calcext:value-type="string">
            <text:p><text:span text:style-name="T6">practice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6">shroom</text:span></text:p>
          </table:table-cell>
          <table:table-cell table:formula="of:=VLOOKUP([.A2]; [$enemies.A$1:$enemies.B$1048576]; 2; 0)" office:value-type="string" office:string-value="Shroom" calcext:value-type="string">
            <text:p>Shroom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2]; [$skills.A$1:$skills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6">rat</text:span></text:p>
          </table:table-cell>
          <table:table-cell table:formula="of:=VLOOKUP([.A3];[enemies.A$1:enemies.B$1048576];2;0)" office:value-type="string" office:string-value="Rat" calcext:value-type="string">
            <text:p>Rat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3];[skills.A$1:skills.B$1048576];2;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6">spore</text:span></text:p>
          </table:table-cell>
          <table:table-cell table:formula="of:=VLOOKUP([.A4];[enemies.A$1:enemies.B$1048576];2;0)" office:value-type="string" office:string-value="Spore" calcext:value-type="string">
            <text:p>Spore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4];[skills.A$1:skills.B$1048576];2;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6">wood_stump</text:span></text:p>
          </table:table-cell>
          <table:table-cell table:formula="of:=VLOOKUP([.A5];[enemies.A$1:enemies.B$1048576];2;0)" office:value-type="string" office:string-value="Wood Stump" calcext:value-type="string">
            <text:p>Wood Stump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5];[skills.A$1:skills.B$1048576];2;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6">snail</text:span></text:p>
          </table:table-cell>
          <table:table-cell table:formula="of:=VLOOKUP([.A6];[enemies.A$1:enemies.B$1048576];2;0)" office:value-type="string" office:string-value="Snail" calcext:value-type="string">
            <text:p>Snail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6];[skills.A$1:skills.B$1048576];2;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6">orange mushroom</text:span></text:p>
          </table:table-cell>
          <table:table-cell table:formula="of:=VLOOKUP([.A7];[enemies.A$1:enemies.B$1048576];2;0)" office:value-type="string" office:string-value="Orange Mushroom" calcext:value-type="string">
            <text:p>Orange Mushroom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7];[skills.A$1:skills.B$1048576];2;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6">green_slime</text:span></text:p>
          </table:table-cell>
          <table:table-cell table:formula="of:=VLOOKUP([.A8];[enemies.A$1:enemies.B$1048576];2;0)" office:value-type="string" office:string-value="Green Slime" calcext:value-type="string">
            <text:p>Green Slime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8];[skills.A$1:skills.B$1048576];2;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6">spider</text:span></text:p>
          </table:table-cell>
          <table:table-cell table:formula="of:=VLOOKUP([.A9];[enemies.A$1:enemies.B$1048576];2;0)" office:value-type="string" office:string-value="Spider" calcext:value-type="string">
            <text:p>Spider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9];[skills.A$1:skills.B$1048576];2;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6">wandering_rock</text:span></text:p>
          </table:table-cell>
          <table:table-cell table:formula="of:=VLOOKUP([.A10]; [$enemies.A$1:$enemies.B$1048576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10]; [$skills.A$1:$skills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6">pig</text:span></text:p>
          </table:table-cell>
          <table:table-cell table:formula="of:=VLOOKUP([.A11];[enemies.A$1:enemies.B$1048576];2;0)" office:value-type="string" office:string-value="Pig" calcext:value-type="string">
            <text:p>Pig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11];[skills.A$1:skills.B$1048576];2;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6">tutorial_enemy_1</text:span></text:p>
          </table:table-cell>
          <table:table-cell table:formula="of:=VLOOKUP([.A12];[enemies.A$1:enemies.B$1048576];2;0)" office:value-type="string" office:string-value="Tiny shroom" calcext:value-type="string">
            <text:p>Tiny shroom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12];[skills.A$1:skills.B$1048576];2;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6">blue mushroom</text:span></text:p>
          </table:table-cell>
          <table:table-cell table:formula="of:=VLOOKUP([.A13];[enemies.A$1:enemies.B$1048576];2;0)" office:value-type="string" office:string-value="Blue Mushroom" calcext:value-type="string">
            <text:p>Blue Mushroom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13];[skills.A$1:skills.B$1048576];2;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6">octopus</text:span></text:p>
          </table:table-cell>
          <table:table-cell table:formula="of:=VLOOKUP([.A14];[enemies.A$1:enemies.B$1048576];2;0)" office:value-type="string" office:string-value="Octopus" calcext:value-type="string">
            <text:p>Octopus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14];[skills.A$1:skills.B$1048576];2;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6">blue_slime</text:span></text:p>
          </table:table-cell>
          <table:table-cell table:formula="of:=VLOOKUP([.A15];[enemies.A$1:enemies.B$1048576];2;0)" office:value-type="string" office:string-value="Blue Slime" calcext:value-type="string">
            <text:p>Blue Slime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15];[skills.A$1:skills.B$1048576];2;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6">red_slime</text:span></text:p>
          </table:table-cell>
          <table:table-cell table:formula="of:=VLOOKUP([.A16];[enemies.A$1:enemies.B$1048576];2;0)" office:value-type="string" office:string-value="Red Slime" calcext:value-type="string">
            <text:p>Red Slime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16];[skills.A$1:skills.B$1048576];2;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6">red_cap</text:span></text:p>
          </table:table-cell>
          <table:table-cell table:formula="of:=VLOOKUP([.A17];[enemies.A$1:enemies.B$1048576];2;0)" office:value-type="string" office:string-value="Red Cap" calcext:value-type="string">
            <text:p>Red Cap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17];[skills.A$1:skills.B$1048576];2;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6">evil_eye</text:span></text:p>
          </table:table-cell>
          <table:table-cell table:formula="of:=VLOOKUP([.A18];[enemies.A$1:enemies.B$1048576];2;0)" office:value-type="string" office:string-value="Evil Eye" calcext:value-type="string">
            <text:p>Evil Eye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18];[skills.A$1:skills.B$1048576];2;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6">thief</text:span></text:p>
          </table:table-cell>
          <table:table-cell table:formula="of:=VLOOKUP([.A19];[enemies.A$1:enemies.B$1048576];2;0)" office:value-type="string" office:string-value="Thief" calcext:value-type="string">
            <text:p>Thief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19];[skills.A$1:skills.B$1048576];2;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6">horned_mushroom</text:span></text:p>
          </table:table-cell>
          <table:table-cell table:formula="of:=VLOOKUP([.A20];[enemies.A$1:enemies.B$1048576];2;0)" office:value-type="string" office:string-value="Horned Mushroom" calcext:value-type="string">
            <text:p>Horned Mushroom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20];[skills.A$1:skills.B$1048576];2;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6">skeleton_1</text:span></text:p>
          </table:table-cell>
          <table:table-cell table:formula="of:=VLOOKUP([.A21];[enemies.A$1:enemies.B$1048576];2;0)" office:value-type="string" office:string-value="Skeleton" calcext:value-type="string">
            <text:p>Skeleton</text:p>
          </table:table-cell>
          <table:table-cell office:value-type="string" calcext:value-type="string">
            <text:p><text:span text:style-name="T6">swing</text:span></text:p>
          </table:table-cell>
          <table:table-cell table:formula="of:=VLOOKUP([.C21];[skills.A$1:skills.B$1048576];2;0)" office:value-type="string" office:string-value="Swing" calcext:value-type="string">
            <text:p>Swing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 table:number-rows-repeated="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nemy_combat_loop" table:style-name="ta8">
        <table:table-header-columns>
          <table:table-column table:style-name="co34" table:default-cell-style-name="Default"/>
        </table:table-header-columns>
        <table:table-column table:style-name="co34" table:default-cell-style-name="ce7"/>
        <table:table-column table:style-name="co43" table:default-cell-style-name="Default"/>
        <table:table-column table:style-name="co42" table:default-cell-style-name="ce7"/>
        <table:table-column table:style-name="co37" table:default-cell-style-name="Default"/>
        <table:table-column table:style-name="co44" table:default-cell-style-name="Default"/>
        <table:table-column table:style-name="co1" table:number-columns-repeated="1017" table:default-cell-style-name="Default"/>
        <table:table-column table:style-name="co2" table:default-cell-style-name="Default"/>
        <table:table-header-rows>
          <table:table-row table:style-name="ro1">
            <table:table-cell office:value-type="string" calcext:value-type="string">
              <text:p><text:span text:style-name="T6">enemy_id</text:span></text:p>
            </table:table-cell>
            <table:table-cell office:value-type="string" calcext:value-type="string">
              <text:p><text:span text:style-name="T6">FOUND</text:span></text:p>
            </table:table-cell>
            <table:table-cell office:value-type="string" calcext:value-type="string">
              <text:p><text:span text:style-name="T6">skill_id</text:span></text:p>
            </table:table-cell>
            <table:table-cell office:value-type="string" calcext:value-type="string">
              <text:p><text:span text:style-name="T6">FOUND</text:span></text:p>
            </table:table-cell>
            <table:table-cell office:value-type="string" calcext:value-type="string">
              <text:p><text:span text:style-name="T6">target</text:span></text:p>
            </table:table-cell>
            <table:table-cell office:value-type="string" calcext:value-type="string">
              <text:p><text:span text:style-name="T6">order</text:span></text:p>
            </table:table-cell>
            <table:table-cell table:number-columns-repeated="1018"/>
          </table:table-row>
        </table:table-header-rows>
        <table:table-row table:style-name="ro1">
          <table:table-cell office:value-type="string" calcext:value-type="string">
            <text:p><text:span text:style-name="T6">blue mushroom</text:span></text:p>
          </table:table-cell>
          <table:table-cell table:formula="of:=VLOOKUP([.A2]; [$enemies.A$1:$enemies.B$1048576]; 2; 0)" office:value-type="string" office:string-value="Blue Mushroom" calcext:value-type="string">
            <text:p>Blue Mushroom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2]; [$skills.A$1:$skills.B$1048576]; 2; 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_slime</text:span></text:p>
          </table:table-cell>
          <table:table-cell table:formula="of:=VLOOKUP([.A3];[enemies.A$1:enemies.B$1048576];2;0)" office:value-type="string" office:string-value="Blue Slime" calcext:value-type="string">
            <text:p>Blue Slime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3];[skills.A$1:skills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evil_eye</text:span></text:p>
          </table:table-cell>
          <table:table-cell table:formula="of:=VLOOKUP([.A4];[enemies.A$1:enemies.B$1048576];2;0)" office:value-type="string" office:string-value="Evil Eye" calcext:value-type="string">
            <text:p>Evil Eye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4];[skills.A$1:skills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een_slime</text:span></text:p>
          </table:table-cell>
          <table:table-cell table:formula="of:=VLOOKUP([.A5];[enemies.A$1:enemies.B$1048576];2;0)" office:value-type="string" office:string-value="Green Slime" calcext:value-type="string">
            <text:p>Green Slime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5];[skills.A$1:skills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horned_mushroom</text:span></text:p>
          </table:table-cell>
          <table:table-cell table:formula="of:=VLOOKUP([.A6];[enemies.A$1:enemies.B$1048576];2;0)" office:value-type="string" office:string-value="Horned Mushroom" calcext:value-type="string">
            <text:p>Horned Mushroom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6];[skills.A$1:skills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octopus</text:span></text:p>
          </table:table-cell>
          <table:table-cell table:formula="of:=VLOOKUP([.A7];[enemies.A$1:enemies.B$1048576];2;0)" office:value-type="string" office:string-value="Octopus" calcext:value-type="string">
            <text:p>Octopus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7];[skills.A$1:skills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orange mushroom</text:span></text:p>
          </table:table-cell>
          <table:table-cell table:formula="of:=VLOOKUP([.A8];[enemies.A$1:enemies.B$1048576];2;0)" office:value-type="string" office:string-value="Orange Mushroom" calcext:value-type="string">
            <text:p>Orange Mushroom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8];[skills.A$1:skills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pig</text:span></text:p>
          </table:table-cell>
          <table:table-cell table:formula="of:=VLOOKUP([.A9];[enemies.A$1:enemies.B$1048576];2;0)" office:value-type="string" office:string-value="Pig" calcext:value-type="string">
            <text:p>Pig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9];[skills.A$1:skills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at</text:span></text:p>
          </table:table-cell>
          <table:table-cell table:formula="of:=VLOOKUP([.A10]; [$enemies.A$1:$enemies.B$1048576]; 2; 0)" office:value-type="string" office:string-value="Rat" calcext:value-type="string">
            <text:p>Rat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10]; [$skills.A$1:$skills.B$1048576]; 2; 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_cap</text:span></text:p>
          </table:table-cell>
          <table:table-cell table:formula="of:=VLOOKUP([.A11];[enemies.A$1:enemies.B$1048576];2;0)" office:value-type="string" office:string-value="Red Cap" calcext:value-type="string">
            <text:p>Red Cap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11];[skills.A$1:skills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_slime</text:span></text:p>
          </table:table-cell>
          <table:table-cell table:formula="of:=VLOOKUP([.A12];[enemies.A$1:enemies.B$1048576];2;0)" office:value-type="string" office:string-value="Red Slime" calcext:value-type="string">
            <text:p>Red Slime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12];[skills.A$1:skills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hroom</text:span></text:p>
          </table:table-cell>
          <table:table-cell table:formula="of:=VLOOKUP([.A13];[enemies.A$1:enemies.B$1048576];2;0)" office:value-type="string" office:string-value="Shroom" calcext:value-type="string">
            <text:p>Shroom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13];[skills.A$1:skills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nail</text:span></text:p>
          </table:table-cell>
          <table:table-cell table:formula="of:=VLOOKUP([.A14];[enemies.A$1:enemies.B$1048576];2;0)" office:value-type="string" office:string-value="Snail" calcext:value-type="string">
            <text:p>Snail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14];[skills.A$1:skills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pider</text:span></text:p>
          </table:table-cell>
          <table:table-cell table:formula="of:=VLOOKUP([.A15];[enemies.A$1:enemies.B$1048576];2;0)" office:value-type="string" office:string-value="Spider" calcext:value-type="string">
            <text:p>Spider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15];[skills.A$1:skills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pore</text:span></text:p>
          </table:table-cell>
          <table:table-cell table:formula="of:=VLOOKUP([.A16];[enemies.A$1:enemies.B$1048576];2;0)" office:value-type="string" office:string-value="Spore" calcext:value-type="string">
            <text:p>Spore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16];[skills.A$1:skills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thief</text:span></text:p>
          </table:table-cell>
          <table:table-cell table:formula="of:=VLOOKUP([.A17];[enemies.A$1:enemies.B$1048576];2;0)" office:value-type="string" office:string-value="Thief" calcext:value-type="string">
            <text:p>Thief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17];[skills.A$1:skills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tutorial_enemy_1</text:span></text:p>
          </table:table-cell>
          <table:table-cell table:formula="of:=VLOOKUP([.A18];[enemies.A$1:enemies.B$1048576];2;0)" office:value-type="string" office:string-value="Tiny shroom" calcext:value-type="string">
            <text:p>Tiny shroom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18];[skills.A$1:skills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wandering_rock</text:span></text:p>
          </table:table-cell>
          <table:table-cell table:formula="of:=VLOOKUP([.A19];[enemies.A$1:enemies.B$1048576];2;0)" office:value-type="string" office:string-value="Wandering Rock" calcext:value-type="string">
            <text:p>Wandering Rock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19];[skills.A$1:skills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wood_stump</text:span></text:p>
          </table:table-cell>
          <table:table-cell table:formula="of:=VLOOKUP([.A20];[enemies.A$1:enemies.B$1048576];2;0)" office:value-type="string" office:string-value="Wood Stump" calcext:value-type="string">
            <text:p>Wood Stump</text:p>
          </table:table-cell>
          <table:table-cell office:value-type="string" calcext:value-type="string">
            <text:p><text:span text:style-name="T6">nudge</text:span></text:p>
          </table:table-cell>
          <table:table-cell table:formula="of:=VLOOKUP([.C20];[skills.A$1:skills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keleton_1</text:span></text:p>
          </table:table-cell>
          <table:table-cell table:formula="of:=VLOOKUP([.A21];[enemies.A$1:enemies.B$1048576];2;0)" office:value-type="string" office:string-value="Skeleton" calcext:value-type="string">
            <text:p>Skeleton</text:p>
          </table:table-cell>
          <table:table-cell office:value-type="string" calcext:value-type="string">
            <text:p><text:span text:style-name="T6">swing</text:span></text:p>
          </table:table-cell>
          <table:table-cell table:formula="of:=VLOOKUP([.C21];[skills.A$1:skills.B$1048576];2;0)" office:value-type="string" office:string-value="Swing" calcext:value-type="string">
            <text:p>Swing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7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21">
          <table:table-cell table:number-columns-repeated="1024"/>
        </table:table-row>
        <table:table-row table:style-name="ro7" table:number-rows-repeated="19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7">
          <table:table-cell/>
          <table:table-cell table:style-name="Default"/>
          <table:table-cell/>
          <table:table-cell table:style-name="Default"/>
          <table:table-cell table:number-columns-repeated="1020"/>
        </table:table-row>
      </table:table>
      <table:table table:name="skills" table:style-name="ta9">
        <table:table-column table:style-name="co26" table:default-cell-style-name="Default"/>
        <table:table-column table:style-name="co45" table:default-cell-style-name="Default"/>
        <table:table-column table:style-name="co28" table:default-cell-style-name="Default"/>
        <table:table-column table:style-name="co1" table:number-columns-repeated="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number-columns-repeated="10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pan text:style-name="T6">skill_id</text:span></text:p>
          </table:table-cell>
          <table:table-cell office:value-type="string" calcext:value-type="string">
            <text:p><text:span text:style-name="T6">name</text:span></text:p>
          </table:table-cell>
          <table:table-cell office:value-type="string" calcext:value-type="string">
            <text:p><text:span text:style-name="T6">script_to_run</text:span></text:p>
          </table:table-cell>
          <table:table-cell office:value-type="string" calcext:value-type="string">
            <text:p><text:span text:style-name="T6">target_self_is_valid</text:span></text:p>
          </table:table-cell>
          <table:table-cell office:value-type="string" calcext:value-type="string">
            <text:p><text:span text:style-name="T6">target_others_is_valid</text:span></text:p>
          </table:table-cell>
          <table:table-cell office:value-type="string" calcext:value-type="string">
            <text:p><text:span text:style-name="T6">must_be_fighting</text:span></text:p>
          </table:table-cell>
          <table:table-cell office:value-type="string" calcext:value-type="string">
            <text:p><text:span text:style-name="T6">can_be_practiced</text:span></text:p>
          </table:table-cell>
          <table:table-cell office:value-type="string" calcext:value-type="string">
            <text:p><text:span text:style-name="T6">level_req</text:span></text:p>
          </table:table-cell>
          <table:table-cell office:value-type="string" calcext:value-type="string">
            <text:p><text:span text:style-name="T6">use_perspectives</text:span></text:p>
          </table:table-cell>
          <table:table-cell table:style-name="ce7" office:value-type="string" calcext:value-type="string">
            <text:p><text:span text:style-name="T6">FOUND</text:span></text:p>
          </table:table-cell>
          <table:table-cell office:value-type="string" calcext:value-type="string">
            <text:p><text:span text:style-name="T6">description</text:span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Swing</text:span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pan text:style-name="T6">swing</text:span></text:p>
          </table:table-cell>
          <table:table-cell table:style-name="ce7" table:formula="of:=VLOOKUP([.I2];[use_perspectives.A$1:use_perspectives.B$1048576];2;0)" office:value-type="string" office:string-value="use_swing" calcext:value-type="string">
            <text:p>use_swing</text:p>
          </table:table-cell>
          <table:table-cell office:value-type="string" calcext:value-type="string">
            <text:p><text:span text:style-name="T6">Swing at your target dealing physical damage.#END#Damage equals whichever stat is highest between Grit and Flow.#END#Amplified by DMG-AMP.#END#</text:span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Become Ethereal</text:span></text:p>
          </table:table-cell>
          <table:table-cell office:value-type="string" calcext:value-type="string">
            <text:p><text:span text:style-name="T6">BecomeEthereal</text:span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6">ethereal</text:span></text:p>
          </table:table-cell>
          <table:table-cell table:style-name="ce7" table:formula="of:=VLOOKUP([.I3];[use_perspectives.A$1:use_perspectives.B$1048576];2;0)" office:value-type="string" office:string-value="use_ethereal" calcext:value-type="string">
            <text:p>use_ethereal</text:p>
          </table:table-cell>
          <table:table-cell office:value-type="string" calcext:value-type="string">
            <text:p><text:span text:style-name="T6">Become ethereal for DURATION turns.#END#Receive no physical damage.#END#Amplify all magical damage by DMG-AMP.#END#</text:span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CureLightWounds</text:span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pan text:style-name="T6">cure light wounds</text:span></text:p>
          </table:table-cell>
          <table:table-cell table:style-name="ce7" table:formula="of:=VLOOKUP([.I4];[use_perspectives.A$1:use_perspectives.B$1048576];2;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<text:span text:style-name="T6">Heal your target for 10 HP#END#+ Soul Amplified by DMG-AMP.#END#</text:span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Bash</text:span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6">bash</text:span></text:p>
          </table:table-cell>
          <table:table-cell table:style-name="ce7" table:formula="of:=VLOOKUP([.I5];[use_perspectives.A$1:use_perspectives.B$1048576];2;0)" office:value-type="string" office:string-value="use_bash" calcext:value-type="string">
            <text:p>use_bash</text:p>
          </table:table-cell>
          <table:table-cell office:value-type="string" calcext:value-type="string">
            <text:p><text:span text:style-name="T6">Swing at your target.#END#If damage is dealt:#END#Stun them for DURATION turns.#END#</text:span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DoubleWhack</text:span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6">double whack</text:span></text:p>
          </table:table-cell>
          <table:table-cell table:style-name="ce7" table:formula="of:=VLOOKUP([.I6];[use_perspectives.A$1:use_perspectives.B$1048576];2;0)" office:value-type="string" office:string-value="use_double_whack" calcext:value-type="string">
            <text:p>use_double_whack</text:p>
          </table:table-cell>
          <table:table-cell office:value-type="string" calcext:value-type="string">
            <text:p><text:span text:style-name="T6">Swiftly land two attacks.#END#Dealing physical damage amplified by DMG-AMP.#END#Hit chance on the second attack is 45% always.#END#</text:span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DamageBySou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pan text:style-name="T6">smite</text:span></text:p>
          </table:table-cell>
          <table:table-cell table:style-name="ce7" table:formula="of:=VLOOKUP([.I7];[use_perspectives.A$1:use_perspectives.B$1048576];2;0)" office:value-type="string" office:string-value="use_smite" calcext:value-type="string">
            <text:p>use_smite</text:p>
          </table:table-cell>
          <table:table-cell office:value-type="string" calcext:value-type="string">
            <text:p><text:span text:style-name="T6">Smite your target.#END#Dealing pure damage amplified by DMG-AMP.#END#</text:span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MageArmor</text:span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pan text:style-name="T6">mage armor</text:span></text:p>
          </table:table-cell>
          <table:table-cell table:style-name="ce7" table:formula="of:=VLOOKUP([.I8];[use_perspectives.A$1:use_perspectives.B$1048576];2;0)" office:value-type="string" office:string-value="use_mage_armor" calcext:value-type="string">
            <text:p>use_mage_armor</text:p>
          </table:table-cell>
          <table:table-cell office:value-type="string" calcext:value-type="string">
            <text:p><text:span text:style-name="T6">Infuse yourself with magicka.#END#Convert DMG-AMP damage received to magicka drain.#END#</text:span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DamageByMin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pan text:style-name="T6">magic missile</text:span></text:p>
          </table:table-cell>
          <table:table-cell table:style-name="ce7" table:formula="of:=VLOOKUP([.I9];[use_perspectives.A$1:use_perspectives.B$1048576];2;0)" office:value-type="string" office:string-value="use_magic_missile" calcext:value-type="string">
            <text:p>use_magic_missile</text:p>
          </table:table-cell>
          <table:table-cell office:value-type="string" calcext:value-type="string">
            <text:p><text:span text:style-name="T6">Fire a magic missile whick always hits.#END#Deal magical damage amplified by DMG-AMP. #END#</text:span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Swing</text:span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7" table:formula="of:=VLOOKUP([.I10];[use_perspectives.A$1:use_perspectives.B$1048576];2;0)" office:value-type="string" office:string-value="use_nudge" calcext:value-type="string">
            <text:p>use_nudge</text:p>
          </table:table-cell>
          <table:table-cell office:value-type="string" calcext:value-type="string">
            <text:p><text:span text:style-name="T6">The monster variant of a swing!#END#</text:span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6">regen_hp30</text:span></text:p>
          </table:table-cell>
          <table:table-cell office:value-type="string" calcext:value-type="string">
            <text:p>Minor Health Regen</text:p>
          </table:table-cell>
          <table:table-cell office:value-type="string" calcext:value-type="string">
            <text:p><text:span text:style-name="T6">RegenHP30</text:span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pan text:style-name="T6">cure light wounds</text:span></text:p>
          </table:table-cell>
          <table:table-cell table:style-name="ce7" table:formula="of:=VLOOKUP([.I11];[use_perspectives.A$1:use_perspectives.B$1048576];2;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<text:span text:style-name="T6">Regenerate 30% of max Health.#END#</text:span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6">regen_mp30</text:span></text:p>
          </table:table-cell>
          <table:table-cell office:value-type="string" calcext:value-type="string">
            <text:p>Minor Magicka Regen</text:p>
          </table:table-cell>
          <table:table-cell office:value-type="string" calcext:value-type="string">
            <text:p><text:span text:style-name="T6">RegenMP30</text:span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pan text:style-name="T6">cure light wounds</text:span></text:p>
          </table:table-cell>
          <table:table-cell table:style-name="ce7" table:formula="of:=VLOOKUP([.I12];[use_perspectives.A$1:use_perspectives.B$1048576];2;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<text:span text:style-name="T6">Regenerate 30% of max Magicka.#END#</text:span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vy hit</text:p>
          </table:table-cell>
          <table:table-cell office:value-type="string" calcext:value-type="string">
            <text:p>Heavy Hit</text:p>
          </table:table-cell>
          <table:table-cell table:style-name="ce19" office:value-type="string" calcext:value-type="string">
            <text:p>DamageByGrit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ng</text:p>
          </table:table-cell>
          <table:table-cell table:style-name="ce7" table:formula="of:=VLOOKUP([.I13];[use_perspectives.A$1:use_perspectives.B$1048576];2;0)" office:value-type="string" office:string-value="use_swing" calcext:value-type="string">
            <text:p>use_swing</text:p>
          </table:table-cell>
          <table:table-cell office:value-type="string" calcext:value-type="string">
            <text:p>Wind up a massive swing, dealing Physical damage based on your Grit.#END#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ast strike</text:p>
          </table:table-cell>
          <table:table-cell office:value-type="string" calcext:value-type="string">
            <text:p>Fast Strike</text:p>
          </table:table-cell>
          <table:table-cell table:style-name="ce19" office:value-type="string" calcext:value-type="string">
            <text:p>DamageByFlow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swing</text:p>
          </table:table-cell>
          <table:table-cell table:style-name="ce7" table:formula="of:=VLOOKUP([.I14];[use_perspectives.A$1:use_perspectives.B$1048576];2;0)" office:value-type="string" office:string-value="use_swing" calcext:value-type="string">
            <text:p>use_swing</text:p>
          </table:table-cell>
          <table:table-cell table:style-name="ce19" office:value-type="string" calcext:value-type="string">
            <text:p>Strike swiftly, dealing Physical damage based on your Flow.#END#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oly arrow</text:p>
          </table:table-cell>
          <table:table-cell office:value-type="string" calcext:value-type="string">
            <text:p>Holy Arrow</text:p>
          </table:table-cell>
          <table:table-cell table:style-name="ce19" office:value-type="string" calcext:value-type="string">
            <text:p>DamageBySoul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holy arrow</text:p>
          </table:table-cell>
          <table:table-cell table:style-name="ce7" table:formula="of:=VLOOKUP([.I15];[use_perspectives.A$1:use_perspectives.B$1048576];2;0)" office:value-type="string" office:string-value="use_holy_arrow" calcext:value-type="string">
            <text:p>use_holy_arrow</text:p>
          </table:table-cell>
          <table:table-cell table:style-name="ce19" office:value-type="string" calcext:value-type="string">
            <text:p>Conjure a bow of holy flames.#END#Fire on arrow at your target, dealing Magical damage,#END#Based on your Soul.#END#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a bolt</text:p>
          </table:table-cell>
          <table:table-cell office:value-type="string" calcext:value-type="string">
            <text:p>Mana Bolt</text:p>
          </table:table-cell>
          <table:table-cell table:style-name="ce19" office:value-type="string" calcext:value-type="string">
            <text:p>DamageByMind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mana bolt</text:p>
          </table:table-cell>
          <table:table-cell table:style-name="ce7" table:formula="of:=VLOOKUP([.I16];[use_perspectives.A$1:use_perspectives.B$1048576];2;0)" office:value-type="string" office:string-value="use_mana_bolt" calcext:value-type="string">
            <text:p>use_mana_bolt</text:p>
          </table:table-cell>
          <table:table-cell table:style-name="ce19" office:value-type="string" calcext:value-type="string">
            <text:p>Conjure an orb of condensed Magicka.#END#Throw it at your target, dealing Magical damage based on your Mind.#END#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kill_script_values" table:style-name="ta10">
        <table:table-header-columns>
          <table:table-column table:style-name="co26" table:default-cell-style-name="Default"/>
        </table:table-header-columns>
        <table:table-column table:style-name="co26" table:default-cell-style-name="ce7"/>
        <table:table-column table:style-name="co45" table:default-cell-style-name="Default"/>
        <table:table-column table:style-name="co1" table:number-columns-repeated="4" table:default-cell-style-name="ce17"/>
        <table:table-column table:style-name="co1" table:number-columns-repeated="1016" table:default-cell-style-name="Default"/>
        <table:table-column table:style-name="co2" table:default-cell-style-name="Default"/>
        <table:table-header-rows>
          <table:table-row table:style-name="ro1">
            <table:table-cell office:value-type="string" calcext:value-type="string">
              <text:p><text:span text:style-name="T6">skill_id</text:span></text:p>
            </table:table-cell>
            <table:table-cell office:value-type="string" calcext:value-type="string">
              <text:p><text:span text:style-name="T6">FOUND</text:span></text:p>
            </table:table-cell>
            <table:table-cell office:value-type="string" calcext:value-type="string">
              <text:p><text:span text:style-name="T6">value_name</text:span></text:p>
            </table:table-cell>
            <table:table-cell table:style-name="Default" office:value-type="string" calcext:value-type="string">
              <text:p><text:span text:style-name="T6">value0</text:span></text:p>
            </table:table-cell>
            <table:table-cell table:style-name="Default" office:value-type="string" calcext:value-type="string">
              <text:p><text:span text:style-name="T6">value1</text:span></text:p>
            </table:table-cell>
            <table:table-cell table:style-name="Default" office:value-type="string" calcext:value-type="string">
              <text:p><text:span text:style-name="T6">value2</text:span></text:p>
            </table:table-cell>
            <table:table-cell table:style-name="Default" office:value-type="string" calcext:value-type="string">
              <text:p><text:span text:style-name="T6">value3</text:span></text:p>
            </table:table-cell>
            <table:table-cell office:value-type="string" calcext:value-type="string">
              <text:p><text:span text:style-name="T6">value4</text:span></text:p>
            </table:table-cell>
            <table:table-cell office:value-type="string" calcext:value-type="string">
              <text:p><text:span text:style-name="T6">value5</text:span></text:p>
            </table:table-cell>
            <table:table-cell office:value-type="string" calcext:value-type="string">
              <text:p><text:span text:style-name="T6">value6</text:span></text:p>
            </table:table-cell>
            <table:table-cell office:value-type="string" calcext:value-type="string">
              <text:p><text:span text:style-name="T6">value7</text:span></text:p>
            </table:table-cell>
            <table:table-cell office:value-type="string" calcext:value-type="string">
              <text:p><text:span text:style-name="T6">value8</text:span></text:p>
            </table:table-cell>
            <table:table-cell office:value-type="string" calcext:value-type="string">
              <text:p><text:span text:style-name="T6">value9</text:span></text:p>
            </table:table-cell>
            <table:table-cell table:number-columns-repeated="1011"/>
          </table:table-row>
        </table:table-header-rows>
        <table:table-row table:style-name="ro1">
          <table:table-cell office:value-type="string" calcext:value-type="string">
            <text:p><text:span text:style-name="T6">bash</text:span></text:p>
          </table:table-cell>
          <table:table-cell table:formula="of:=VLOOKUP([.A2]; [$skills.A$1:$skills.B$1048576]; 2; 0)" office:value-type="string" office:string-value="Bash" calcext:value-type="string">
            <text:p>Bash</text:p>
          </table:table-cell>
          <table:table-cell office:value-type="string" calcext:value-type="string">
            <text:p><text:span text:style-name="T6">chance</text:span></text:p>
          </table:table-cell>
          <table:table-cell office:value-type="float" office:value="0.6" calcext:value-type="float">
            <text:p>0,60</text:p>
          </table:table-cell>
          <table:table-cell table:number-columns-repeated="2" office:value-type="float" office:value="0.65" calcext:value-type="float">
            <text:p>0,65</text:p>
          </table:table-cell>
          <table:table-cell office:value-type="float" office:value="0.75" calcext:value-type="float">
            <text:p>0,75</text:p>
          </table:table-cell>
          <table:table-cell table:style-name="ce17" office:value-type="float" office:value="0.8" calcext:value-type="float">
            <text:p>0,80</text:p>
          </table:table-cell>
          <table:table-cell table:style-name="ce17" office:value-type="float" office:value="0.85" calcext:value-type="float">
            <text:p>0,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table:formula="of:=VLOOKUP([.A3];[skills.A$1:skills.B$1048576];2;0)" office:value-type="string" office:string-value="Bash" calcext:value-type="string">
            <text:p>Bash</text:p>
          </table:table-cell>
          <table:table-cell office:value-type="string" calcext:value-type="string">
            <text:p><text:span text:style-name="T6">cooldown</text:span></text:p>
          </table:table-cell>
          <table:table-cell table:number-columns-repeated="4" table:style-name="Default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table:formula="of:=VLOOKUP([.A4];[skills.A$1:skills.B$1048576];2;0)" office:value-type="string" office:string-value="Bash" calcext:value-type="string">
            <text:p>Bash</text:p>
          </table:table-cell>
          <table:table-cell office:value-type="string" calcext:value-type="string">
            <text:p><text:span text:style-name="T6">damage</text:span></text:p>
          </table:table-cell>
          <table:table-cell office:value-type="float" office:value="0.6" calcext:value-type="float">
            <text:p>0,60</text:p>
          </table:table-cell>
          <table:table-cell table:number-columns-repeated="2" office:value-type="float" office:value="0.7" calcext:value-type="float">
            <text:p>0,70</text:p>
          </table:table-cell>
          <table:table-cell office:value-type="float" office:value="0.8" calcext:value-type="float">
            <text:p>0,80</text:p>
          </table:table-cell>
          <table:table-cell table:style-name="ce17" office:value-type="float" office:value="0.8" calcext:value-type="float">
            <text:p>0,80</text:p>
          </table:table-cell>
          <table:table-cell table:style-name="ce17" office:value-type="float" office:value="0.9" calcext:value-type="float">
            <text:p>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table:formula="of:=VLOOKUP([.A5];[skills.A$1:skills.B$1048576];2;0)" office:value-type="string" office:string-value="Bash" calcext:value-type="string">
            <text:p>Bash</text:p>
          </table:table-cell>
          <table:table-cell office:value-type="string" calcext:value-type="string">
            <text:p><text:span text:style-name="T6">duration</text:span>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table:formula="of:=VLOOKUP([.A6];[skills.A$1:skills.B$1048576];2;0)" office:value-type="string" office:string-value="Bash" calcext:value-type="string">
            <text:p>Bash</text:p>
          </table:table-cell>
          <table:table-cell office:value-type="string" calcext:value-type="string">
            <text:p><text:span text:style-name="T6">levels</text:span>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20" calcext:value-type="float">
            <text:p>120</text:p>
          </table:table-cell>
          <table:table-cell table:style-name="ce19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table:formula="of:=VLOOKUP([.A7];[skills.A$1:skills.B$1048576];2;0)" office:value-type="string" office:string-value="Bash" calcext:value-type="string">
            <text:p>Bash</text:p>
          </table:table-cell>
          <table:table-cell office:value-type="string" calcext:value-type="string">
            <text:p><text:span text:style-name="T6">mp_cost</text:span>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table:formula="of:=VLOOKUP([.A8];[skills.A$1:skills.B$1048576];2;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<text:span text:style-name="T6">chance</text:span></text:p>
          </table:table-cell>
          <table:table-cell office:value-type="float" office:value="0.7" calcext:value-type="float">
            <text:p>0,70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0</text:p>
          </table:table-cell>
          <table:table-cell office:value-type="float" office:value="0.85" calcext:value-type="float">
            <text:p>0,85</text:p>
          </table:table-cell>
          <table:table-cell table:style-name="ce1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table:formula="of:=VLOOKUP([.A9];[skills.A$1:skills.B$1048576];2;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<text:span text:style-name="T6">cooldown</text:span>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table:formula="of:=VLOOKUP([.A10];[skills.A$1:skills.B$1048576];2;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<text:span text:style-name="T6">damage</text:span></text:p>
          </table:table-cell>
          <table:table-cell office:value-type="float" office:value="1.5" calcext:value-type="float">
            <text:p>1,50</text:p>
          </table:table-cell>
          <table:table-cell office:value-type="float" office:value="2" calcext:value-type="float">
            <text:p>2,00</text:p>
          </table:table-cell>
          <table:table-cell office:value-type="float" office:value="2.5" calcext:value-type="float">
            <text:p>2,50</text:p>
          </table:table-cell>
          <table:table-cell office:value-type="float" office:value="3" calcext:value-type="float">
            <text:p>3,00</text:p>
          </table:table-cell>
          <table:table-cell table:style-name="ce1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table:formula="of:=VLOOKUP([.A11];[skills.A$1:skills.B$1048576];2;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<text:span text:style-name="T6">levels</text:span>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0" calcext:value-type="float">
            <text:p>80</text:p>
          </table:table-cell>
          <table:table-cell table:style-name="ce16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table:formula="of:=VLOOKUP([.A12];[skills.A$1:skills.B$1048576];2;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<text:span text:style-name="T6">mp_cost</text:span>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table:formula="of:=VLOOKUP([.A13];[skills.A$1:skills.B$1048576];2;0)" office:value-type="string" office:string-value="Double Whack" calcext:value-type="string">
            <text:p>Double Whack</text:p>
          </table:table-cell>
          <table:table-cell office:value-type="string" calcext:value-type="string">
            <text:p><text:span text:style-name="T6">chance</text:span></text:p>
          </table:table-cell>
          <table:table-cell office:value-type="float" office:value="0.7" calcext:value-type="float">
            <text:p>0,70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8" calcext:value-type="float">
            <text:p>0,80</text:p>
          </table:table-cell>
          <table:table-cell table:style-name="ce17" office:value-type="float" office:value="0.85" calcext:value-type="float">
            <text:p>0,85</text:p>
          </table:table-cell>
          <table:table-cell table:style-name="ce17" office:value-type="float" office:value="0.9" calcext:value-type="float">
            <text:p>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table:formula="of:=VLOOKUP([.A14];[skills.A$1:skills.B$1048576];2;0)" office:value-type="string" office:string-value="Double Whack" calcext:value-type="string">
            <text:p>Double Whack</text:p>
          </table:table-cell>
          <table:table-cell office:value-type="string" calcext:value-type="string">
            <text:p><text:span text:style-name="T6">damage</text:span></text:p>
          </table:table-cell>
          <table:table-cell office:value-type="float" office:value="0.6" calcext:value-type="float">
            <text:p>0,60</text:p>
          </table:table-cell>
          <table:table-cell office:value-type="float" office:value="0.7" calcext:value-type="float">
            <text:p>0,70</text:p>
          </table:table-cell>
          <table:table-cell office:value-type="float" office:value="0.8" calcext:value-type="float">
            <text:p>0,80</text:p>
          </table:table-cell>
          <table:table-cell office:value-type="float" office:value="0.9" calcext:value-type="float">
            <text:p>0,90</text:p>
          </table:table-cell>
          <table:table-cell table:style-name="ce17" office:value-type="float" office:value="1" calcext:value-type="float">
            <text:p>1,00</text:p>
          </table:table-cell>
          <table:table-cell table:style-name="ce17" office:value-type="float" office:value="1.1" calcext:value-type="float">
            <text:p>1,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table:formula="of:=VLOOKUP([.A15];[skills.A$1:skills.B$1048576];2;0)" office:value-type="string" office:string-value="Double Whack" calcext:value-type="string">
            <text:p>Double Whack</text:p>
          </table:table-cell>
          <table:table-cell office:value-type="string" calcext:value-type="string">
            <text:p><text:span text:style-name="T6">levels</text:span>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table:formula="of:=VLOOKUP([.A16];[skills.A$1:skills.B$1048576];2;0)" office:value-type="string" office:string-value="Double Whack" calcext:value-type="string">
            <text:p>Double Whack</text:p>
          </table:table-cell>
          <table:table-cell office:value-type="string" calcext:value-type="string">
            <text:p><text:span text:style-name="T6">mp_cost</text:span>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number-columns-repeated="2" table:style-name="ce19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table:formula="of:=VLOOKUP([.A17];[skills.A$1:skills.B$1048576];2;0)" office:value-type="string" office:string-value="Become Ethereal" calcext:value-type="string">
            <text:p>Become Ethereal</text:p>
          </table:table-cell>
          <table:table-cell office:value-type="string" calcext:value-type="string">
            <text:p><text:span text:style-name="T6">chance</text:span></text:p>
          </table:table-cell>
          <table:table-cell office:value-type="float" office:value="0.7" calcext:value-type="float">
            <text:p>0,70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0</text:p>
          </table:table-cell>
          <table:table-cell office:value-type="float" office:value="0.85" calcext:value-type="float">
            <text:p>0,85</text:p>
          </table:table-cell>
          <table:table-cell table:style-name="ce1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table:formula="of:=VLOOKUP([.A18];[skills.A$1:skills.B$1048576];2;0)" office:value-type="string" office:string-value="Become Ethereal" calcext:value-type="string">
            <text:p>Become Ethereal</text:p>
          </table:table-cell>
          <table:table-cell office:value-type="string" calcext:value-type="string">
            <text:p><text:span text:style-name="T6">cooldown</text:span>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table:formula="of:=VLOOKUP([.A19];[skills.A$1:skills.B$1048576];2;0)" office:value-type="string" office:string-value="Become Ethereal" calcext:value-type="string">
            <text:p>Become Ethereal</text:p>
          </table:table-cell>
          <table:table-cell office:value-type="string" calcext:value-type="string">
            <text:p><text:span text:style-name="T6">damage</text:span></text:p>
          </table:table-cell>
          <table:table-cell office:value-type="float" office:value="3" calcext:value-type="float">
            <text:p>3,00</text:p>
          </table:table-cell>
          <table:table-cell office:value-type="float" office:value="2.5" calcext:value-type="float">
            <text:p>2,50</text:p>
          </table:table-cell>
          <table:table-cell office:value-type="float" office:value="2" calcext:value-type="float">
            <text:p>2,00</text:p>
          </table:table-cell>
          <table:table-cell office:value-type="float" office:value="1.5" calcext:value-type="float">
            <text:p>1,50</text:p>
          </table:table-cell>
          <table:table-cell table:style-name="ce1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table:formula="of:=VLOOKUP([.A20];[skills.A$1:skills.B$1048576];2;0)" office:value-type="string" office:string-value="Become Ethereal" calcext:value-type="string">
            <text:p>Become Ethereal</text:p>
          </table:table-cell>
          <table:table-cell office:value-type="string" calcext:value-type="string">
            <text:p><text:span text:style-name="T6">levels</text:span>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0" calcext:value-type="float">
            <text:p>80</text:p>
          </table:table-cell>
          <table:table-cell table:style-name="ce16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table:formula="of:=VLOOKUP([.A21];[skills.A$1:skills.B$1048576];2;0)" office:value-type="string" office:string-value="Become Ethereal" calcext:value-type="string">
            <text:p>Become Ethereal</text:p>
          </table:table-cell>
          <table:table-cell office:value-type="string" calcext:value-type="string">
            <text:p><text:span text:style-name="T6">mp_cost</text:span>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table:formula="of:=VLOOKUP([.A22];[skills.A$1:skills.B$1048576];2;0)" office:value-type="string" office:string-value="Become Ethereal" calcext:value-type="string">
            <text:p>Become Ethereal</text:p>
          </table:table-cell>
          <table:table-cell office:value-type="string" calcext:value-type="string">
            <text:p><text:span text:style-name="T6">duration</text:span>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table:formula="of:=VLOOKUP([.A23];[skills.A$1:skills.B$1048576];2;0)" office:value-type="string" office:string-value="Mage Armor" calcext:value-type="string">
            <text:p>Mage Armor</text:p>
          </table:table-cell>
          <table:table-cell office:value-type="string" calcext:value-type="string">
            <text:p><text:span text:style-name="T6">chance</text:span></text:p>
          </table:table-cell>
          <table:table-cell office:value-type="float" office:value="0.7" calcext:value-type="float">
            <text:p>0,70</text:p>
          </table:table-cell>
          <table:table-cell office:value-type="float" office:value="0.8" calcext:value-type="float">
            <text:p>0,80</text:p>
          </table:table-cell>
          <table:table-cell office:value-type="float" office:value="0.9" calcext:value-type="float">
            <text:p>0,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table:formula="of:=VLOOKUP([.A24];[skills.A$1:skills.B$1048576];2;0)" office:value-type="string" office:string-value="Mage Armor" calcext:value-type="string">
            <text:p>Mage Armor</text:p>
          </table:table-cell>
          <table:table-cell office:value-type="string" calcext:value-type="string">
            <text:p><text:span text:style-name="T6">cooldown</text:span>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table:formula="of:=VLOOKUP([.A25];[skills.A$1:skills.B$1048576];2;0)" office:value-type="string" office:string-value="Mage Armor" calcext:value-type="string">
            <text:p>Mage Armor</text:p>
          </table:table-cell>
          <table:table-cell office:value-type="string" calcext:value-type="string">
            <text:p><text:span text:style-name="T6">damage</text:span></text:p>
          </table:table-cell>
          <table:table-cell office:value-type="float" office:value="0.5" calcext:value-type="float">
            <text:p>0,50</text:p>
          </table:table-cell>
          <table:table-cell office:value-type="float" office:value="0.7" calcext:value-type="float">
            <text:p>0,70</text:p>
          </table:table-cell>
          <table:table-cell office:value-type="float" office:value="0.8" calcext:value-type="float">
            <text:p>0,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table:formula="of:=VLOOKUP([.A26];[skills.A$1:skills.B$1048576];2;0)" office:value-type="string" office:string-value="Mage Armor" calcext:value-type="string">
            <text:p>Mage Armor</text:p>
          </table:table-cell>
          <table:table-cell office:value-type="string" calcext:value-type="string">
            <text:p><text:span text:style-name="T6">duration</text:span>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table:formula="of:=VLOOKUP([.A27];[skills.A$1:skills.B$1048576];2;0)" office:value-type="string" office:string-value="Mage Armor" calcext:value-type="string">
            <text:p>Mage Armor</text:p>
          </table:table-cell>
          <table:table-cell office:value-type="string" calcext:value-type="string">
            <text:p><text:span text:style-name="T6">levels</text:span>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60" calcext:value-type="float">
            <text:p>60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table:formula="of:=VLOOKUP([.A28];[skills.A$1:skills.B$1048576];2;0)" office:value-type="string" office:string-value="Mage Armor" calcext:value-type="string">
            <text:p>Mage Armor</text:p>
          </table:table-cell>
          <table:table-cell office:value-type="string" calcext:value-type="string">
            <text:p><text:span text:style-name="T6">mp_cost</text:span>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0" calcext:value-type="float">
            <text:p>40</text:p>
          </table:table-cell>
          <table:table-cell table:style-name="ce19"/>
          <table:table-cell table:number-columns-repeated="1017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table:formula="of:=VLOOKUP([.A29];[skills.A$1:skills.B$1048576];2;0)" office:value-type="string" office:string-value="Magic Missile" calcext:value-type="string">
            <text:p>Magic Missile</text:p>
          </table:table-cell>
          <table:table-cell office:value-type="string" calcext:value-type="string">
            <text:p><text:span text:style-name="T6">chance</text:span>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0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0</text:p>
          </table:table-cell>
          <table:table-cell table:style-name="ce17" office:value-type="float" office:value="0.95" calcext:value-type="float">
            <text:p>0,95</text:p>
          </table:table-cell>
          <table:table-cell table:style-name="ce17" office:value-type="float" office:value="1" calcext:value-type="float">
            <text:p>1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table:formula="of:=VLOOKUP([.A30];[skills.A$1:skills.B$1048576];2;0)" office:value-type="string" office:string-value="Magic Missile" calcext:value-type="string">
            <text:p>Magic Missile</text:p>
          </table:table-cell>
          <table:table-cell office:value-type="string" calcext:value-type="string">
            <text:p><text:span text:style-name="T6">cooldown</text:span>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table:formula="of:=VLOOKUP([.A31];[skills.A$1:skills.B$1048576];2;0)" office:value-type="string" office:string-value="Magic Missile" calcext:value-type="string">
            <text:p>Magic Missile</text:p>
          </table:table-cell>
          <table:table-cell office:value-type="string" calcext:value-type="string">
            <text:p><text:span text:style-name="T6">damage</text:span></text:p>
          </table:table-cell>
          <table:table-cell office:value-type="float" office:value="0.7" calcext:value-type="float">
            <text:p>0,70</text:p>
          </table:table-cell>
          <table:table-cell office:value-type="float" office:value="0.8" calcext:value-type="float">
            <text:p>0,80</text:p>
          </table:table-cell>
          <table:table-cell office:value-type="float" office:value="0.9" calcext:value-type="float">
            <text:p>0,90</text:p>
          </table:table-cell>
          <table:table-cell office:value-type="float" office:value="1" calcext:value-type="float">
            <text:p>1,00</text:p>
          </table:table-cell>
          <table:table-cell table:style-name="ce17" office:value-type="float" office:value="1.1" calcext:value-type="float">
            <text:p>1,10</text:p>
          </table:table-cell>
          <table:table-cell table:style-name="ce16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table:formula="of:=VLOOKUP([.A32];[skills.A$1:skills.B$1048576];2;0)" office:value-type="string" office:string-value="Magic Missile" calcext:value-type="string">
            <text:p>Magic Missile</text:p>
          </table:table-cell>
          <table:table-cell office:value-type="string" calcext:value-type="string">
            <text:p><text:span text:style-name="T6">levels</text:span>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table:formula="of:=VLOOKUP([.A33];[skills.A$1:skills.B$1048576];2;0)" office:value-type="string" office:string-value="Magic Missile" calcext:value-type="string">
            <text:p>Magic Missile</text:p>
          </table:table-cell>
          <table:table-cell office:value-type="string" calcext:value-type="string">
            <text:p><text:span text:style-name="T6">mp_cost</text:span>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table:formula="of:=VLOOKUP([.A34];[skills.A$1:skills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chance</text:span></text:p>
          </table:table-cell>
          <table:table-cell table:style-name="Default" office:value-type="float" office:value="0.65" calcext:value-type="float">
            <text:p>0,65</text:p>
          </table:table-cell>
          <table:table-cell office:value-type="float" office:value="0.7" calcext:value-type="float">
            <text:p>0,70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0</text:p>
          </table:table-cell>
          <table:table-cell table:style-name="ce17" office:value-type="float" office:value="0.85" calcext:value-type="float">
            <text:p>0,85</text:p>
          </table:table-cell>
          <table:table-cell table:style-name="ce17" office:value-type="float" office:value="0.9" calcext:value-type="float">
            <text:p>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table:formula="of:=VLOOKUP([.A35];[skills.A$1:skills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cooldown</text:span>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table:formula="of:=VLOOKUP([.A36];[skills.A$1:skills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damage</text:span>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0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0</text:p>
          </table:table-cell>
          <table:table-cell table:style-name="ce17" office:value-type="float" office:value="0.95" calcext:value-type="float">
            <text:p>0,95</text:p>
          </table:table-cell>
          <table:table-cell table:style-name="ce17" office:value-type="float" office:value="1" calcext:value-type="float">
            <text:p>1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table:formula="of:=VLOOKUP([.A37];[skills.A$1:skills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levels</text:span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regen_hp30</text:span></text:p>
          </table:table-cell>
          <table:table-cell table:formula="of:=VLOOKUP([.A38];[skills.A$1:skills.B$1048576];2;0)" office:value-type="string" office:string-value="Minor Health Regen" calcext:value-type="string">
            <text:p>Minor Health Regen</text:p>
          </table:table-cell>
          <table:table-cell office:value-type="string" calcext:value-type="string">
            <text:p><text:span text:style-name="T6">chance</text:span></text:p>
          </table:table-cell>
          <table:table-cell office:value-type="float" office:value="1" calcext:value-type="float">
            <text:p>1,00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<text:span text:style-name="T6">regen_hp30</text:span></text:p>
          </table:table-cell>
          <table:table-cell table:formula="of:=VLOOKUP([.A39];[skills.A$1:skills.B$1048576];2;0)" office:value-type="string" office:string-value="Minor Health Regen" calcext:value-type="string">
            <text:p>Minor Health Regen</text:p>
          </table:table-cell>
          <table:table-cell office:value-type="string" calcext:value-type="string">
            <text:p><text:span text:style-name="T6">cooldown</text:span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<text:span text:style-name="T6">regen_hp30</text:span></text:p>
          </table:table-cell>
          <table:table-cell table:formula="of:=VLOOKUP([.A40];[skills.A$1:skills.B$1048576];2;0)" office:value-type="string" office:string-value="Minor Health Regen" calcext:value-type="string">
            <text:p>Minor Health Regen</text:p>
          </table:table-cell>
          <table:table-cell office:value-type="string" calcext:value-type="string">
            <text:p><text:span text:style-name="T6">levels</text:span>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<text:span text:style-name="T6">regen_mp30</text:span></text:p>
          </table:table-cell>
          <table:table-cell table:formula="of:=VLOOKUP([.A41];[skills.A$1:skills.B$1048576];2;0)" office:value-type="string" office:string-value="Minor Magicka Regen" calcext:value-type="string">
            <text:p>Minor Magicka Regen</text:p>
          </table:table-cell>
          <table:table-cell office:value-type="string" calcext:value-type="string">
            <text:p><text:span text:style-name="T6">chance</text:span></text:p>
          </table:table-cell>
          <table:table-cell office:value-type="float" office:value="1" calcext:value-type="float">
            <text:p>1,00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<text:span text:style-name="T6">regen_mp30</text:span></text:p>
          </table:table-cell>
          <table:table-cell table:formula="of:=VLOOKUP([.A42];[skills.A$1:skills.B$1048576];2;0)" office:value-type="string" office:string-value="Minor Magicka Regen" calcext:value-type="string">
            <text:p>Minor Magicka Regen</text:p>
          </table:table-cell>
          <table:table-cell office:value-type="string" calcext:value-type="string">
            <text:p><text:span text:style-name="T6">cooldown</text:span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<text:span text:style-name="T6">regen_mp30</text:span></text:p>
          </table:table-cell>
          <table:table-cell table:formula="of:=VLOOKUP([.A43];[skills.A$1:skills.B$1048576];2;0)" office:value-type="string" office:string-value="Minor Magicka Regen" calcext:value-type="string">
            <text:p>Minor Magicka Regen</text:p>
          </table:table-cell>
          <table:table-cell office:value-type="string" calcext:value-type="string">
            <text:p><text:span text:style-name="T6">levels</text:span>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table:formula="of:=VLOOKUP([.A44];[skills.A$1:skills.B$1048576];2;0)" office:value-type="string" office:string-value="Smite" calcext:value-type="string">
            <text:p>Smite</text:p>
          </table:table-cell>
          <table:table-cell office:value-type="string" calcext:value-type="string">
            <text:p><text:span text:style-name="T6">chance</text:span>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8" calcext:value-type="float">
            <text:p>0,80</text:p>
          </table:table-cell>
          <table:table-cell office:value-type="float" office:value="0.85" calcext:value-type="float">
            <text:p>0,85</text:p>
          </table:table-cell>
          <table:table-cell table:style-name="ce17" office:value-type="float" office:value="0.9" calcext:value-type="float">
            <text:p>0,90</text:p>
          </table:table-cell>
          <table:table-cell table:style-name="ce17" office:value-type="float" office:value="0.95" calcext:value-type="float">
            <text:p>0,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table:formula="of:=VLOOKUP([.A45];[skills.A$1:skills.B$1048576];2;0)" office:value-type="string" office:string-value="Smite" calcext:value-type="string">
            <text:p>Smite</text:p>
          </table:table-cell>
          <table:table-cell office:value-type="string" calcext:value-type="string">
            <text:p><text:span text:style-name="T6">cooldown</text:span>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table:formula="of:=VLOOKUP([.A46];[skills.A$1:skills.B$1048576];2;0)" office:value-type="string" office:string-value="Smite" calcext:value-type="string">
            <text:p>Smite</text:p>
          </table:table-cell>
          <table:table-cell office:value-type="string" calcext:value-type="string">
            <text:p><text:span text:style-name="T6">damage</text:span></text:p>
          </table:table-cell>
          <table:table-cell office:value-type="float" office:value="0.7" calcext:value-type="float">
            <text:p>0,70</text:p>
          </table:table-cell>
          <table:table-cell office:value-type="float" office:value="0.8" calcext:value-type="float">
            <text:p>0,80</text:p>
          </table:table-cell>
          <table:table-cell office:value-type="float" office:value="0.9" calcext:value-type="float">
            <text:p>0,90</text:p>
          </table:table-cell>
          <table:table-cell office:value-type="float" office:value="1" calcext:value-type="float">
            <text:p>1,00</text:p>
          </table:table-cell>
          <table:table-cell table:style-name="ce17" office:value-type="float" office:value="1.1" calcext:value-type="float">
            <text:p>1,10</text:p>
          </table:table-cell>
          <table:table-cell table:style-name="ce17" office:value-type="float" office:value="1.2" calcext:value-type="float">
            <text:p>1,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table:formula="of:=VLOOKUP([.A47];[skills.A$1:skills.B$1048576];2;0)" office:value-type="string" office:string-value="Smite" calcext:value-type="string">
            <text:p>Smite</text:p>
          </table:table-cell>
          <table:table-cell office:value-type="string" calcext:value-type="string">
            <text:p><text:span text:style-name="T6">levels</text:span>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table:formula="of:=VLOOKUP([.A48];[skills.A$1:skills.B$1048576];2;0)" office:value-type="string" office:string-value="Smite" calcext:value-type="string">
            <text:p>Smite</text:p>
          </table:table-cell>
          <table:table-cell office:value-type="string" calcext:value-type="string">
            <text:p><text:span text:style-name="T6">mp_cost</text:span>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table:formula="of:=VLOOKUP([.A49];[skills.A$1:skills.B$1048576];2;0)" office:value-type="string" office:string-value="Swing" calcext:value-type="string">
            <text:p>Swing</text:p>
          </table:table-cell>
          <table:table-cell office:value-type="string" calcext:value-type="string">
            <text:p><text:span text:style-name="T6">chance</text:span></text:p>
          </table:table-cell>
          <table:table-cell table:style-name="Default" office:value-type="float" office:value="0.75" calcext:value-type="float">
            <text:p>0,75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0</text:p>
          </table:table-cell>
          <table:table-cell office:value-type="float" office:value="0.85" calcext:value-type="float">
            <text:p>0,85</text:p>
          </table:table-cell>
          <table:table-cell table:style-name="ce1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table:formula="of:=VLOOKUP([.A50];[skills.A$1:skills.B$1048576];2;0)" office:value-type="string" office:string-value="Swing" calcext:value-type="string">
            <text:p>Swing</text:p>
          </table:table-cell>
          <table:table-cell office:value-type="string" calcext:value-type="string">
            <text:p><text:span text:style-name="T6">cooldown</text:span>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table:formula="of:=VLOOKUP([.A51];[skills.A$1:skills.B$1048576];2;0)" office:value-type="string" office:string-value="Swing" calcext:value-type="string">
            <text:p>Swing</text:p>
          </table:table-cell>
          <table:table-cell office:value-type="string" calcext:value-type="string">
            <text:p><text:span text:style-name="T6">damage</text:span></text:p>
          </table:table-cell>
          <table:table-cell office:value-type="float" office:value="0.7" calcext:value-type="float">
            <text:p>0,70</text:p>
          </table:table-cell>
          <table:table-cell office:value-type="float" office:value="0.8" calcext:value-type="float">
            <text:p>0,80</text:p>
          </table:table-cell>
          <table:table-cell office:value-type="float" office:value="0.9" calcext:value-type="float">
            <text:p>0,90</text:p>
          </table:table-cell>
          <table:table-cell office:value-type="float" office:value="1" calcext:value-type="float">
            <text:p>1,00</text:p>
          </table:table-cell>
          <table:table-cell table:style-name="ce1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table:formula="of:=VLOOKUP([.A52];[skills.A$1:skills.B$1048576];2;0)" office:value-type="string" office:string-value="Swing" calcext:value-type="string">
            <text:p>Swing</text:p>
          </table:table-cell>
          <table:table-cell office:value-type="string" calcext:value-type="string">
            <text:p><text:span text:style-name="T6">levels</text:span>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80" calcext:value-type="float">
            <text:p>80</text:p>
          </table:table-cell>
          <table:table-cell/>
          <table:table-cell table:style-name="ce19"/>
          <table:table-cell table:number-columns-repeated="1015"/>
        </table:table-row>
        <table:table-row table:style-name="ro2">
          <table:table-cell office:value-type="string" calcext:value-type="string">
            <text:p>heavy hit</text:p>
          </table:table-cell>
          <table:table-cell table:formula="of:=VLOOKUP([.A53];[skills.A$1:skills.B$1048576];2;0)" office:value-type="string" office:string-value="Heavy Hit" calcext:value-type="string">
            <text:p>Heavy Hit</text:p>
          </table:table-cell>
          <table:table-cell table:style-name="ce16" office:value-type="string" calcext:value-type="string">
            <text:p><text:span text:style-name="T6">chance</text:span></text:p>
          </table:table-cell>
          <table:table-cell table:number-columns-repeated="2" office:value-type="float" office:value="0.8" calcext:value-type="float">
            <text:p>0,80</text:p>
          </table:table-cell>
          <table:table-cell table:number-columns-repeated="2" office:value-type="float" office:value="0.85" calcext:value-type="float">
            <text:p>0,85</text:p>
          </table:table-cell>
          <table:table-cell table:style-name="ce17" office:value-type="float" office:value="0.9" calcext:value-type="float">
            <text:p>0,90</text:p>
          </table:table-cell>
          <table:table-cell table:style-name="ce17" office:value-type="float" office:value="0.95" calcext:value-type="float">
            <text:p>0,9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eavy hit</text:p>
          </table:table-cell>
          <table:table-cell table:formula="of:=VLOOKUP([.A54];[skills.A$1:skills.B$1048576];2;0)" office:value-type="string" office:string-value="Heavy Hit" calcext:value-type="string">
            <text:p>Heavy Hit</text:p>
          </table:table-cell>
          <table:table-cell table:style-name="ce16" office:value-type="string" calcext:value-type="string">
            <text:p><text:span text:style-name="T6">cooldown</text:span></text:p>
          </table:table-cell>
          <table:table-cell table:number-columns-repeated="6"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eavy hit</text:p>
          </table:table-cell>
          <table:table-cell table:formula="of:=VLOOKUP([.A55];[skills.A$1:skills.B$1048576];2;0)" office:value-type="string" office:string-value="Heavy Hit" calcext:value-type="string">
            <text:p>Heavy Hit</text:p>
          </table:table-cell>
          <table:table-cell table:style-name="ce16" office:value-type="string" calcext:value-type="string">
            <text:p><text:span text:style-name="T6">damage</text:span></text:p>
          </table:table-cell>
          <table:table-cell office:value-type="float" office:value="1" calcext:value-type="float">
            <text:p>1,00</text:p>
          </table:table-cell>
          <table:table-cell office:value-type="float" office:value="1.1" calcext:value-type="float">
            <text:p>1,10</text:p>
          </table:table-cell>
          <table:table-cell office:value-type="float" office:value="1.2" calcext:value-type="float">
            <text:p>1,20</text:p>
          </table:table-cell>
          <table:table-cell office:value-type="float" office:value="1.3" calcext:value-type="float">
            <text:p>1,30</text:p>
          </table:table-cell>
          <table:table-cell table:style-name="ce17" office:value-type="float" office:value="1.4" calcext:value-type="float">
            <text:p>1,40</text:p>
          </table:table-cell>
          <table:table-cell table:style-name="ce17" office:value-type="float" office:value="1.5" calcext:value-type="float">
            <text:p>1,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eavy hit</text:p>
          </table:table-cell>
          <table:table-cell table:formula="of:=VLOOKUP([.A56];[skills.A$1:skills.B$1048576];2;0)" office:value-type="string" office:string-value="Heavy Hit" calcext:value-type="string">
            <text:p>Heavy Hit</text:p>
          </table:table-cell>
          <table:table-cell table:style-name="ce16" office:value-type="string" calcext:value-type="string">
            <text:p><text:span text:style-name="T6">levels</text:span>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ast strike</text:p>
          </table:table-cell>
          <table:table-cell table:formula="of:=VLOOKUP([.A57];[skills.A$1:skills.B$1048576];2;0)" office:value-type="string" office:string-value="Fast Strike" calcext:value-type="string">
            <text:p>Fast Strike</text:p>
          </table:table-cell>
          <table:table-cell table:style-name="ce16" office:value-type="string" calcext:value-type="string">
            <text:p><text:span text:style-name="T6">chance</text:span></text:p>
          </table:table-cell>
          <table:table-cell table:number-columns-repeated="2" office:value-type="float" office:value="0.8" calcext:value-type="float">
            <text:p>0,80</text:p>
          </table:table-cell>
          <table:table-cell table:number-columns-repeated="2" office:value-type="float" office:value="0.85" calcext:value-type="float">
            <text:p>0,85</text:p>
          </table:table-cell>
          <table:table-cell table:style-name="ce17" office:value-type="float" office:value="0.9" calcext:value-type="float">
            <text:p>0,90</text:p>
          </table:table-cell>
          <table:table-cell table:style-name="ce17" office:value-type="float" office:value="0.95" calcext:value-type="float">
            <text:p>0,9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ast strike</text:p>
          </table:table-cell>
          <table:table-cell table:formula="of:=VLOOKUP([.A58];[skills.A$1:skills.B$1048576];2;0)" office:value-type="string" office:string-value="Fast Strike" calcext:value-type="string">
            <text:p>Fast Strike</text:p>
          </table:table-cell>
          <table:table-cell table:style-name="ce16" office:value-type="string" calcext:value-type="string">
            <text:p><text:span text:style-name="T6">cooldown</text:span></text:p>
          </table:table-cell>
          <table:table-cell table:number-columns-repeated="6"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ast strike</text:p>
          </table:table-cell>
          <table:table-cell table:formula="of:=VLOOKUP([.A59];[skills.A$1:skills.B$1048576];2;0)" office:value-type="string" office:string-value="Fast Strike" calcext:value-type="string">
            <text:p>Fast Strike</text:p>
          </table:table-cell>
          <table:table-cell table:style-name="ce16" office:value-type="string" calcext:value-type="string">
            <text:p><text:span text:style-name="T6">damage</text:span></text:p>
          </table:table-cell>
          <table:table-cell office:value-type="float" office:value="1" calcext:value-type="float">
            <text:p>1,00</text:p>
          </table:table-cell>
          <table:table-cell office:value-type="float" office:value="1.1" calcext:value-type="float">
            <text:p>1,10</text:p>
          </table:table-cell>
          <table:table-cell office:value-type="float" office:value="1.2" calcext:value-type="float">
            <text:p>1,20</text:p>
          </table:table-cell>
          <table:table-cell office:value-type="float" office:value="1.3" calcext:value-type="float">
            <text:p>1,30</text:p>
          </table:table-cell>
          <table:table-cell table:style-name="ce17" office:value-type="float" office:value="1.4" calcext:value-type="float">
            <text:p>1,40</text:p>
          </table:table-cell>
          <table:table-cell table:style-name="ce17" office:value-type="float" office:value="1.5" calcext:value-type="float">
            <text:p>1,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ast strike</text:p>
          </table:table-cell>
          <table:table-cell table:formula="of:=VLOOKUP([.A60];[skills.A$1:skills.B$1048576];2;0)" office:value-type="string" office:string-value="Fast Strike" calcext:value-type="string">
            <text:p>Fast Strike</text:p>
          </table:table-cell>
          <table:table-cell table:style-name="ce16" office:value-type="string" calcext:value-type="string">
            <text:p><text:span text:style-name="T6">levels</text:span>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ly arrow</text:p>
          </table:table-cell>
          <table:table-cell table:formula="of:=VLOOKUP([.A61];[skills.A$1:skills.B$1048576];2;0)" office:value-type="string" office:string-value="Holy Arrow" calcext:value-type="string">
            <text:p>Holy Arrow</text:p>
          </table:table-cell>
          <table:table-cell table:style-name="ce16" office:value-type="string" calcext:value-type="string">
            <text:p><text:span text:style-name="T6">chance</text:span></text:p>
          </table:table-cell>
          <table:table-cell table:number-columns-repeated="2" office:value-type="float" office:value="0.8" calcext:value-type="float">
            <text:p>0,80</text:p>
          </table:table-cell>
          <table:table-cell table:number-columns-repeated="2" office:value-type="float" office:value="0.85" calcext:value-type="float">
            <text:p>0,85</text:p>
          </table:table-cell>
          <table:table-cell table:style-name="ce17" office:value-type="float" office:value="0.9" calcext:value-type="float">
            <text:p>0,90</text:p>
          </table:table-cell>
          <table:table-cell table:style-name="ce17" office:value-type="float" office:value="0.95" calcext:value-type="float">
            <text:p>0,9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ly arrow</text:p>
          </table:table-cell>
          <table:table-cell table:formula="of:=VLOOKUP([.A62];[skills.A$1:skills.B$1048576];2;0)" office:value-type="string" office:string-value="Holy Arrow" calcext:value-type="string">
            <text:p>Holy Arrow</text:p>
          </table:table-cell>
          <table:table-cell table:style-name="ce16" office:value-type="string" calcext:value-type="string">
            <text:p><text:span text:style-name="T6">cooldown</text:span></text:p>
          </table:table-cell>
          <table:table-cell table:number-columns-repeated="6"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ly arrow</text:p>
          </table:table-cell>
          <table:table-cell table:formula="of:=VLOOKUP([.A63];[skills.A$1:skills.B$1048576];2;0)" office:value-type="string" office:string-value="Holy Arrow" calcext:value-type="string">
            <text:p>Holy Arrow</text:p>
          </table:table-cell>
          <table:table-cell table:style-name="ce16" office:value-type="string" calcext:value-type="string">
            <text:p><text:span text:style-name="T6">damage</text:span></text:p>
          </table:table-cell>
          <table:table-cell office:value-type="float" office:value="1" calcext:value-type="float">
            <text:p>1,00</text:p>
          </table:table-cell>
          <table:table-cell office:value-type="float" office:value="1.1" calcext:value-type="float">
            <text:p>1,10</text:p>
          </table:table-cell>
          <table:table-cell office:value-type="float" office:value="1.2" calcext:value-type="float">
            <text:p>1,20</text:p>
          </table:table-cell>
          <table:table-cell office:value-type="float" office:value="1.3" calcext:value-type="float">
            <text:p>1,30</text:p>
          </table:table-cell>
          <table:table-cell table:style-name="ce17" office:value-type="float" office:value="1.4" calcext:value-type="float">
            <text:p>1,40</text:p>
          </table:table-cell>
          <table:table-cell table:style-name="ce17" office:value-type="float" office:value="1.5" calcext:value-type="float">
            <text:p>1,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ly arrow</text:p>
          </table:table-cell>
          <table:table-cell table:formula="of:=VLOOKUP([.A64];[skills.A$1:skills.B$1048576];2;0)" office:value-type="string" office:string-value="Holy Arrow" calcext:value-type="string">
            <text:p>Holy Arrow</text:p>
          </table:table-cell>
          <table:table-cell table:style-name="ce16" office:value-type="string" calcext:value-type="string">
            <text:p><text:span text:style-name="T6">levels</text:span>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table-cell table:style-name="ce16" office:value-type="string" calcext:value-type="string">
            <text:p>holy arrow</text:p>
          </table:table-cell>
          <table:table-cell table:formula="of:=VLOOKUP([.A65];[skills.A$1:skills.B$1048576];2;0)" office:value-type="string" office:string-value="Holy Arrow" calcext:value-type="string">
            <text:p>Holy Arrow</text:p>
          </table:table-cell>
          <table:table-cell table:style-name="ce16" office:value-type="string" calcext:value-type="string">
            <text:p><text:span text:style-name="T6">mp_cost</text:span>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na bolt</text:p>
          </table:table-cell>
          <table:table-cell table:formula="of:=VLOOKUP([.A66];[skills.A$1:skills.B$1048576];2;0)" office:value-type="string" office:string-value="Mana Bolt" calcext:value-type="string">
            <text:p>Mana Bolt</text:p>
          </table:table-cell>
          <table:table-cell table:style-name="ce16" office:value-type="string" calcext:value-type="string">
            <text:p><text:span text:style-name="T6">chance</text:span></text:p>
          </table:table-cell>
          <table:table-cell table:number-columns-repeated="2" office:value-type="float" office:value="0.8" calcext:value-type="float">
            <text:p>0,80</text:p>
          </table:table-cell>
          <table:table-cell table:number-columns-repeated="2" office:value-type="float" office:value="0.85" calcext:value-type="float">
            <text:p>0,85</text:p>
          </table:table-cell>
          <table:table-cell table:style-name="ce17" office:value-type="float" office:value="0.9" calcext:value-type="float">
            <text:p>0,90</text:p>
          </table:table-cell>
          <table:table-cell table:style-name="ce17" office:value-type="float" office:value="0.95" calcext:value-type="float">
            <text:p>0,95</text:p>
          </table:table-cell>
          <table:table-cell table:number-columns-repeated="1015"/>
        </table:table-row>
        <table:table-row table:style-name="ro2">
          <table:table-cell table:style-name="ce16" office:value-type="string" calcext:value-type="string">
            <text:p>mana bolt</text:p>
          </table:table-cell>
          <table:table-cell table:formula="of:=VLOOKUP([.A67];[skills.A$1:skills.B$1048576];2;0)" office:value-type="string" office:string-value="Mana Bolt" calcext:value-type="string">
            <text:p>Mana Bolt</text:p>
          </table:table-cell>
          <table:table-cell table:style-name="ce16" office:value-type="string" calcext:value-type="string">
            <text:p><text:span text:style-name="T6">cooldown</text:span></text:p>
          </table:table-cell>
          <table:table-cell table:number-columns-repeated="6"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6" office:value-type="string" calcext:value-type="string">
            <text:p>mana bolt</text:p>
          </table:table-cell>
          <table:table-cell table:formula="of:=VLOOKUP([.A68];[skills.A$1:skills.B$1048576];2;0)" office:value-type="string" office:string-value="Mana Bolt" calcext:value-type="string">
            <text:p>Mana Bolt</text:p>
          </table:table-cell>
          <table:table-cell table:style-name="ce16" office:value-type="string" calcext:value-type="string">
            <text:p><text:span text:style-name="T6">damage</text:span></text:p>
          </table:table-cell>
          <table:table-cell office:value-type="float" office:value="1" calcext:value-type="float">
            <text:p>1,00</text:p>
          </table:table-cell>
          <table:table-cell office:value-type="float" office:value="1.1" calcext:value-type="float">
            <text:p>1,10</text:p>
          </table:table-cell>
          <table:table-cell office:value-type="float" office:value="1.2" calcext:value-type="float">
            <text:p>1,20</text:p>
          </table:table-cell>
          <table:table-cell office:value-type="float" office:value="1.3" calcext:value-type="float">
            <text:p>1,30</text:p>
          </table:table-cell>
          <table:table-cell table:style-name="ce17" office:value-type="float" office:value="1.4" calcext:value-type="float">
            <text:p>1,40</text:p>
          </table:table-cell>
          <table:table-cell table:style-name="ce17" office:value-type="float" office:value="1.5" calcext:value-type="float">
            <text:p>1,50</text:p>
          </table:table-cell>
          <table:table-cell table:number-columns-repeated="1015"/>
        </table:table-row>
        <table:table-row table:style-name="ro2">
          <table:table-cell table:style-name="ce16" office:value-type="string" calcext:value-type="string">
            <text:p>mana bolt</text:p>
          </table:table-cell>
          <table:table-cell table:formula="of:=VLOOKUP([.A69];[skills.A$1:skills.B$1048576];2;0)" office:value-type="string" office:string-value="Mana Bolt" calcext:value-type="string">
            <text:p>Mana Bolt</text:p>
          </table:table-cell>
          <table:table-cell table:style-name="ce16" office:value-type="string" calcext:value-type="string">
            <text:p><text:span text:style-name="T6">levels</text:span>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table-cell table:style-name="ce16" office:value-type="string" calcext:value-type="string">
            <text:p>mana bolt</text:p>
          </table:table-cell>
          <table:table-cell table:formula="of:=VLOOKUP([.A70];[skills.A$1:skills.B$1048576];2;0)" office:value-type="string" office:string-value="Mana Bolt" calcext:value-type="string">
            <text:p>Mana Bolt</text:p>
          </table:table-cell>
          <table:table-cell table:style-name="ce16" office:value-type="string" calcext:value-type="string">
            <text:p><text:span text:style-name="T6">mp_cost</text:span>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4"/>
          <table:table-cell table:number-columns-repeated="1017"/>
        </table:table-row>
        <table:table-row table:style-name="ro3">
          <table:table-cell/>
          <table:table-cell table:style-name="Default"/>
          <table:table-cell/>
          <table:table-cell table:style-name="Default" table:number-columns-repeated="4"/>
          <table:table-cell table:number-columns-repeated="1017"/>
        </table:table-row>
      </table:table>
      <table:table table:name="use_perspectives" table:style-name="ta11">
        <table:table-column table:style-name="co31" table:default-cell-style-name="Default"/>
        <table:table-column table:style-name="co50" table:default-cell-style-name="Default"/>
        <table:table-column table:style-name="co51" table:number-columns-repeated="10" table:default-cell-style-name="Default"/>
        <table:table-column table:style-name="co1" table:number-columns-repeated="10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pan text:style-name="T6">use_case_id</text:span></text:p>
          </table:table-cell>
          <table:table-cell office:value-type="string" calcext:value-type="string">
            <text:p><text:span text:style-name="T6">use_case_name</text:span></text:p>
          </table:table-cell>
          <table:table-cell office:value-type="string" calcext:value-type="string">
            <text:p><text:span text:style-name="T6">key</text:span></text:p>
          </table:table-cell>
          <table:table-cell office:value-type="string" calcext:value-type="string">
            <text:p><text:span text:style-name="T6">value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swing and hit yourself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swing and hit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swings and hits themselves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swings and hits you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swings and hits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lose your footing while swinging at yourself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lose your footing while swinging at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loses their footing while swinging at themselve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loses their footing while swinging at you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loses their footing while swinging at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focus, and begin to fade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focus, and #OTHER# begins to fade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focuses, and begins to fade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focuses, and you begin to fade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focuses, and #OTHER# begins to fade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lose your focu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lose your focus on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loses their focu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loses their focus on you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loses their focus on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bash yourself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bash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bashes themselve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bashes you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bashes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fail to bash yourself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fail to bash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fails to bash themselve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fails to bash you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fails to bash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whack and hit yourself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whack and hit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whacks and hits themselves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whacks and hits you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whacks and hits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lose your footing while whacking at yourself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lose your footing while whacking at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loses their footing while whacking at themselve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loses their footing while whacking at you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loses their footing while whacking at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smite yourself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smite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smites themselves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smites you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smites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fail to smite yourself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fail to smite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fails to smites themselve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fails to smites you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fails to smites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pray for yourself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pray for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prays for themselve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prays for you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prays for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lose concentration while praying for yourself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lose concentration while praying for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loses their concentration while praying for themselve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loses their concentration while praying for you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loses their concentration while praying for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focus a layer of magicka surrounds you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focus and a layer of magicka surrounds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focuses and a layer of magicka surrounds them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focuses and a layer of magicka surrounds you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focuses and a layer of magicka surrounds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lose your focu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lose your focus on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loses their focu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loses their focus on you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loses their focus on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point at yourself and fire a magical missile straight to your forehead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point at #OTHER# and fire a magical missile into their chest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points at themselves and fires a magical missile straight into their forehead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points at you and fires a magical missile straight into your chest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points at #OTHER# and fires a magical missile straight into their chest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loses their concentration while attempting to fire a magical missile at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nudge yourself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nudge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nudges themselves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nudges you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nudges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fails to nudge yourself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fails to nudge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fails to nudge themselve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fails to nudge you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fails to nudge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drink the vile liquid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splash the vile liquid on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drinks the vile liquid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splashes the vile liquid on you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splashes the vile liquid on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fumble and the vile liquid splashes onto the ground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fumble and the vile liquid splashes onto the ground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fumbles and the vile liquid splashes onto the ground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fumbles and the vile liquid splashes onto the ground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fumbles and the vile liquid splashes onto the ground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recite the scroll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recite the scroll at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recites a scroll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recites a scroll at you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recites the scroll at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choke on your words as you recite the scroll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choke on your words as you recite the scroll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chokes on their words as they recite the scroll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chokes on their words as they recite the scroll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chokes on their words as they recite the scroll</text:span>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holy arrow</text:p>
          </table:table-cell>
          <table:table-cell table:style-name="ce20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6">you on you</text:span></text:p>
          </table:table-cell>
          <table:table-cell table:style-name="ce20" office:value-type="string" calcext:value-type="string">
            <text:p>You conjure a bow of holy flames, you fire straight down shooting yourself in the foot!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holy arrow</text:p>
          </table:table-cell>
          <table:table-cell table:style-name="ce20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6">you on other</text:span></text:p>
          </table:table-cell>
          <table:table-cell table:style-name="ce20" office:value-type="string" calcext:value-type="string">
            <text:p>You conjure a bow of holy flames, you aim and hit #OTHER#!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16" office:value-type="string" calcext:value-type="string">
            <text:p>holy arrow</text:p>
          </table:table-cell>
          <table:table-cell table:style-name="ce20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6">user on user</text:span></text:p>
          </table:table-cell>
          <table:table-cell table:style-name="ce20" office:value-type="string" calcext:value-type="string">
            <text:p>#USER# conjures a bow of holy flames, they fire straight down and shoot themselves in the foot!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16" office:value-type="string" calcext:value-type="string">
            <text:p>holy arrow</text:p>
          </table:table-cell>
          <table:table-cell table:style-name="ce20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6">user on you</text:span></text:p>
          </table:table-cell>
          <table:table-cell table:style-name="ce20" office:value-type="string" calcext:value-type="string">
            <text:p>#USER# conjures a bow of holy flames, they aim and hit you!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16" office:value-type="string" calcext:value-type="string">
            <text:p>holy arrow</text:p>
          </table:table-cell>
          <table:table-cell table:style-name="ce20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6">user on other</text:span></text:p>
          </table:table-cell>
          <table:table-cell table:style-name="ce20" office:value-type="string" calcext:value-type="string">
            <text:p>#USER# conjures a bow of holy flames, they aim and hit #OTHER#!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16" office:value-type="string" calcext:value-type="string">
            <text:p>holy arrow</text:p>
          </table:table-cell>
          <table:table-cell table:style-name="ce20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6">you on you fail</text:span></text:p>
          </table:table-cell>
          <table:table-cell table:style-name="ce20" office:value-type="string" calcext:value-type="string">
            <text:p>You mimic the movements of an archer, but nothing happens.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16" office:value-type="string" calcext:value-type="string">
            <text:p>holy arrow</text:p>
          </table:table-cell>
          <table:table-cell table:style-name="ce20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6">you on other fail</text:span></text:p>
          </table:table-cell>
          <table:table-cell table:style-name="ce20" office:value-type="string" calcext:value-type="string">
            <text:p>You mimic the movements of an archer, but nothing happens.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16" office:value-type="string" calcext:value-type="string">
            <text:p>holy arrow</text:p>
          </table:table-cell>
          <table:table-cell table:style-name="ce20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6">user on user fail</text:span></text:p>
          </table:table-cell>
          <table:table-cell table:style-name="ce20" office:value-type="string" calcext:value-type="string">
            <text:p>#USER# mimics the movements of an archer.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16" office:value-type="string" calcext:value-type="string">
            <text:p>holy arrow</text:p>
          </table:table-cell>
          <table:table-cell table:style-name="ce20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6">user on you fail</text:span></text:p>
          </table:table-cell>
          <table:table-cell table:style-name="ce20" office:value-type="string" calcext:value-type="string">
            <text:p>#USER# mimics the movements of an archer.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16" office:value-type="string" calcext:value-type="string">
            <text:p>holy arrow</text:p>
          </table:table-cell>
          <table:table-cell table:style-name="ce20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6">user on other fail</text:span></text:p>
          </table:table-cell>
          <table:table-cell table:style-name="ce20" office:value-type="string" calcext:value-type="string">
            <text:p>#USER# mimics the movements of an archer.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16" office:value-type="string" calcext:value-type="string">
            <text:p>mana bolt</text:p>
          </table:table-cell>
          <table:table-cell table:style-name="ce20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6">you on you</text:span></text:p>
          </table:table-cell>
          <table:table-cell table:style-name="ce20" office:value-type="string" calcext:value-type="string">
            <text:p>You fire a mana bolt and hit yourself!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mana bolt</text:p>
          </table:table-cell>
          <table:table-cell table:style-name="ce20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6">you on other</text:span></text:p>
          </table:table-cell>
          <table:table-cell table:style-name="ce20" office:value-type="string" calcext:value-type="string">
            <text:p>You fire a mana bolt and hit #OTHER#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mana bolt</text:p>
          </table:table-cell>
          <table:table-cell table:style-name="ce20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6">user on user</text:span></text:p>
          </table:table-cell>
          <table:table-cell table:style-name="ce20" office:value-type="string" calcext:value-type="string">
            <text:p>#USER# fires a mana bolt and hits themselves!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mana bolt</text:p>
          </table:table-cell>
          <table:table-cell table:style-name="ce20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6">user on you</text:span></text:p>
          </table:table-cell>
          <table:table-cell table:style-name="ce20" office:value-type="string" calcext:value-type="string">
            <text:p>#USER# fires a mana bolt and hits you!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mana bolt</text:p>
          </table:table-cell>
          <table:table-cell table:style-name="ce20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6">user on other</text:span></text:p>
          </table:table-cell>
          <table:table-cell table:style-name="ce20" office:value-type="string" calcext:value-type="string">
            <text:p>#USER# fires a mana bolt and hits #OTHER#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mana bolt</text:p>
          </table:table-cell>
          <table:table-cell table:style-name="ce20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6">you on you fail</text:span></text:p>
          </table:table-cell>
          <table:table-cell table:style-name="ce20" office:value-type="string" calcext:value-type="string">
            <text:p>You lose your concentration while gathering energy to shoot yourself in the face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mana bolt</text:p>
          </table:table-cell>
          <table:table-cell table:style-name="ce20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6">you on other fail</text:span></text:p>
          </table:table-cell>
          <table:table-cell table:style-name="ce20" office:value-type="string" calcext:value-type="string">
            <text:p>You lose your concentration while gathering energy to fire a mana bolt at #OTHER#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mana bolt</text:p>
          </table:table-cell>
          <table:table-cell table:style-name="ce20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6">user on user fail</text:span></text:p>
          </table:table-cell>
          <table:table-cell table:style-name="ce20" office:value-type="string" calcext:value-type="string">
            <text:p>#USER# loses their concentration while gathering energy to something at themselves?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mana bolt</text:p>
          </table:table-cell>
          <table:table-cell table:style-name="ce20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6">user on you fail</text:span></text:p>
          </table:table-cell>
          <table:table-cell table:style-name="ce20" office:value-type="string" calcext:value-type="string">
            <text:p>#USER# loses their concentration while attempting something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mana bolt</text:p>
          </table:table-cell>
          <table:table-cell table:style-name="ce20" office:value-type="string" calcext:value-type="string">
            <text:p>use_mana_bolt</text:p>
          </table:table-cell>
          <table:table-cell table:style-name="ce20" office:value-type="string" calcext:value-type="string">
            <text:p>user on other fail</text:p>
          </table:table-cell>
          <table:table-cell table:style-name="ce20" office:value-type="string" calcext:value-type="string">
            <text:p>#USER# loses their concentration while attempting something? at #OTHER#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8">
          <table:table-cell table:style-name="ce16"/>
          <table:table-cell table:number-columns-repeated="1023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items_equipment.A1:items_equipment.V1048576"/>
        <table:database-range table:name="__Anonymous_Sheet_DB__4" table:target-range-address="loot.A1:loot.F1048576"/>
        <table:database-range table:name="__Anonymous_Sheet_DB__5" table:target-range-address="enemies.A1:enemies.M1048576"/>
        <table:database-range table:name="__Anonymous_Sheet_DB__7" table:target-range-address="enemy_combat_loop.A1:enemy_combat_loop.F1048576"/>
        <table:database-range table:name="__Anonymous_Sheet_DB__9" table:target-range-address="skill_script_values.A1:skill_script_values.M5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/>
      <style:paragraph-properties style:writing-mode="page"/>
      <style:text-properties fo:color="#000000" style:font-name="Liberation Sans1" fo:font-family="'Liberation Sans'" fo:font-size="10pt" fo:font-style="normal" fo:font-weight="normal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MasterPage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2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3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4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5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6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7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8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9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10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1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document-statistic meta:table-count="11" meta:cell-count="581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auto-position="true" chart:auto-size="true" chart:series-source="rows"/>
      <style:graphic-properties svg:stroke-width="0.035cm" svg:stroke-color="#b3b3b3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start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svg:stroke-color="#355a86" draw:fill-color="#355a86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graphic-properties draw:fill="none" draw:fill-color="#ffffff"/>
    </style:style>
    <style:style style:name="ch11" style:family="chart">
      <style:graphic-properties draw:fill="none" draw:fill-color="#d9d9d9"/>
    </style:style>
  </office:automatic-styles>
  <office:body>
    <office:chart>
      <chart:chart svg:width="6.315cm" svg:height="3.816cm" xlink:href=".." xlink:type="simple" chart:class="chart:circle" chart:style-name="ch1">
        <chart:legend chart:legend-position="end" svg:x="3.84cm" svg:y="0.912cm" style:legend-expansion="high" chart:style-name="ch2"/>
        <chart:plot-area chart:style-name="ch3" table:cell-range-address="overlook.A2:overlook.C3" chart:data-source-has-labels="row" svg:x="0.126cm" svg:y="0.076cm" svg:width="3.588cm" svg:height="3.664cm">
          <chart:coordinate-region svg:x="0.126cm" svg:y="0.114cm" svg:width="3.588cm" svg:height="3.588cm"/>
          <chart:axis chart:dimension="x" chart:name="primary-x" chart:style-name="ch4" chartooo:axis-type="text">
            <chart:categories table:cell-range-address="overlook.A2:overlook.C2"/>
          </chart:axis>
          <chart:axis chart:dimension="y" chart:name="primary-y" chart:style-name="ch5"/>
          <chart:series chart:style-name="ch6" chart:values-cell-range-address="overlook.A3:overlook.C3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uipment</text:p>
                <draw:g>
                  <svg:desc>overlook.A2:overlook.C2</svg:desc>
                </draw:g>
              </table:table-cell>
              <table:table-cell office:value-type="string">
                <text:p>Consumable</text:p>
              </table:table-cell>
              <table:table-cell office:value-type="string">
                <text:p>Misc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1">
                <text:p>81</text:p>
                <draw:g>
                  <svg:desc>overlook.A3:overlook.C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